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_32_4" style:data-style-name="N0">
      <style:table-cell-properties style:vertical-align="automatic" fo:background-color="transparent"/>
    </style:style>
    <style:style style:name="ce3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4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5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_32_4" style:data-style-name="N36"/>
    <style:style style:name="ce59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Normal_32_5" style:data-style-name="N0">
      <style:table-cell-properties style:vertical-align="automatic" fo:background-color="transparent"/>
    </style:style>
    <style:style style:name="ce61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2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7664" table:style-name="ce9">
            <text:p>17.347.664</text:p>
          </table:table-cell>
          <table:table-cell office:value-type="percentage" office:value="1" table:style-name="ce10">
            <text:p>100,0%</text:p>
          </table:table-cell>
          <table:table-cell office:value-type="float" office:value="7489892" table:style-name="ce8">
            <text:p>7.489.892</text:p>
          </table:table-cell>
          <table:table-cell office:value-type="float" office:value="7354191" table:style-name="ce8">
            <text:p>7.354.191</text:p>
          </table:table-cell>
          <table:table-cell office:value-type="float" office:value="4232246" table:style-name="ce8">
            <text:p>4.232.246</text:p>
          </table:table-cell>
          <table:table-cell office:value-type="date" office:date-value="2022-10-12T00:00:00" table:style-name="ce11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9549" table:style-name="ce14">
            <text:p>2.689.549</text:p>
          </table:table-cell>
          <table:table-cell office:value-type="percentage" office:value="0.98032997097882502" table:style-name="ce15">
            <text:p>98,0%</text:p>
          </table:table-cell>
          <table:table-cell office:value-type="float" office:value="1152438" table:style-name="ce13">
            <text:p>1.152.438</text:p>
          </table:table-cell>
          <table:table-cell office:value-type="float" office:value="1132454" table:style-name="ce13">
            <text:p>1.132.454</text:p>
          </table:table-cell>
          <table:table-cell office:value-type="float" office:value="733677" table:style-name="ce13">
            <text:p>733.677</text:p>
          </table:table-cell>
          <table:table-cell office:value-type="date" office:date-value="2022-10-13T00:00:00" table:style-name="ce16">
            <text:p>13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713" table:style-name="ce14">
            <text:p>2.303.713</text:p>
          </table:table-cell>
          <table:table-cell office:value-type="percentage" office:value="0.9390273578779903" table:style-name="ce15">
            <text:p>93,9%</text:p>
          </table:table-cell>
          <table:table-cell office:value-type="float" office:value="929907" table:style-name="ce13">
            <text:p>929.907</text:p>
          </table:table-cell>
          <table:table-cell office:value-type="float" office:value="920791" table:style-name="ce13">
            <text:p>920.791</text:p>
          </table:table-cell>
          <table:table-cell office:value-type="float" office:value="730389" table:style-name="ce13">
            <text:p>730.389</text:p>
          </table:table-cell>
          <table:table-cell office:value-type="date" office:date-value="2022-10-12T00:00:00" table:style-name="ce16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2153" table:style-name="ce14">
            <text:p>2.062.153</text:p>
          </table:table-cell>
          <table:table-cell office:value-type="percentage" office:value="0.97287796712841135" table:style-name="ce15">
            <text:p>97,3%</text:p>
          </table:table-cell>
          <table:table-cell office:value-type="float" office:value="929466" table:style-name="ce13">
            <text:p>929.466</text:p>
          </table:table-cell>
          <table:table-cell office:value-type="float" office:value="914500" table:style-name="ce13">
            <text:p>914.500</text:p>
          </table:table-cell>
          <table:table-cell office:value-type="float" office:value="496453" table:style-name="ce13">
            <text:p>496.453</text:p>
          </table:table-cell>
          <table:table-cell office:value-type="date" office:date-value="2022-10-11T00:00:00" table:style-name="ce16">
            <text:p>11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201179" table:style-name="ce14">
            <text:p>4.201.179</text:p>
          </table:table-cell>
          <table:table-cell office:value-type="percentage" office:value="0.94405801361219277" table:style-name="ce15">
            <text:p>94,4%</text:p>
          </table:table-cell>
          <table:table-cell office:value-type="float" office:value="1825271" table:style-name="ce13">
            <text:p>1.825.271</text:p>
          </table:table-cell>
          <table:table-cell office:value-type="float" office:value="1770363" table:style-name="ce13">
            <text:p>1.770.363</text:p>
          </table:table-cell>
          <table:table-cell office:value-type="float" office:value="1026885" table:style-name="ce13">
            <text:p>1.026.885</text:p>
          </table:table-cell>
          <table:table-cell office:value-type="date" office:date-value="2022-10-12T00:00:00" table:style-name="ce16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5" table:style-name="ce14">
            <text:p>1.270.075</text:p>
          </table:table-cell>
          <table:table-cell office:value-type="percentage" office:value="0.97907448235457362" table:style-name="ce15">
            <text:p>97,9%</text:p>
          </table:table-cell>
          <table:table-cell office:value-type="float" office:value="520309" table:style-name="ce13">
            <text:p>520.309</text:p>
          </table:table-cell>
          <table:table-cell office:value-type="float" office:value="517437" table:style-name="ce13">
            <text:p>517.437</text:p>
          </table:table-cell>
          <table:table-cell office:value-type="float" office:value="355743" table:style-name="ce13">
            <text:p>355.743</text:p>
          </table:table-cell>
          <table:table-cell office:value-type="date" office:date-value="2022-10-11T00:00:00" table:style-name="ce16">
            <text:p>11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645.5" table:style-name="ce14">
            <text:p>5.358.646</text:p>
          </table:table-cell>
          <table:table-cell office:value-type="percentage" office:value="0.95284628091531931" table:style-name="ce15">
            <text:p>95,3%</text:p>
          </table:table-cell>
          <table:table-cell office:value-type="float" office:value="2153034" table:style-name="ce13">
            <text:p>2.153.034</text:p>
          </table:table-cell>
          <table:table-cell office:value-type="float" office:value="2128075" table:style-name="ce13">
            <text:p>2.128.075</text:p>
          </table:table-cell>
          <table:table-cell office:value-type="float" office:value="1541979" table:style-name="ce13">
            <text:p>1.541.979</text:p>
          </table:table-cell>
          <table:table-cell office:value-type="date" office:date-value="2022-10-12T00:00:00" table:style-name="ce16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5333" table:style-name="ce14">
            <text:p>4.045.333</text:p>
          </table:table-cell>
          <table:table-cell office:value-type="percentage" office:value="0.96136304116481464" table:style-name="ce15">
            <text:p>96,1%</text:p>
          </table:table-cell>
          <table:table-cell office:value-type="float" office:value="1769551" table:style-name="ce13">
            <text:p>1.769.551</text:p>
          </table:table-cell>
          <table:table-cell office:value-type="float" office:value="1719218" table:style-name="ce13">
            <text:p>1.719.218</text:p>
          </table:table-cell>
          <table:table-cell office:value-type="float" office:value="1112625" table:style-name="ce13">
            <text:p>1.112.625</text:p>
          </table:table-cell>
          <table:table-cell office:value-type="date" office:date-value="2022-10-10T00:00:00" table:style-name="ce16">
            <text:p>10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5440.5" table:style-name="ce14">
            <text:p>14.415.441</text:p>
          </table:table-cell>
          <table:table-cell office:value-type="percentage" office:value="1" table:style-name="ce15">
            <text:p>100,0%</text:p>
          </table:table-cell>
          <table:table-cell office:value-type="float" office:value="6503412" table:style-name="ce13">
            <text:p>6.503.412</text:p>
          </table:table-cell>
          <table:table-cell office:value-type="float" office:value="6369704" table:style-name="ce13">
            <text:p>6.369.704</text:p>
          </table:table-cell>
          <table:table-cell office:value-type="float" office:value="3920210" table:style-name="ce13">
            <text:p>3.920.210</text:p>
          </table:table-cell>
          <table:table-cell office:value-type="date" office:date-value="2022-10-12T00:00:00" table:style-name="ce16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5681" table:style-name="ce14">
            <text:p>10.225.681</text:p>
          </table:table-cell>
          <table:table-cell office:value-type="percentage" office:value="0.97968981972225222" table:style-name="ce15">
            <text:p>98,0%</text:p>
          </table:table-cell>
          <table:table-cell office:value-type="float" office:value="4455162" table:style-name="ce13">
            <text:p>4.455.162</text:p>
          </table:table-cell>
          <table:table-cell office:value-type="float" office:value="4395166" table:style-name="ce13">
            <text:p>4.395.166</text:p>
          </table:table-cell>
          <table:table-cell office:value-type="float" office:value="3009228" table:style-name="ce13">
            <text:p>3.009.228</text:p>
          </table:table-cell>
          <table:table-cell office:value-type="date" office:date-value="2022-10-12T00:00:00" table:style-name="ce16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7529.5" table:style-name="ce14">
            <text:p>2.357.530</text:p>
          </table:table-cell>
          <table:table-cell office:value-type="percentage" office:value="1" table:style-name="ce15">
            <text:p>100,0%</text:p>
          </table:table-cell>
          <table:table-cell office:value-type="float" office:value="970832" table:style-name="ce13">
            <text:p>970.832</text:p>
          </table:table-cell>
          <table:table-cell office:value-type="float" office:value="953622" table:style-name="ce13">
            <text:p>953.622</text:p>
          </table:table-cell>
          <table:table-cell office:value-type="float" office:value="659094" table:style-name="ce13">
            <text:p>659.094</text:p>
          </table:table-cell>
          <table:table-cell office:value-type="date" office:date-value="2022-10-10T00:00:00" table:style-name="ce16">
            <text:p>10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1921" table:style-name="ce14">
            <text:p>6.181.921</text:p>
          </table:table-cell>
          <table:table-cell office:value-type="percentage" office:value="1" table:style-name="ce15">
            <text:p>100,0%</text:p>
          </table:table-cell>
          <table:table-cell office:value-type="float" office:value="2483641" table:style-name="ce13">
            <text:p>2.483.641</text:p>
          </table:table-cell>
          <table:table-cell office:value-type="float" office:value="2459509" table:style-name="ce13">
            <text:p>2.459.509</text:p>
          </table:table-cell>
          <table:table-cell office:value-type="float" office:value="2004309" table:style-name="ce13">
            <text:p>2.004.309</text:p>
          </table:table-cell>
          <table:table-cell office:value-type="date" office:date-value="2022-10-12T00:00:00" table:style-name="ce16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768.5" table:style-name="ce14">
            <text:p>659.769</text:p>
          </table:table-cell>
          <table:table-cell office:value-type="percentage" office:value="0.9589003367502511" table:style-name="ce15">
            <text:p>95,9%</text:p>
          </table:table-cell>
          <table:table-cell office:value-type="float" office:value="284829" table:style-name="ce13">
            <text:p>284.829</text:p>
          </table:table-cell>
          <table:table-cell office:value-type="float" office:value="287102" table:style-name="ce13">
            <text:p>287.102</text:p>
          </table:table-cell>
          <table:table-cell office:value-type="float" office:value="188476" table:style-name="ce13">
            <text:p>188.476</text:p>
          </table:table-cell>
          <table:table-cell office:value-type="date" office:date-value="2022-10-11T00:00:00" table:style-name="ce16">
            <text:p>11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9451" table:style-name="ce14">
            <text:p>13.499.451</text:p>
          </table:table-cell>
          <table:table-cell office:value-type="percentage" office:value="0.98701445596292481" table:style-name="ce15">
            <text:p>98,7%</text:p>
          </table:table-cell>
          <table:table-cell office:value-type="float" office:value="5779908" table:style-name="ce13">
            <text:p>5.779.908</text:p>
          </table:table-cell>
          <table:table-cell office:value-type="float" office:value="5738321" table:style-name="ce13">
            <text:p>5.738.321</text:p>
          </table:table-cell>
          <table:table-cell office:value-type="float" office:value="3529565" table:style-name="ce13">
            <text:p>3.529.565</text:p>
          </table:table-cell>
          <table:table-cell office:value-type="date" office:date-value="2022-10-12T00:00:00" table:style-name="ce16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3183.5" table:style-name="ce14">
            <text:p>2.853.184</text:p>
          </table:table-cell>
          <table:table-cell office:value-type="percentage" office:value="0.97203277376055053" table:style-name="ce15">
            <text:p>97,2%</text:p>
          </table:table-cell>
          <table:table-cell office:value-type="float" office:value="1301949" table:style-name="ce13">
            <text:p>1.301.949</text:p>
          </table:table-cell>
          <table:table-cell office:value-type="float" office:value="1283140" table:style-name="ce13">
            <text:p>1.283.140</text:p>
          </table:table-cell>
          <table:table-cell office:value-type="float" office:value="716562" table:style-name="ce13">
            <text:p>716.562</text:p>
          </table:table-cell>
          <table:table-cell office:value-type="date" office:date-value="2022-10-11T00:00:00" table:style-name="ce16">
            <text:p>11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358.5" table:style-name="ce14">
            <text:p>1.337.359</text:p>
          </table:table-cell>
          <table:table-cell office:value-type="percentage" office:value="0.95106527024845522" table:style-name="ce15">
            <text:p>95,1%</text:p>
          </table:table-cell>
          <table:table-cell office:value-type="float" office:value="568998" table:style-name="ce13">
            <text:p>568.998</text:p>
          </table:table-cell>
          <table:table-cell office:value-type="float" office:value="563784" table:style-name="ce13">
            <text:p>563.784</text:p>
          </table:table-cell>
          <table:table-cell office:value-type="float" office:value="371650" table:style-name="ce13">
            <text:p>371.650</text:p>
          </table:table-cell>
          <table:table-cell office:value-type="date" office:date-value="2022-10-12T00:00:00" table:style-name="ce16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707" table:style-name="ce14">
            <text:p>4.462.707</text:p>
          </table:table-cell>
          <table:table-cell office:value-type="percentage" office:value="0.98733919285971716" table:style-name="ce15">
            <text:p>98,7%</text:p>
          </table:table-cell>
          <table:table-cell office:value-type="float" office:value="1953616" table:style-name="ce13">
            <text:p>1.953.616</text:p>
          </table:table-cell>
          <table:table-cell office:value-type="float" office:value="1918213" table:style-name="ce13">
            <text:p>1.918.213</text:p>
          </table:table-cell>
          <table:table-cell office:value-type="float" office:value="1234427" table:style-name="ce13">
            <text:p>1.234.427</text:p>
          </table:table-cell>
          <table:table-cell office:value-type="date" office:date-value="2022-10-12T00:00:00" table:style-name="ce16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409" table:style-name="ce14">
            <text:p>160.409</text:p>
          </table:table-cell>
          <table:table-cell office:value-type="percentage" office:value="0.91877015424620967" table:style-name="ce15">
            <text:p>91,9%</text:p>
          </table:table-cell>
          <table:table-cell office:value-type="float" office:value="68593" table:style-name="ce13">
            <text:p>68.593</text:p>
          </table:table-cell>
          <table:table-cell office:value-type="float" office:value="65756" table:style-name="ce13">
            <text:p>65.756</text:p>
          </table:table-cell>
          <table:table-cell office:value-type="float" office:value="43941" table:style-name="ce13">
            <text:p>43.941</text:p>
          </table:table-cell>
          <table:table-cell office:value-type="date" office:date-value="2022-10-11T00:00:00" table:style-name="ce16">
            <text:p>11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410.5" table:style-name="ce14">
            <text:p>151.411</text:p>
          </table:table-cell>
          <table:table-cell office:value-type="percentage" office:value="0.9556330472103004" table:style-name="ce15">
            <text:p>95,6%</text:p>
          </table:table-cell>
          <table:table-cell office:value-type="float" office:value="66603" table:style-name="ce13">
            <text:p>66.603</text:p>
          </table:table-cell>
          <table:table-cell office:value-type="float" office:value="63354" table:style-name="ce13">
            <text:p>63.354</text:p>
          </table:table-cell>
          <table:table-cell office:value-type="float" office:value="37105" table:style-name="ce13">
            <text:p>37.105</text:p>
          </table:table-cell>
          <table:table-cell office:value-type="date" office:date-value="2022-10-12T00:00:00" table:style-name="ce17">
            <text:p>12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893.5" table:style-name="ce14">
            <text:p>207.894</text:p>
          </table:table-cell>
          <table:table-cell office:value-type="percentage" office:value="0.93102205144740613" table:style-name="ce15">
            <text:p>93,1%</text:p>
          </table:table-cell>
          <table:table-cell office:value-type="float" office:value="95157" table:style-name="ce13">
            <text:p>95.157</text:p>
          </table:table-cell>
          <table:table-cell office:value-type="float" office:value="94797" table:style-name="ce13">
            <text:p>94.797</text:p>
          </table:table-cell>
          <table:table-cell office:value-type="float" office:value="51422" table:style-name="ce13">
            <text:p>51.422</text:p>
          </table:table-cell>
          <table:table-cell office:value-type="date" office:date-value="2022-10-11T00:00:00" table:style-name="ce17">
            <text:p>11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77.5" table:style-name="ce14">
            <text:p>13.478</text:p>
          </table:table-cell>
          <table:table-cell office:value-type="percentage" office:value="1" table:style-name="ce15">
            <text:p>100,0%</text:p>
          </table:table-cell>
          <table:table-cell office:value-type="float" office:value="8125" table:style-name="ce13">
            <text:p>8.125</text:p>
          </table:table-cell>
          <table:table-cell office:value-type="float" office:value="8143" table:style-name="ce13">
            <text:p>8.143</text:p>
          </table:table-cell>
          <table:table-cell office:value-type="float" office:value="4125" table:style-name="ce13">
            <text:p>4.125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804542.5" table:style-name="ce23">
            <text:p>95.804.543</text:p>
          </table:table-cell>
          <table:table-cell office:value-type="percentage" office:value="0.98895964076743059" table:style-name="ce24">
            <text:p>98,9%</text:p>
          </table:table-cell>
          <table:table-cell office:value-type="float" office:value="41310693" table:style-name="ce23">
            <text:p>41.310.693</text:p>
          </table:table-cell>
          <table:table-cell office:value-type="float" office:value="40657640" table:style-name="ce23">
            <text:p>40.657.640</text:p>
          </table:table-cell>
          <table:table-cell office:value-type="float" office:value="26000111" table:style-name="ce23">
            <text:p>26.000.111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7320" table:style-name="ce31">
            <text:p>7.047.320</text:p>
          </table:table-cell>
          <table:table-cell office:value-type="percentage" office:value="0.93864082402715499" table:style-name="ce32">
            <text:p>93,9%</text:p>
          </table:table-cell>
          <table:table-cell office:value-type="float" office:value="7037983" table:style-name="ce31">
            <text:p>7.037.983</text:p>
          </table:table-cell>
          <table:table-cell office:value-type="percentage" office:value="0.93739721803594966" table:style-name="ce32">
            <text:p>93,7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559" table:style-name="ce31">
            <text:p>1.098.559</text:p>
          </table:table-cell>
          <table:table-cell office:value-type="percentage" office:value="0.92361830423202129" table:style-name="ce32">
            <text:p>92,4%</text:p>
          </table:table-cell>
          <table:table-cell office:value-type="float" office:value="1092567" table:style-name="ce31">
            <text:p>1.092.567</text:p>
          </table:table-cell>
          <table:table-cell office:value-type="percentage" office:value="0.91858050391455248" table:style-name="ce32">
            <text:p>91,9%</text:p>
          </table:table-cell>
          <table:table-cell office:value-type="date" office:date-value="2022-10-13T00:00:00" table:style-name="ce33">
            <text:p>13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186" table:style-name="ce31">
            <text:p>886.186</text:p>
          </table:table-cell>
          <table:table-cell office:value-type="percentage" office:value="0.95243039098411841" table:style-name="ce32">
            <text:p>95,2%</text:p>
          </table:table-cell>
          <table:table-cell office:value-type="float" office:value="886994" table:style-name="ce31">
            <text:p>886.994</text:p>
          </table:table-cell>
          <table:table-cell office:value-type="percentage" office:value="0.95329879079625168" table:style-name="ce32">
            <text:p>95,3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837" table:style-name="ce31">
            <text:p>897.837</text:p>
          </table:table-cell>
          <table:table-cell office:value-type="percentage" office:value="0.82888457856307363" table:style-name="ce32">
            <text:p>82,9%</text:p>
          </table:table-cell>
          <table:table-cell office:value-type="float" office:value="892325" table:style-name="ce31">
            <text:p>892.325</text:p>
          </table:table-cell>
          <table:table-cell office:value-type="percentage" office:value="0.82379589119884189" table:style-name="ce32">
            <text:p>82,4%</text:p>
          </table:table-cell>
          <table:table-cell office:value-type="date" office:date-value="2022-10-11T00:00:00" table:style-name="ce33">
            <text:p>11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8943" table:style-name="ce31">
            <text:p>1.748.943</text:p>
          </table:table-cell>
          <table:table-cell office:value-type="percentage" office:value="0.8600599061820603" table:style-name="ce32">
            <text:p>86,0%</text:p>
          </table:table-cell>
          <table:table-cell office:value-type="float" office:value="1716485" table:style-name="ce31">
            <text:p>1.716.485</text:p>
          </table:table-cell>
          <table:table-cell office:value-type="percentage" office:value="0.84409836573456865" table:style-name="ce32">
            <text:p>84,4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5151" table:style-name="ce31">
            <text:p>495.151</text:p>
          </table:table-cell>
          <table:table-cell office:value-type="percentage" office:value="0.93945494078495506" table:style-name="ce32">
            <text:p>93,9%</text:p>
          </table:table-cell>
          <table:table-cell office:value-type="float" office:value="497214" table:style-name="ce31">
            <text:p>497.214</text:p>
          </table:table-cell>
          <table:table-cell office:value-type="percentage" office:value="0.94336909130235158" table:style-name="ce32">
            <text:p>94,3%</text:p>
          </table:table-cell>
          <table:table-cell office:value-type="date" office:date-value="2022-10-11T00:00:00" table:style-name="ce33">
            <text:p>11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657" table:style-name="ce31">
            <text:p>2.049.657</text:p>
          </table:table-cell>
          <table:table-cell office:value-type="percentage" office:value="0.94360792008283045" table:style-name="ce32">
            <text:p>94,4%</text:p>
          </table:table-cell>
          <table:table-cell office:value-type="float" office:value="2042031" table:style-name="ce31">
            <text:p>2.042.031</text:p>
          </table:table-cell>
          <table:table-cell office:value-type="percentage" office:value="0.94009711120185591" table:style-name="ce32">
            <text:p>94,0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4853" table:style-name="ce31">
            <text:p>1.664.853</text:p>
          </table:table-cell>
          <table:table-cell office:value-type="percentage" office:value="0.91672787902748887" table:style-name="ce32">
            <text:p>91,7%</text:p>
          </table:table-cell>
          <table:table-cell office:value-type="float" office:value="1642877" table:style-name="ce31">
            <text:p>1.642.877</text:p>
          </table:table-cell>
          <table:table-cell office:value-type="percentage" office:value="0.90462710384222744" table:style-name="ce32">
            <text:p>90,5%</text:p>
          </table:table-cell>
          <table:table-cell office:value-type="date" office:date-value="2022-10-10T00:00:00" table:style-name="ce33">
            <text:p>10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9925" table:style-name="ce31">
            <text:p>6.259.925</text:p>
          </table:table-cell>
          <table:table-cell office:value-type="percentage" office:value="0.92296415406078136" table:style-name="ce32">
            <text:p>92,3%</text:p>
          </table:table-cell>
          <table:table-cell office:value-type="float" office:value="6193294" table:style-name="ce31">
            <text:p>6.193.294</text:p>
          </table:table-cell>
          <table:table-cell office:value-type="percentage" office:value="0.91314007077715986" table:style-name="ce32">
            <text:p>91,3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8530" table:style-name="ce31">
            <text:p>4.198.530</text:p>
          </table:table-cell>
          <table:table-cell office:value-type="percentage" office:value="0.93466288930651786" table:style-name="ce32">
            <text:p>93,5%</text:p>
          </table:table-cell>
          <table:table-cell office:value-type="float" office:value="4222540" table:style-name="ce31">
            <text:p>4.222.540</text:p>
          </table:table-cell>
          <table:table-cell office:value-type="percentage" office:value="0.94000791624981694" table:style-name="ce32">
            <text:p>94,0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366" table:style-name="ce31">
            <text:p>910.366</text:p>
          </table:table-cell>
          <table:table-cell office:value-type="percentage" office:value="0.95839097158618369" table:style-name="ce32">
            <text:p>95,8%</text:p>
          </table:table-cell>
          <table:table-cell office:value-type="float" office:value="907897" table:style-name="ce31">
            <text:p>907.897</text:p>
          </table:table-cell>
          <table:table-cell office:value-type="percentage" office:value="0.95579172325216599" table:style-name="ce32">
            <text:p>95,6%</text:p>
          </table:table-cell>
          <table:table-cell office:value-type="date" office:date-value="2022-10-10T00:00:00" table:style-name="ce33">
            <text:p>10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815" table:style-name="ce31">
            <text:p>2.342.815</text:p>
          </table:table-cell>
          <table:table-cell office:value-type="percentage" office:value="0.95386557779789072" table:style-name="ce32">
            <text:p>95,4%</text:p>
          </table:table-cell>
          <table:table-cell office:value-type="float" office:value="2349653" table:style-name="ce31">
            <text:p>2.349.653</text:p>
          </table:table-cell>
          <table:table-cell office:value-type="percentage" office:value="0.95664963578837736" table:style-name="ce32">
            <text:p>95,7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69" table:style-name="ce31">
            <text:p>269.469</text:p>
          </table:table-cell>
          <table:table-cell office:value-type="percentage" office:value="0.95733251858930857" table:style-name="ce32">
            <text:p>95,7%</text:p>
          </table:table-cell>
          <table:table-cell office:value-type="float" office:value="274265" table:style-name="ce31">
            <text:p>274.265</text:p>
          </table:table-cell>
          <table:table-cell office:value-type="percentage" office:value="0.97437108985039733" table:style-name="ce32">
            <text:p>97,4%</text:p>
          </table:table-cell>
          <table:table-cell office:value-type="date" office:date-value="2022-10-11T00:00:00" table:style-name="ce33">
            <text:p>11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4434" table:style-name="ce31">
            <text:p>5.524.434</text:p>
          </table:table-cell>
          <table:table-cell office:value-type="percentage" office:value="0.92522510814100634" table:style-name="ce32">
            <text:p>92,5%</text:p>
          </table:table-cell>
          <table:table-cell office:value-type="float" office:value="5535499" table:style-name="ce31">
            <text:p>5.535.499</text:p>
          </table:table-cell>
          <table:table-cell office:value-type="percentage" office:value="0.92707826012392081" table:style-name="ce32">
            <text:p>92,7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3021" table:style-name="ce31">
            <text:p>1.233.021</text:p>
          </table:table-cell>
          <table:table-cell office:value-type="percentage" office:value="0.93579834458346678" table:style-name="ce32">
            <text:p>93,6%</text:p>
          </table:table-cell>
          <table:table-cell office:value-type="float" office:value="1238527" table:style-name="ce31">
            <text:p>1.238.527</text:p>
          </table:table-cell>
          <table:table-cell office:value-type="percentage" office:value="0.93997711013999552" table:style-name="ce32">
            <text:p>94,0%</text:p>
          </table:table-cell>
          <table:table-cell office:value-type="date" office:date-value="2022-10-11T00:00:00" table:style-name="ce33">
            <text:p>11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335" table:style-name="ce31">
            <text:p>540.335</text:p>
          </table:table-cell>
          <table:table-cell office:value-type="percentage" office:value="0.93133266916476776" table:style-name="ce32">
            <text:p>93,1%</text:p>
          </table:table-cell>
          <table:table-cell office:value-type="float" office:value="541358" table:style-name="ce31">
            <text:p>541.358</text:p>
          </table:table-cell>
          <table:table-cell office:value-type="percentage" office:value="0.93309593328897877" table:style-name="ce32">
            <text:p>93,3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9296" table:style-name="ce31">
            <text:p>1.869.296</text:p>
          </table:table-cell>
          <table:table-cell office:value-type="percentage" office:value="0.95603791427503249" table:style-name="ce32">
            <text:p>95,6%</text:p>
          </table:table-cell>
          <table:table-cell office:value-type="float" office:value="1858312" table:style-name="ce31">
            <text:p>1.858.312</text:p>
          </table:table-cell>
          <table:table-cell office:value-type="percentage" office:value="0.95042022694761241" table:style-name="ce32">
            <text:p>95,0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575" table:style-name="ce31">
            <text:p>65.575</text:p>
          </table:table-cell>
          <table:table-cell office:value-type="percentage" office:value="0.92321446169874277" table:style-name="ce32">
            <text:p>92,3%</text:p>
          </table:table-cell>
          <table:table-cell office:value-type="float" office:value="63849" table:style-name="ce31">
            <text:p>63.849</text:p>
          </table:table-cell>
          <table:table-cell office:value-type="percentage" office:value="0.89891452786889858" table:style-name="ce32">
            <text:p>89,9%</text:p>
          </table:table-cell>
          <table:table-cell office:value-type="date" office:date-value="2022-10-11T00:00:00" table:style-name="ce33">
            <text:p>11/10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115" table:style-name="ce31">
            <text:p>63.115</text:p>
          </table:table-cell>
          <table:table-cell office:value-type="percentage" office:value="0.92454516157384348" table:style-name="ce32">
            <text:p>92,5%</text:p>
          </table:table-cell>
          <table:table-cell office:value-type="float" office:value="61507" table:style-name="ce31">
            <text:p>61.507</text:p>
          </table:table-cell>
          <table:table-cell office:value-type="percentage" office:value="0.900990244045352" table:style-name="ce32">
            <text:p>90,1%</text:p>
          </table:table-cell>
          <table:table-cell office:value-type="date" office:date-value="2022-10-12T00:00:00" table:style-name="ce33">
            <text:p>12/10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57" table:style-name="ce31">
            <text:p>95.157</text:p>
          </table:table-cell>
          <table:table-cell office:value-type="string" table:style-name="ce32">
            <text:p>-</text:p>
          </table:table-cell>
          <table:table-cell office:value-type="float" office:value="94797" table:style-name="ce31">
            <text:p>94.797</text:p>
          </table:table-cell>
          <table:table-cell office:value-type="string" table:style-name="ce32">
            <text:p>-</text:p>
          </table:table-cell>
          <table:table-cell office:value-type="date" office:date-value="2022-10-11T00:00:00" table:style-name="ce33">
            <text:p>11/10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5" table:style-name="ce31">
            <text:p>8.125</text:p>
          </table:table-cell>
          <table:table-cell office:value-type="string" table:style-name="ce32">
            <text:p>-</text:p>
          </table:table-cell>
          <table:table-cell office:value-type="float" office:value="8143" table:style-name="ce31">
            <text:p>8.143</text:p>
          </table:table-cell>
          <table:table-cell office:value-type="string" table:style-name="ce32">
            <text:p>-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5">
            <text:p>Totales</text:p>
          </table:table-cell>
          <table:table-cell office:value-type="float" office:value="42185033" table:style-name="ce36">
            <text:p>42.185.033</text:p>
          </table:table-cell>
          <table:table-cell office:value-type="float" office:value="39268669" table:style-name="ce36">
            <text:p>39.268.669</text:p>
          </table:table-cell>
          <table:table-cell office:value-type="percentage" office:value="0.93086732917809978" table:style-name="ce37">
            <text:p>93,1%</text:p>
          </table:table-cell>
          <table:table-cell office:value-type="float" office:value="39158117" table:style-name="ce36">
            <text:p>39.158.117</text:p>
          </table:table-cell>
          <table:table-cell office:value-type="percentage" office:value="0.92824668407868738" table:style-name="ce37">
            <text:p>92,8%</text:p>
          </table:table-cell>
          <table:table-cell table:style-name="ce38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office:value-type="string" table:style-name="ce43">
            <text:p>% Con al menos 1 dosis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5667" table:style-name="ce46">
            <text:p>435.667</text:p>
          </table:table-cell>
          <table:table-cell office:value-type="percentage" office:value="1" table:style-name="ce47">
            <text:p>100,0%</text:p>
          </table:table-cell>
          <table:table-cell office:value-type="float" office:value="656762" table:style-name="ce46">
            <text:p>656.762</text:p>
          </table:table-cell>
          <table:table-cell office:value-type="percentage" office:value="1" table:style-name="ce47">
            <text:p>100,0%</text:p>
          </table:table-cell>
          <table:table-cell office:value-type="float" office:value="937947" table:style-name="ce46">
            <text:p>937.947</text:p>
          </table:table-cell>
          <table:table-cell office:value-type="percentage" office:value="0.97883386956562579" table:style-name="ce47">
            <text:p>97,9%</text:p>
          </table:table-cell>
          <table:table-cell office:value-type="float" office:value="1230228" table:style-name="ce46">
            <text:p>1.230.228</text:p>
          </table:table-cell>
          <table:table-cell office:value-type="percentage" office:value="0.95544936241399636" table:style-name="ce47">
            <text:p>95,5%</text:p>
          </table:table-cell>
          <table:table-cell office:value-type="float" office:value="1278418" table:style-name="ce46">
            <text:p>1.278.418</text:p>
          </table:table-cell>
          <table:table-cell office:value-type="percentage" office:value="0.92348822829139743" table:style-name="ce47">
            <text:p>92,3%</text:p>
          </table:table-cell>
          <table:table-cell office:value-type="float" office:value="969997" table:style-name="ce46">
            <text:p>969.997</text:p>
          </table:table-cell>
          <table:table-cell office:value-type="percentage" office:value="0.88039641559559001" table:style-name="ce47">
            <text:p>88,0%</text:p>
          </table:table-cell>
          <table:table-cell office:value-type="float" office:value="814218" table:style-name="ce46">
            <text:p>814.218</text:p>
          </table:table-cell>
          <table:table-cell office:value-type="percentage" office:value="0.87917876023634289" table:style-name="ce47">
            <text:p>87,9%</text:p>
          </table:table-cell>
          <table:table-cell office:value-type="float" office:value="724083" table:style-name="ce46">
            <text:p>724.083</text:p>
          </table:table-cell>
          <table:table-cell office:value-type="percentage" office:value="0.93690463559363701" table:style-name="ce47">
            <text:p>93,7%</text:p>
          </table:table-cell>
          <table:table-cell office:value-type="float" office:value="7047320" table:style-name="ce46">
            <text:p>7.047.320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864082402715499" table:style-name="ce47">
            <text:p>93,9%</text:p>
          </table:table-cell>
          <table:table-cell office:value-type="percentage" office:value="0.82888027910837847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1757" table:style-name="ce49">
            <text:p>101.757</text:p>
          </table:table-cell>
          <table:table-cell office:value-type="percentage" office:value="1" table:style-name="ce50">
            <text:p>100,0%</text:p>
          </table:table-cell>
          <table:table-cell office:value-type="float" office:value="119922" table:style-name="ce49">
            <text:p>119.922</text:p>
          </table:table-cell>
          <table:table-cell office:value-type="percentage" office:value="1" table:style-name="ce50">
            <text:p>100,0%</text:p>
          </table:table-cell>
          <table:table-cell office:value-type="float" office:value="156137" table:style-name="ce49">
            <text:p>156.137</text:p>
          </table:table-cell>
          <table:table-cell office:value-type="percentage" office:value="0.96793131237988961" table:style-name="ce50">
            <text:p>96,8%</text:p>
          </table:table-cell>
          <table:table-cell office:value-type="float" office:value="188712" table:style-name="ce49">
            <text:p>188.712</text:p>
          </table:table-cell>
          <table:table-cell office:value-type="percentage" office:value="0.93900582176444247" table:style-name="ce50">
            <text:p>93,9%</text:p>
          </table:table-cell>
          <table:table-cell office:value-type="float" office:value="192628" table:style-name="ce49">
            <text:p>192.628</text:p>
          </table:table-cell>
          <table:table-cell office:value-type="percentage" office:value="0.90166029292678707" table:style-name="ce50">
            <text:p>90,2%</text:p>
          </table:table-cell>
          <table:table-cell office:value-type="float" office:value="132365" table:style-name="ce49">
            <text:p>132.365</text:p>
          </table:table-cell>
          <table:table-cell office:value-type="percentage" office:value="0.83628173214218027" table:style-name="ce50">
            <text:p>83,6%</text:p>
          </table:table-cell>
          <table:table-cell office:value-type="float" office:value="111176" table:style-name="ce49">
            <text:p>111.176</text:p>
          </table:table-cell>
          <table:table-cell office:value-type="percentage" office:value="0.8499824156332666" table:style-name="ce50">
            <text:p>85,0%</text:p>
          </table:table-cell>
          <table:table-cell office:value-type="float" office:value="95862" table:style-name="ce49">
            <text:p>95.862</text:p>
          </table:table-cell>
          <table:table-cell office:value-type="percentage" office:value="0.8955968496874912" table:style-name="ce50">
            <text:p>89,6%</text:p>
          </table:table-cell>
          <table:table-cell office:value-type="float" office:value="1098559" table:style-name="ce49">
            <text:p>1.098.559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2361830423202129" table:style-name="ce50">
            <text:p>92,4%</text:p>
          </table:table-cell>
          <table:table-cell office:value-type="percentage" office:value="0.82528117025120706" table:style-name="ce50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9319" table:style-name="ce49">
            <text:p>89.319</text:p>
          </table:table-cell>
          <table:table-cell office:value-type="percentage" office:value="1" table:style-name="ce50">
            <text:p>100,0%</text:p>
          </table:table-cell>
          <table:table-cell office:value-type="float" office:value="114862" table:style-name="ce49">
            <text:p>114.862</text:p>
          </table:table-cell>
          <table:table-cell office:value-type="percentage" office:value="1" table:style-name="ce50">
            <text:p>100,0%</text:p>
          </table:table-cell>
          <table:table-cell office:value-type="float" office:value="149267" table:style-name="ce49">
            <text:p>149.267</text:p>
          </table:table-cell>
          <table:table-cell office:value-type="percentage" office:value="0.98208434765445096" table:style-name="ce50">
            <text:p>98,2%</text:p>
          </table:table-cell>
          <table:table-cell office:value-type="float" office:value="154551" table:style-name="ce49">
            <text:p>154.551</text:p>
          </table:table-cell>
          <table:table-cell office:value-type="percentage" office:value="0.95352998155266133" table:style-name="ce50">
            <text:p>95,4%</text:p>
          </table:table-cell>
          <table:table-cell office:value-type="float" office:value="152701" table:style-name="ce49">
            <text:p>152.701</text:p>
          </table:table-cell>
          <table:table-cell office:value-type="percentage" office:value="0.92032907425265187" table:style-name="ce50">
            <text:p>92,0%</text:p>
          </table:table-cell>
          <table:table-cell office:value-type="float" office:value="93266" table:style-name="ce49">
            <text:p>93.266</text:p>
          </table:table-cell>
          <table:table-cell office:value-type="percentage" office:value="0.85887412400659358" table:style-name="ce50">
            <text:p>85,9%</text:p>
          </table:table-cell>
          <table:table-cell office:value-type="float" office:value="69036" table:style-name="ce49">
            <text:p>69.036</text:p>
          </table:table-cell>
          <table:table-cell office:value-type="percentage" office:value="0.87120466419323084" table:style-name="ce50">
            <text:p>87,1%</text:p>
          </table:table-cell>
          <table:table-cell office:value-type="float" office:value="63184" table:style-name="ce49">
            <text:p>63.184</text:p>
          </table:table-cell>
          <table:table-cell office:value-type="percentage" office:value="0.96824813044011282" table:style-name="ce50">
            <text:p>96,8%</text:p>
          </table:table-cell>
          <table:table-cell office:value-type="float" office:value="886186" table:style-name="ce49">
            <text:p>886.186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243039098411841" table:style-name="ce50">
            <text:p>95,2%</text:p>
          </table:table-cell>
          <table:table-cell office:value-type="percentage" office:value="0.87490929410823892" table:style-name="ce50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875" table:style-name="ce49">
            <text:p>51.875</text:p>
          </table:table-cell>
          <table:table-cell office:value-type="percentage" office:value="0.967221673223575" table:style-name="ce50">
            <text:p>96,7%</text:p>
          </table:table-cell>
          <table:table-cell office:value-type="float" office:value="79973" table:style-name="ce49">
            <text:p>79.973</text:p>
          </table:table-cell>
          <table:table-cell office:value-type="percentage" office:value="0.91676410573858813" table:style-name="ce50">
            <text:p>91,7%</text:p>
          </table:table-cell>
          <table:table-cell office:value-type="float" office:value="112258" table:style-name="ce49">
            <text:p>112.258</text:p>
          </table:table-cell>
          <table:table-cell office:value-type="percentage" office:value="0.88119441413578459" table:style-name="ce50">
            <text:p>88,1%</text:p>
          </table:table-cell>
          <table:table-cell office:value-type="float" office:value="153821" table:style-name="ce49">
            <text:p>153.821</text:p>
          </table:table-cell>
          <table:table-cell office:value-type="percentage" office:value="0.86655812695765821" table:style-name="ce50">
            <text:p>86,7%</text:p>
          </table:table-cell>
          <table:table-cell office:value-type="float" office:value="174091" table:style-name="ce49">
            <text:p>174.091</text:p>
          </table:table-cell>
          <table:table-cell office:value-type="percentage" office:value="0.80365889125346801" table:style-name="ce50">
            <text:p>80,4%</text:p>
          </table:table-cell>
          <table:table-cell office:value-type="float" office:value="135745" table:style-name="ce49">
            <text:p>135.745</text:p>
          </table:table-cell>
          <table:table-cell office:value-type="percentage" office:value="0.73755616771802857" table:style-name="ce50">
            <text:p>73,8%</text:p>
          </table:table-cell>
          <table:table-cell office:value-type="float" office:value="105161" table:style-name="ce49">
            <text:p>105.161</text:p>
          </table:table-cell>
          <table:table-cell office:value-type="percentage" office:value="0.76640697310021644" table:style-name="ce50">
            <text:p>76,6%</text:p>
          </table:table-cell>
          <table:table-cell office:value-type="float" office:value="84913" table:style-name="ce49">
            <text:p>84.913</text:p>
          </table:table-cell>
          <table:table-cell office:value-type="percentage" office:value="0.85308832985050631" table:style-name="ce50">
            <text:p>85,3%</text:p>
          </table:table-cell>
          <table:table-cell office:value-type="float" office:value="897837" table:style-name="ce49">
            <text:p>897.837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888457856307363" table:style-name="ce50">
            <text:p>82,9%</text:p>
          </table:table-cell>
          <table:table-cell office:value-type="percentage" office:value="0.7360677174068988" table:style-name="ce50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4927" table:style-name="ce49">
            <text:p>94.927</text:p>
          </table:table-cell>
          <table:table-cell office:value-type="percentage" office:value="0.94584603734481176" table:style-name="ce50">
            <text:p>94,6%</text:p>
          </table:table-cell>
          <table:table-cell office:value-type="float" office:value="156320" table:style-name="ce49">
            <text:p>156.320</text:p>
          </table:table-cell>
          <table:table-cell office:value-type="percentage" office:value="0.93355469823107151" table:style-name="ce50">
            <text:p>93,4%</text:p>
          </table:table-cell>
          <table:table-cell office:value-type="float" office:value="229675" table:style-name="ce49">
            <text:p>229.675</text:p>
          </table:table-cell>
          <table:table-cell office:value-type="percentage" office:value="0.91302100932201702" table:style-name="ce50">
            <text:p>91,3%</text:p>
          </table:table-cell>
          <table:table-cell office:value-type="float" office:value="326306" table:style-name="ce49">
            <text:p>326.306</text:p>
          </table:table-cell>
          <table:table-cell office:value-type="percentage" office:value="0.88610633623627622" table:style-name="ce50">
            <text:p>88,6%</text:p>
          </table:table-cell>
          <table:table-cell office:value-type="float" office:value="325560" table:style-name="ce49">
            <text:p>325.560</text:p>
          </table:table-cell>
          <table:table-cell office:value-type="percentage" office:value="0.82607426954745566" table:style-name="ce50">
            <text:p>82,6%</text:p>
          </table:table-cell>
          <table:table-cell office:value-type="float" office:value="240299" table:style-name="ce49">
            <text:p>240.299</text:p>
          </table:table-cell>
          <table:table-cell office:value-type="percentage" office:value="0.76806707110483219" table:style-name="ce50">
            <text:p>76,8%</text:p>
          </table:table-cell>
          <table:table-cell office:value-type="float" office:value="202461" table:style-name="ce49">
            <text:p>202.461</text:p>
          </table:table-cell>
          <table:table-cell office:value-type="percentage" office:value="0.79499039937802107" table:style-name="ce50">
            <text:p>79,5%</text:p>
          </table:table-cell>
          <table:table-cell office:value-type="float" office:value="173395" table:style-name="ce49">
            <text:p>173.395</text:p>
          </table:table-cell>
          <table:table-cell office:value-type="percentage" office:value="0.94100887309038617" table:style-name="ce50">
            <text:p>94,1%</text:p>
          </table:table-cell>
          <table:table-cell office:value-type="float" office:value="1748943" table:style-name="ce49">
            <text:p>1.748.943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600599061820603" table:style-name="ce50">
            <text:p>86,0%</text:p>
          </table:table-cell>
          <table:table-cell office:value-type="percentage" office:value="0.7792582235808817" table:style-name="ce5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608" table:style-name="ce49">
            <text:p>42.608</text:p>
          </table:table-cell>
          <table:table-cell office:value-type="percentage" office:value="1" table:style-name="ce50">
            <text:p>100,0%</text:p>
          </table:table-cell>
          <table:table-cell office:value-type="float" office:value="56239" table:style-name="ce49">
            <text:p>56.239</text:p>
          </table:table-cell>
          <table:table-cell office:value-type="percentage" office:value="1" table:style-name="ce50">
            <text:p>100,0%</text:p>
          </table:table-cell>
          <table:table-cell office:value-type="float" office:value="77325" table:style-name="ce49">
            <text:p>77.325</text:p>
          </table:table-cell>
          <table:table-cell office:value-type="percentage" office:value="0.97562360422423255" table:style-name="ce50">
            <text:p>97,6%</text:p>
          </table:table-cell>
          <table:table-cell office:value-type="float" office:value="85268" table:style-name="ce49">
            <text:p>85.268</text:p>
          </table:table-cell>
          <table:table-cell office:value-type="percentage" office:value="0.93731999560294599" table:style-name="ce50">
            <text:p>93,7%</text:p>
          </table:table-cell>
          <table:table-cell office:value-type="float" office:value="89593" table:style-name="ce49">
            <text:p>89.593</text:p>
          </table:table-cell>
          <table:table-cell office:value-type="percentage" office:value="0.91997823095722175" table:style-name="ce50">
            <text:p>92,0%</text:p>
          </table:table-cell>
          <table:table-cell office:value-type="float" office:value="57052" table:style-name="ce49">
            <text:p>57.052</text:p>
          </table:table-cell>
          <table:table-cell office:value-type="percentage" office:value="0.84951904464099581" table:style-name="ce50">
            <text:p>85,0%</text:p>
          </table:table-cell>
          <table:table-cell office:value-type="float" office:value="43651" table:style-name="ce49">
            <text:p>43.651</text:p>
          </table:table-cell>
          <table:table-cell office:value-type="percentage" office:value="0.85803864525386753" table:style-name="ce50">
            <text:p>85,8%</text:p>
          </table:table-cell>
          <table:table-cell office:value-type="float" office:value="43415" table:style-name="ce49">
            <text:p>43.415</text:p>
          </table:table-cell>
          <table:table-cell office:value-type="percentage" office:value="0.95874831614513167" table:style-name="ce50">
            <text:p>95,9%</text:p>
          </table:table-cell>
          <table:table-cell office:value-type="float" office:value="495151" table:style-name="ce49">
            <text:p>495.151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3945494078495506" table:style-name="ce50">
            <text:p>93,9%</text:p>
          </table:table-cell>
          <table:table-cell office:value-type="percentage" office:value="0.84836247440696988" table:style-name="ce50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30108" table:style-name="ce49">
            <text:p>230.108</text:p>
          </table:table-cell>
          <table:table-cell office:value-type="percentage" office:value="1" table:style-name="ce50">
            <text:p>100,0%</text:p>
          </table:table-cell>
          <table:table-cell office:value-type="float" office:value="252396" table:style-name="ce49">
            <text:p>252.396</text:p>
          </table:table-cell>
          <table:table-cell office:value-type="percentage" office:value="1" table:style-name="ce50">
            <text:p>100,0%</text:p>
          </table:table-cell>
          <table:table-cell office:value-type="float" office:value="324756" table:style-name="ce49">
            <text:p>324.756</text:p>
          </table:table-cell>
          <table:table-cell office:value-type="percentage" office:value="0.9924001430129904" table:style-name="ce50">
            <text:p>99,2%</text:p>
          </table:table-cell>
          <table:table-cell office:value-type="float" office:value="358076" table:style-name="ce49">
            <text:p>358.076</text:p>
          </table:table-cell>
          <table:table-cell office:value-type="percentage" office:value="0.9393315372649218" table:style-name="ce50">
            <text:p>93,9%</text:p>
          </table:table-cell>
          <table:table-cell office:value-type="float" office:value="326529" table:style-name="ce49">
            <text:p>326.529</text:p>
          </table:table-cell>
          <table:table-cell office:value-type="percentage" office:value="0.90651634360719824" table:style-name="ce50">
            <text:p>90,7%</text:p>
          </table:table-cell>
          <table:table-cell office:value-type="float" office:value="219413" table:style-name="ce49">
            <text:p>219.413</text:p>
          </table:table-cell>
          <table:table-cell office:value-type="percentage" office:value="0.84747510641091994" table:style-name="ce50">
            <text:p>84,7%</text:p>
          </table:table-cell>
          <table:table-cell office:value-type="float" office:value="181652" table:style-name="ce49">
            <text:p>181.652</text:p>
          </table:table-cell>
          <table:table-cell office:value-type="percentage" office:value="0.85774321344420368" table:style-name="ce50">
            <text:p>85,8%</text:p>
          </table:table-cell>
          <table:table-cell office:value-type="float" office:value="156727" table:style-name="ce49">
            <text:p>156.727</text:p>
          </table:table-cell>
          <table:table-cell office:value-type="percentage" office:value="0.93180061594073649" table:style-name="ce50">
            <text:p>93,2%</text:p>
          </table:table-cell>
          <table:table-cell office:value-type="float" office:value="2049657" table:style-name="ce49">
            <text:p>2.049.657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360792008283045" table:style-name="ce50">
            <text:p>94,4%</text:p>
          </table:table-cell>
          <table:table-cell office:value-type="percentage" office:value="0.85880118945014539" table:style-name="ce50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9237" table:style-name="ce49">
            <text:p>139.237</text:p>
          </table:table-cell>
          <table:table-cell office:value-type="percentage" office:value="1" table:style-name="ce50">
            <text:p>100,0%</text:p>
          </table:table-cell>
          <table:table-cell office:value-type="float" office:value="159800" table:style-name="ce49">
            <text:p>159.800</text:p>
          </table:table-cell>
          <table:table-cell office:value-type="percentage" office:value="1" table:style-name="ce50">
            <text:p>100,0%</text:p>
          </table:table-cell>
          <table:table-cell office:value-type="float" office:value="225943" table:style-name="ce49">
            <text:p>225.943</text:p>
          </table:table-cell>
          <table:table-cell office:value-type="percentage" office:value="0.99085638605785253" table:style-name="ce50">
            <text:p>99,1%</text:p>
          </table:table-cell>
          <table:table-cell office:value-type="float" office:value="290796" table:style-name="ce49">
            <text:p>290.796</text:p>
          </table:table-cell>
          <table:table-cell office:value-type="percentage" office:value="0.93381330541702656" table:style-name="ce50">
            <text:p>93,4%</text:p>
          </table:table-cell>
          <table:table-cell office:value-type="float" office:value="292926" table:style-name="ce49">
            <text:p>292.926</text:p>
          </table:table-cell>
          <table:table-cell office:value-type="percentage" office:value="0.88582652163263087" table:style-name="ce50">
            <text:p>88,6%</text:p>
          </table:table-cell>
          <table:table-cell office:value-type="float" office:value="213273" table:style-name="ce49">
            <text:p>213.273</text:p>
          </table:table-cell>
          <table:table-cell office:value-type="percentage" office:value="0.82743810887251645" table:style-name="ce50">
            <text:p>82,7%</text:p>
          </table:table-cell>
          <table:table-cell office:value-type="float" office:value="181853" table:style-name="ce49">
            <text:p>181.853</text:p>
          </table:table-cell>
          <table:table-cell office:value-type="percentage" office:value="0.830409330021188" table:style-name="ce50">
            <text:p>83,0%</text:p>
          </table:table-cell>
          <table:table-cell office:value-type="float" office:value="161025" table:style-name="ce49">
            <text:p>161.025</text:p>
          </table:table-cell>
          <table:table-cell office:value-type="percentage" office:value="0.90557092725064114" table:style-name="ce50">
            <text:p>90,6%</text:p>
          </table:table-cell>
          <table:table-cell office:value-type="float" office:value="1664853" table:style-name="ce49">
            <text:p>1.664.853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1672787902748887" table:style-name="ce50">
            <text:p>91,7%</text:p>
          </table:table-cell>
          <table:table-cell office:value-type="percentage" office:value="0.81265619996719796" table:style-name="ce50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61416" table:style-name="ce49">
            <text:p>461.416</text:p>
          </table:table-cell>
          <table:table-cell office:value-type="percentage" office:value="1" table:style-name="ce50">
            <text:p>100,0%</text:p>
          </table:table-cell>
          <table:table-cell office:value-type="float" office:value="622410" table:style-name="ce49">
            <text:p>622.410</text:p>
          </table:table-cell>
          <table:table-cell office:value-type="percentage" office:value="0.97903846879836909" table:style-name="ce50">
            <text:p>97,9%</text:p>
          </table:table-cell>
          <table:table-cell office:value-type="float" office:value="810615" table:style-name="ce49">
            <text:p>810.615</text:p>
          </table:table-cell>
          <table:table-cell office:value-type="percentage" office:value="0.95088588172915856" table:style-name="ce50">
            <text:p>95,1%</text:p>
          </table:table-cell>
          <table:table-cell office:value-type="float" office:value="1045870" table:style-name="ce49">
            <text:p>1.045.870</text:p>
          </table:table-cell>
          <table:table-cell office:value-type="percentage" office:value="0.9530426890443876" table:style-name="ce50">
            <text:p>95,3%</text:p>
          </table:table-cell>
          <table:table-cell office:value-type="float" office:value="1168374" table:style-name="ce49">
            <text:p>1.168.374</text:p>
          </table:table-cell>
          <table:table-cell office:value-type="percentage" office:value="0.91599099981968279" table:style-name="ce50">
            <text:p>91,6%</text:p>
          </table:table-cell>
          <table:table-cell office:value-type="float" office:value="836234" table:style-name="ce49">
            <text:p>836.234</text:p>
          </table:table-cell>
          <table:table-cell office:value-type="percentage" office:value="0.86510425934278745" table:style-name="ce50">
            <text:p>86,5%</text:p>
          </table:table-cell>
          <table:table-cell office:value-type="float" office:value="703265" table:style-name="ce49">
            <text:p>703.265</text:p>
          </table:table-cell>
          <table:table-cell office:value-type="percentage" office:value="0.84827917288362931" table:style-name="ce50">
            <text:p>84,8%</text:p>
          </table:table-cell>
          <table:table-cell office:value-type="float" office:value="611741" table:style-name="ce49">
            <text:p>611.741</text:p>
          </table:table-cell>
          <table:table-cell office:value-type="percentage" office:value="0.91119260370321276" table:style-name="ce50">
            <text:p>91,1%</text:p>
          </table:table-cell>
          <table:table-cell office:value-type="float" office:value="6259925" table:style-name="ce49">
            <text:p>6.259.925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2296415406078136" table:style-name="ce50">
            <text:p>92,3%</text:p>
          </table:table-cell>
          <table:table-cell office:value-type="percentage" office:value="0.81602379689471849" table:style-name="ce50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9232" table:style-name="ce49">
            <text:p>299.232</text:p>
          </table:table-cell>
          <table:table-cell office:value-type="percentage" office:value="1" table:style-name="ce50">
            <text:p>100,0%</text:p>
          </table:table-cell>
          <table:table-cell office:value-type="float" office:value="437999" table:style-name="ce49">
            <text:p>437.999</text:p>
          </table:table-cell>
          <table:table-cell office:value-type="percentage" office:value="0.99595930655606491" table:style-name="ce50">
            <text:p>99,6%</text:p>
          </table:table-cell>
          <table:table-cell office:value-type="float" office:value="577043" table:style-name="ce49">
            <text:p>577.043</text:p>
          </table:table-cell>
          <table:table-cell office:value-type="percentage" office:value="0.96634457581136757" table:style-name="ce50">
            <text:p>96,6%</text:p>
          </table:table-cell>
          <table:table-cell office:value-type="float" office:value="724385" table:style-name="ce49">
            <text:p>724.385</text:p>
          </table:table-cell>
          <table:table-cell office:value-type="percentage" office:value="0.95026735021566422" table:style-name="ce50">
            <text:p>95,0%</text:p>
          </table:table-cell>
          <table:table-cell office:value-type="float" office:value="768737" table:style-name="ce49">
            <text:p>768.737</text:p>
          </table:table-cell>
          <table:table-cell office:value-type="percentage" office:value="0.91437607868465598" table:style-name="ce50">
            <text:p>91,4%</text:p>
          </table:table-cell>
          <table:table-cell office:value-type="float" office:value="532075" table:style-name="ce49">
            <text:p>532.075</text:p>
          </table:table-cell>
          <table:table-cell office:value-type="percentage" office:value="0.86668317259061023" table:style-name="ce50">
            <text:p>86,7%</text:p>
          </table:table-cell>
          <table:table-cell office:value-type="float" office:value="450300" table:style-name="ce49">
            <text:p>450.300</text:p>
          </table:table-cell>
          <table:table-cell office:value-type="percentage" office:value="0.87816636211344978" table:style-name="ce50">
            <text:p>87,8%</text:p>
          </table:table-cell>
          <table:table-cell office:value-type="float" office:value="408759" table:style-name="ce49">
            <text:p>408.759</text:p>
          </table:table-cell>
          <table:table-cell office:value-type="percentage" office:value="0.94452005573412146" table:style-name="ce50">
            <text:p>94,5%</text:p>
          </table:table-cell>
          <table:table-cell office:value-type="float" office:value="4198530" table:style-name="ce49">
            <text:p>4.198.530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466288930651786" table:style-name="ce50">
            <text:p>93,5%</text:p>
          </table:table-cell>
          <table:table-cell office:value-type="percentage" office:value="0.83187885188263633" table:style-name="ce50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8455" table:style-name="ce49">
            <text:p>78.455</text:p>
          </table:table-cell>
          <table:table-cell office:value-type="percentage" office:value="1" table:style-name="ce50">
            <text:p>100,0%</text:p>
          </table:table-cell>
          <table:table-cell office:value-type="float" office:value="96179" table:style-name="ce49">
            <text:p>96.179</text:p>
          </table:table-cell>
          <table:table-cell office:value-type="percentage" office:value="1" table:style-name="ce50">
            <text:p>100,0%</text:p>
          </table:table-cell>
          <table:table-cell office:value-type="float" office:value="133513" table:style-name="ce49">
            <text:p>133.513</text:p>
          </table:table-cell>
          <table:table-cell office:value-type="percentage" office:value="1" table:style-name="ce50">
            <text:p>100,0%</text:p>
          </table:table-cell>
          <table:table-cell office:value-type="float" office:value="162409" table:style-name="ce49">
            <text:p>162.409</text:p>
          </table:table-cell>
          <table:table-cell office:value-type="percentage" office:value="0.96699076527361827" table:style-name="ce50">
            <text:p>96,7%</text:p>
          </table:table-cell>
          <table:table-cell office:value-type="float" office:value="147463" table:style-name="ce49">
            <text:p>147.463</text:p>
          </table:table-cell>
          <table:table-cell office:value-type="percentage" office:value="0.93605905951655499" table:style-name="ce50">
            <text:p>93,6%</text:p>
          </table:table-cell>
          <table:table-cell office:value-type="float" office:value="115001" table:style-name="ce49">
            <text:p>115.001</text:p>
          </table:table-cell>
          <table:table-cell office:value-type="percentage" office:value="0.88569954252090999" table:style-name="ce50">
            <text:p>88,6%</text:p>
          </table:table-cell>
          <table:table-cell office:value-type="float" office:value="95836" table:style-name="ce49">
            <text:p>95.836</text:p>
          </table:table-cell>
          <table:table-cell office:value-type="percentage" office:value="0.85183012461557606" table:style-name="ce50">
            <text:p>85,2%</text:p>
          </table:table-cell>
          <table:table-cell office:value-type="float" office:value="81510" table:style-name="ce49">
            <text:p>81.510</text:p>
          </table:table-cell>
          <table:table-cell office:value-type="percentage" office:value="0.95100864553314124" table:style-name="ce50">
            <text:p>95,1%</text:p>
          </table:table-cell>
          <table:table-cell office:value-type="float" office:value="910366" table:style-name="ce49">
            <text:p>910.366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839097158618369" table:style-name="ce50">
            <text:p>95,8%</text:p>
          </table:table-cell>
          <table:table-cell office:value-type="percentage" office:value="0.86046017056726898" table:style-name="ce50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3158" table:style-name="ce49">
            <text:p>243.158</text:p>
          </table:table-cell>
          <table:table-cell office:value-type="percentage" office:value="1" table:style-name="ce50">
            <text:p>100,0%</text:p>
          </table:table-cell>
          <table:table-cell office:value-type="float" office:value="292440" table:style-name="ce49">
            <text:p>292.440</text:p>
          </table:table-cell>
          <table:table-cell office:value-type="percentage" office:value="1" table:style-name="ce50">
            <text:p>100,0%</text:p>
          </table:table-cell>
          <table:table-cell office:value-type="float" office:value="348379" table:style-name="ce49">
            <text:p>348.379</text:p>
          </table:table-cell>
          <table:table-cell office:value-type="percentage" office:value="0.98532947172522245" table:style-name="ce50">
            <text:p>98,5%</text:p>
          </table:table-cell>
          <table:table-cell office:value-type="float" office:value="394038" table:style-name="ce49">
            <text:p>394.038</text:p>
          </table:table-cell>
          <table:table-cell office:value-type="percentage" office:value="0.96294721407624628" table:style-name="ce50">
            <text:p>96,3%</text:p>
          </table:table-cell>
          <table:table-cell office:value-type="float" office:value="412854" table:style-name="ce49">
            <text:p>412.854</text:p>
          </table:table-cell>
          <table:table-cell office:value-type="percentage" office:value="0.93229337205337404" table:style-name="ce50">
            <text:p>93,2%</text:p>
          </table:table-cell>
          <table:table-cell office:value-type="float" office:value="269363" table:style-name="ce49">
            <text:p>269.363</text:p>
          </table:table-cell>
          <table:table-cell office:value-type="percentage" office:value="0.87286048516192583" table:style-name="ce50">
            <text:p>87,3%</text:p>
          </table:table-cell>
          <table:table-cell office:value-type="float" office:value="205192" table:style-name="ce49">
            <text:p>205.192</text:p>
          </table:table-cell>
          <table:table-cell office:value-type="percentage" office:value="0.89073718755697551" table:style-name="ce50">
            <text:p>89,1%</text:p>
          </table:table-cell>
          <table:table-cell office:value-type="float" office:value="177391" table:style-name="ce49">
            <text:p>177.391</text:p>
          </table:table-cell>
          <table:table-cell office:value-type="percentage" office:value="0.96753098001570814" table:style-name="ce50">
            <text:p>96,8%</text:p>
          </table:table-cell>
          <table:table-cell office:value-type="float" office:value="2342815" table:style-name="ce49">
            <text:p>2.342.815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386557779789072" table:style-name="ce50">
            <text:p>95,4%</text:p>
          </table:table-cell>
          <table:table-cell office:value-type="percentage" office:value="0.86871439398771022" table:style-name="ce50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3491" table:style-name="ce49">
            <text:p>23.491</text:p>
          </table:table-cell>
          <table:table-cell office:value-type="percentage" office:value="1" table:style-name="ce50">
            <text:p>100,0%</text:p>
          </table:table-cell>
          <table:table-cell office:value-type="float" office:value="28791" table:style-name="ce49">
            <text:p>28.791</text:p>
          </table:table-cell>
          <table:table-cell office:value-type="percentage" office:value="1" table:style-name="ce50">
            <text:p>100,0%</text:p>
          </table:table-cell>
          <table:table-cell office:value-type="float" office:value="38547" table:style-name="ce49">
            <text:p>38.547</text:p>
          </table:table-cell>
          <table:table-cell office:value-type="percentage" office:value="0.99826487802351482" table:style-name="ce50">
            <text:p>99,8%</text:p>
          </table:table-cell>
          <table:table-cell office:value-type="float" office:value="45984" table:style-name="ce49">
            <text:p>45.984</text:p>
          </table:table-cell>
          <table:table-cell office:value-type="percentage" office:value="0.96808421052631577" table:style-name="ce50">
            <text:p>96,8%</text:p>
          </table:table-cell>
          <table:table-cell office:value-type="float" office:value="48558" table:style-name="ce49">
            <text:p>48.558</text:p>
          </table:table-cell>
          <table:table-cell office:value-type="percentage" office:value="0.93879050344134252" table:style-name="ce50">
            <text:p>93,9%</text:p>
          </table:table-cell>
          <table:table-cell office:value-type="float" office:value="32624" table:style-name="ce49">
            <text:p>32.624</text:p>
          </table:table-cell>
          <table:table-cell office:value-type="percentage" office:value="0.88087266443460421" table:style-name="ce50">
            <text:p>88,1%</text:p>
          </table:table-cell>
          <table:table-cell office:value-type="float" office:value="25903" table:style-name="ce49">
            <text:p>25.903</text:p>
          </table:table-cell>
          <table:table-cell office:value-type="percentage" office:value="0.85868195982231654" table:style-name="ce50">
            <text:p>85,9%</text:p>
          </table:table-cell>
          <table:table-cell office:value-type="float" office:value="25571" table:style-name="ce49">
            <text:p>25.571</text:p>
          </table:table-cell>
          <table:table-cell office:value-type="percentage" office:value="0.98406773138349046" table:style-name="ce50">
            <text:p>98,4%</text:p>
          </table:table-cell>
          <table:table-cell office:value-type="float" office:value="269469" table:style-name="ce49">
            <text:p>269.469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5733251858930857" table:style-name="ce50">
            <text:p>95,7%</text:p>
          </table:table-cell>
          <table:table-cell office:value-type="percentage" office:value="0.85227531501442233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5199" table:style-name="ce49">
            <text:p>375.199</text:p>
          </table:table-cell>
          <table:table-cell office:value-type="percentage" office:value="1" table:style-name="ce50">
            <text:p>100,0%</text:p>
          </table:table-cell>
          <table:table-cell office:value-type="float" office:value="512979" table:style-name="ce49">
            <text:p>512.979</text:p>
          </table:table-cell>
          <table:table-cell office:value-type="percentage" office:value="0.97330234323119247" table:style-name="ce50">
            <text:p>97,3%</text:p>
          </table:table-cell>
          <table:table-cell office:value-type="float" office:value="694770" table:style-name="ce49">
            <text:p>694.770</text:p>
          </table:table-cell>
          <table:table-cell office:value-type="percentage" office:value="0.96434490282570251" table:style-name="ce50">
            <text:p>96,4%</text:p>
          </table:table-cell>
          <table:table-cell office:value-type="float" office:value="951592" table:style-name="ce49">
            <text:p>951.592</text:p>
          </table:table-cell>
          <table:table-cell office:value-type="percentage" office:value="0.96143808745361248" table:style-name="ce50">
            <text:p>96,1%</text:p>
          </table:table-cell>
          <table:table-cell office:value-type="float" office:value="1055322" table:style-name="ce49">
            <text:p>1.055.322</text:p>
          </table:table-cell>
          <table:table-cell office:value-type="percentage" office:value="0.91288224471100743" table:style-name="ce50">
            <text:p>91,3%</text:p>
          </table:table-cell>
          <table:table-cell office:value-type="float" office:value="783917" table:style-name="ce49">
            <text:p>783.917</text:p>
          </table:table-cell>
          <table:table-cell office:value-type="percentage" office:value="0.87020283201086979" table:style-name="ce50">
            <text:p>87,0%</text:p>
          </table:table-cell>
          <table:table-cell office:value-type="float" office:value="641380" table:style-name="ce49">
            <text:p>641.380</text:p>
          </table:table-cell>
          <table:table-cell office:value-type="percentage" office:value="0.87196505505351729" table:style-name="ce50">
            <text:p>87,2%</text:p>
          </table:table-cell>
          <table:table-cell office:value-type="float" office:value="509275" table:style-name="ce49">
            <text:p>509.275</text:p>
          </table:table-cell>
          <table:table-cell office:value-type="percentage" office:value="0.89230647930756557" table:style-name="ce50">
            <text:p>89,2%</text:p>
          </table:table-cell>
          <table:table-cell office:value-type="float" office:value="5524434" table:style-name="ce49">
            <text:p>5.524.434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522510814100634" table:style-name="ce50">
            <text:p>92,5%</text:p>
          </table:table-cell>
          <table:table-cell office:value-type="percentage" office:value="0.81772863370707483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2913" table:style-name="ce49">
            <text:p>72.913</text:p>
          </table:table-cell>
          <table:table-cell office:value-type="percentage" office:value="1" table:style-name="ce50">
            <text:p>100,0%</text:p>
          </table:table-cell>
          <table:table-cell office:value-type="float" office:value="103961" table:style-name="ce49">
            <text:p>103.961</text:p>
          </table:table-cell>
          <table:table-cell office:value-type="percentage" office:value="1" table:style-name="ce50">
            <text:p>100,0%</text:p>
          </table:table-cell>
          <table:table-cell office:value-type="float" office:value="149954" table:style-name="ce49">
            <text:p>149.954</text:p>
          </table:table-cell>
          <table:table-cell office:value-type="percentage" office:value="0.97663816179391827" table:style-name="ce50">
            <text:p>97,7%</text:p>
          </table:table-cell>
          <table:table-cell office:value-type="float" office:value="210160" table:style-name="ce49">
            <text:p>210.160</text:p>
          </table:table-cell>
          <table:table-cell office:value-type="percentage" office:value="0.96358142712388184" table:style-name="ce50">
            <text:p>96,4%</text:p>
          </table:table-cell>
          <table:table-cell office:value-type="float" office:value="237195" table:style-name="ce49">
            <text:p>237.195</text:p>
          </table:table-cell>
          <table:table-cell office:value-type="percentage" office:value="0.93950520461999143" table:style-name="ce50">
            <text:p>94,0%</text:p>
          </table:table-cell>
          <table:table-cell office:value-type="float" office:value="175332" table:style-name="ce49">
            <text:p>175.332</text:p>
          </table:table-cell>
          <table:table-cell office:value-type="percentage" office:value="0.88073781608848967" table:style-name="ce50">
            <text:p>88,1%</text:p>
          </table:table-cell>
          <table:table-cell office:value-type="float" office:value="150738" table:style-name="ce49">
            <text:p>150.738</text:p>
          </table:table-cell>
          <table:table-cell office:value-type="percentage" office:value="0.86661415783694284" table:style-name="ce50">
            <text:p>86,7%</text:p>
          </table:table-cell>
          <table:table-cell office:value-type="float" office:value="132768" table:style-name="ce49">
            <text:p>132.768</text:p>
          </table:table-cell>
          <table:table-cell office:value-type="percentage" office:value="0.91807268905238704" table:style-name="ce50">
            <text:p>91,8%</text:p>
          </table:table-cell>
          <table:table-cell office:value-type="float" office:value="1233021" table:style-name="ce49">
            <text:p>1.233.021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579834458346678" table:style-name="ce50">
            <text:p>93,6%</text:p>
          </table:table-cell>
          <table:table-cell office:value-type="percentage" office:value="0.81491015652881948" table:style-name="ce50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592" table:style-name="ce49">
            <text:p>42.592</text:p>
          </table:table-cell>
          <table:table-cell office:value-type="percentage" office:value="1" table:style-name="ce50">
            <text:p>100,0%</text:p>
          </table:table-cell>
          <table:table-cell office:value-type="float" office:value="56017" table:style-name="ce49">
            <text:p>56.017</text:p>
          </table:table-cell>
          <table:table-cell office:value-type="percentage" office:value="0.98900070621468927" table:style-name="ce50">
            <text:p>98,9%</text:p>
          </table:table-cell>
          <table:table-cell office:value-type="float" office:value="72669" table:style-name="ce49">
            <text:p>72.669</text:p>
          </table:table-cell>
          <table:table-cell office:value-type="percentage" office:value="0.96034095414298926" table:style-name="ce50">
            <text:p>96,0%</text:p>
          </table:table-cell>
          <table:table-cell office:value-type="float" office:value="92598" table:style-name="ce49">
            <text:p>92.598</text:p>
          </table:table-cell>
          <table:table-cell office:value-type="percentage" office:value="0.94779831726340358" table:style-name="ce50">
            <text:p>94,8%</text:p>
          </table:table-cell>
          <table:table-cell office:value-type="float" office:value="96699" table:style-name="ce49">
            <text:p>96.699</text:p>
          </table:table-cell>
          <table:table-cell office:value-type="percentage" office:value="0.91464487386850546" table:style-name="ce50">
            <text:p>91,5%</text:p>
          </table:table-cell>
          <table:table-cell office:value-type="float" office:value="66175" table:style-name="ce49">
            <text:p>66.175</text:p>
          </table:table-cell>
          <table:table-cell office:value-type="percentage" office:value="0.86245096378162101" table:style-name="ce50">
            <text:p>86,2%</text:p>
          </table:table-cell>
          <table:table-cell office:value-type="float" office:value="60177" table:style-name="ce49">
            <text:p>60.177</text:p>
          </table:table-cell>
          <table:table-cell office:value-type="percentage" office:value="0.87464027208511386" table:style-name="ce50">
            <text:p>87,5%</text:p>
          </table:table-cell>
          <table:table-cell office:value-type="float" office:value="53408" table:style-name="ce49">
            <text:p>53.408</text:p>
          </table:table-cell>
          <table:table-cell office:value-type="percentage" office:value="0.92849567983866765" table:style-name="ce50">
            <text:p>92,8%</text:p>
          </table:table-cell>
          <table:table-cell office:value-type="float" office:value="540335" table:style-name="ce49">
            <text:p>540.335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133266916476776" table:style-name="ce50">
            <text:p>93,1%</text:p>
          </table:table-cell>
          <table:table-cell office:value-type="percentage" office:value="0.82160984347392396" table:style-name="ce50">
            <text:p>8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5345" table:style-name="ce49">
            <text:p>165.345</text:p>
          </table:table-cell>
          <table:table-cell office:value-type="percentage" office:value="1" table:style-name="ce50">
            <text:p>100,0%</text:p>
          </table:table-cell>
          <table:table-cell office:value-type="float" office:value="215114" table:style-name="ce49">
            <text:p>215.114</text:p>
          </table:table-cell>
          <table:table-cell office:value-type="percentage" office:value="0.99421350859192292" table:style-name="ce50">
            <text:p>99,4%</text:p>
          </table:table-cell>
          <table:table-cell office:value-type="float" office:value="281579" table:style-name="ce49">
            <text:p>281.579</text:p>
          </table:table-cell>
          <table:table-cell office:value-type="percentage" office:value="0.99090662753419689" table:style-name="ce50">
            <text:p>99,1%</text:p>
          </table:table-cell>
          <table:table-cell office:value-type="float" office:value="328358" table:style-name="ce49">
            <text:p>328.358</text:p>
          </table:table-cell>
          <table:table-cell office:value-type="percentage" office:value="0.97300773112630268" table:style-name="ce50">
            <text:p>97,3%</text:p>
          </table:table-cell>
          <table:table-cell office:value-type="float" office:value="327598" table:style-name="ce49">
            <text:p>327.598</text:p>
          </table:table-cell>
          <table:table-cell office:value-type="percentage" office:value="0.94120046887928654" table:style-name="ce50">
            <text:p>94,1%</text:p>
          </table:table-cell>
          <table:table-cell office:value-type="float" office:value="213241" table:style-name="ce49">
            <text:p>213.241</text:p>
          </table:table-cell>
          <table:table-cell office:value-type="percentage" office:value="0.89734677130894014" table:style-name="ce50">
            <text:p>89,7%</text:p>
          </table:table-cell>
          <table:table-cell office:value-type="float" office:value="176824" table:style-name="ce49">
            <text:p>176.824</text:p>
          </table:table-cell>
          <table:table-cell office:value-type="percentage" office:value="0.88760384509198609" table:style-name="ce50">
            <text:p>88,8%</text:p>
          </table:table-cell>
          <table:table-cell office:value-type="float" office:value="161237" table:style-name="ce49">
            <text:p>161.237</text:p>
          </table:table-cell>
          <table:table-cell office:value-type="percentage" office:value="0.93299270326414652" table:style-name="ce50">
            <text:p>93,3%</text:p>
          </table:table-cell>
          <table:table-cell office:value-type="float" office:value="1869296" table:style-name="ce49">
            <text:p>1.869.296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603791427503249" table:style-name="ce50">
            <text:p>95,6%</text:p>
          </table:table-cell>
          <table:table-cell office:value-type="percentage" office:value="0.8551576736074894" table:style-name="ce50">
            <text:p>85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412" table:style-name="ce49">
            <text:p>2.412</text:p>
          </table:table-cell>
          <table:table-cell office:value-type="percentage" office:value="0.85019386676066266" table:style-name="ce50">
            <text:p>85,0%</text:p>
          </table:table-cell>
          <table:table-cell office:value-type="float" office:value="3937" table:style-name="ce49">
            <text:p>3.937</text:p>
          </table:table-cell>
          <table:table-cell office:value-type="percentage" office:value="0.8939600363306085" table:style-name="ce50">
            <text:p>89,4%</text:p>
          </table:table-cell>
          <table:table-cell office:value-type="float" office:value="7729" table:style-name="ce49">
            <text:p>7.729</text:p>
          </table:table-cell>
          <table:table-cell office:value-type="percentage" office:value="0.92796254052107097" table:style-name="ce50">
            <text:p>92,8%</text:p>
          </table:table-cell>
          <table:table-cell office:value-type="float" office:value="10710" table:style-name="ce49">
            <text:p>10.710</text:p>
          </table:table-cell>
          <table:table-cell office:value-type="percentage" office:value="0.92671108419139914" table:style-name="ce50">
            <text:p>92,7%</text:p>
          </table:table-cell>
          <table:table-cell office:value-type="float" office:value="11356" table:style-name="ce49">
            <text:p>11.356</text:p>
          </table:table-cell>
          <table:table-cell office:value-type="percentage" office:value="0.91899328315934292" table:style-name="ce50">
            <text:p>91,9%</text:p>
          </table:table-cell>
          <table:table-cell office:value-type="float" office:value="9672" table:style-name="ce49">
            <text:p>9.672</text:p>
          </table:table-cell>
          <table:table-cell office:value-type="percentage" office:value="0.84849548205982983" table:style-name="ce50">
            <text:p>84,8%</text:p>
          </table:table-cell>
          <table:table-cell office:value-type="float" office:value="9941" table:style-name="ce49">
            <text:p>9.941</text:p>
          </table:table-cell>
          <table:table-cell office:value-type="percentage" office:value="0.91495628163828813" table:style-name="ce50">
            <text:p>91,5%</text:p>
          </table:table-cell>
          <table:table-cell office:value-type="float" office:value="9818" table:style-name="ce49">
            <text:p>9.818</text:p>
          </table:table-cell>
          <table:table-cell office:value-type="percentage" office:value="1.0578601443809934" table:style-name="ce50">
            <text:p>105,8%</text:p>
          </table:table-cell>
          <table:table-cell office:value-type="float" office:value="65575" table:style-name="ce49">
            <text:p>65.575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92321446169874277" table:style-name="ce50">
            <text:p>92,3%</text:p>
          </table:table-cell>
          <table:table-cell office:value-type="percentage" office:value="0.78516948645186013" table:style-name="ce50">
            <text:p>78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102" table:style-name="ce49">
            <text:p>2.102</text:p>
          </table:table-cell>
          <table:table-cell office:value-type="percentage" office:value="0.83711668657905214" table:style-name="ce50">
            <text:p>83,7%</text:p>
          </table:table-cell>
          <table:table-cell office:value-type="float" office:value="3432" table:style-name="ce49">
            <text:p>3.432</text:p>
          </table:table-cell>
          <table:table-cell office:value-type="percentage" office:value="0.9024454378122535" table:style-name="ce50">
            <text:p>90,2%</text:p>
          </table:table-cell>
          <table:table-cell office:value-type="float" office:value="7520" table:style-name="ce49">
            <text:p>7.520</text:p>
          </table:table-cell>
          <table:table-cell office:value-type="percentage" office:value="0.93941286695815118" table:style-name="ce50">
            <text:p>93,9%</text:p>
          </table:table-cell>
          <table:table-cell office:value-type="float" office:value="10179" table:style-name="ce49">
            <text:p>10.179</text:p>
          </table:table-cell>
          <table:table-cell office:value-type="percentage" office:value="0.94241273956115179" table:style-name="ce50">
            <text:p>94,2%</text:p>
          </table:table-cell>
          <table:table-cell office:value-type="float" office:value="10723" table:style-name="ce49">
            <text:p>10.723</text:p>
          </table:table-cell>
          <table:table-cell office:value-type="percentage" office:value="0.9816900119014923" table:style-name="ce50">
            <text:p>98,2%</text:p>
          </table:table-cell>
          <table:table-cell office:value-type="float" office:value="9431" table:style-name="ce49">
            <text:p>9.431</text:p>
          </table:table-cell>
          <table:table-cell office:value-type="percentage" office:value="0.8611212563915267" table:style-name="ce50">
            <text:p>86,1%</text:p>
          </table:table-cell>
          <table:table-cell office:value-type="float" office:value="10454" table:style-name="ce49">
            <text:p>10.454</text:p>
          </table:table-cell>
          <table:table-cell office:value-type="percentage" office:value="0.89419211359165174" table:style-name="ce50">
            <text:p>89,4%</text:p>
          </table:table-cell>
          <table:table-cell office:value-type="float" office:value="9274" table:style-name="ce49">
            <text:p>9.274</text:p>
          </table:table-cell>
          <table:table-cell office:value-type="percentage" office:value="0.96805845511482258" table:style-name="ce50">
            <text:p>96,8%</text:p>
          </table:table-cell>
          <table:table-cell office:value-type="float" office:value="63115" table:style-name="ce49">
            <text:p>63.115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2454516157384348" table:style-name="ce50">
            <text:p>92,5%</text:p>
          </table:table-cell>
          <table:table-cell office:value-type="percentage" office:value="0.7511723120135203" table:style-name="ce50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20" table:style-name="ce49">
            <text:p>20</text:p>
          </table:table-cell>
          <table:table-cell office:value-type="string" table:style-name="ce50">
            <text:p>-</text:p>
          </table:table-cell>
          <table:table-cell office:value-type="float" office:value="3697" table:style-name="ce49">
            <text:p>3.697</text:p>
          </table:table-cell>
          <table:table-cell office:value-type="string" table:style-name="ce50">
            <text:p>-</text:p>
          </table:table-cell>
          <table:table-cell office:value-type="float" office:value="9665" table:style-name="ce49">
            <text:p>9.665</text:p>
          </table:table-cell>
          <table:table-cell office:value-type="string" table:style-name="ce50">
            <text:p>-</text:p>
          </table:table-cell>
          <table:table-cell office:value-type="float" office:value="22696" table:style-name="ce49">
            <text:p>22.696</text:p>
          </table:table-cell>
          <table:table-cell office:value-type="string" table:style-name="ce50">
            <text:p>-</text:p>
          </table:table-cell>
          <table:table-cell office:value-type="float" office:value="32682" table:style-name="ce49">
            <text:p>32.682</text:p>
          </table:table-cell>
          <table:table-cell office:value-type="string" table:style-name="ce50">
            <text:p>-</text:p>
          </table:table-cell>
          <table:table-cell office:value-type="float" office:value="25131" table:style-name="ce49">
            <text:p>25.131</text:p>
          </table:table-cell>
          <table:table-cell office:value-type="string" table:style-name="ce50">
            <text:p>-</text:p>
          </table:table-cell>
          <table:table-cell office:value-type="float" office:value="1236" table:style-name="ce49">
            <text:p>1.236</text:p>
          </table:table-cell>
          <table:table-cell office:value-type="string" table:style-name="ce50">
            <text:p>-</text:p>
          </table:table-cell>
          <table:table-cell office:value-type="float" office:value="95157" table:style-name="ce49">
            <text:p>95.15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1">
            <text:p>Sanidad Exterior</text:p>
          </table:table-cell>
          <table:table-cell office:value-type="float" office:value="33" table:style-name="ce52">
            <text:p>33</text:p>
          </table:table-cell>
          <table:table-cell office:value-type="string" table:style-name="ce53">
            <text:p>-</text:p>
          </table:table-cell>
          <table:table-cell office:value-type="float" office:value="52" table:style-name="ce52">
            <text:p>52</text:p>
          </table:table-cell>
          <table:table-cell office:value-type="string" table:style-name="ce53">
            <text:p>-</text:p>
          </table:table-cell>
          <table:table-cell office:value-type="float" office:value="319" table:style-name="ce52">
            <text:p>319</text:p>
          </table:table-cell>
          <table:table-cell office:value-type="string" table:style-name="ce53">
            <text:p>-</text:p>
          </table:table-cell>
          <table:table-cell office:value-type="float" office:value="924" table:style-name="ce52">
            <text:p>924</text:p>
          </table:table-cell>
          <table:table-cell office:value-type="string" table:style-name="ce53">
            <text:p>-</text:p>
          </table:table-cell>
          <table:table-cell office:value-type="float" office:value="1969" table:style-name="ce52">
            <text:p>1.969</text:p>
          </table:table-cell>
          <table:table-cell office:value-type="string" table:style-name="ce53">
            <text:p>-</text:p>
          </table:table-cell>
          <table:table-cell office:value-type="float" office:value="2429" table:style-name="ce52">
            <text:p>2.429</text:p>
          </table:table-cell>
          <table:table-cell office:value-type="string" table:style-name="ce53">
            <text:p>-</text:p>
          </table:table-cell>
          <table:table-cell office:value-type="float" office:value="2128" table:style-name="ce52">
            <text:p>2.128</text:p>
          </table:table-cell>
          <table:table-cell office:value-type="string" table:style-name="ce53">
            <text:p>-</text:p>
          </table:table-cell>
          <table:table-cell office:value-type="float" office:value="271" table:style-name="ce52">
            <text:p>271</text:p>
          </table:table-cell>
          <table:table-cell office:value-type="string" table:style-name="ce53">
            <text:p>-</text:p>
          </table:table-cell>
          <table:table-cell office:value-type="float" office:value="8125" table:style-name="ce52">
            <text:p>8.12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4" table:style-name="ce29"/>
          <table:table-cell table:number-columns-repeated="16339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51876" table:style-name="ce56">
            <text:p>2.951.876</text:p>
          </table:table-cell>
          <table:table-cell office:value-type="percentage" office:value="1" table:style-name="ce57">
            <text:p>100,0%</text:p>
          </table:table-cell>
          <table:table-cell office:value-type="float" office:value="3969605" table:style-name="ce56">
            <text:p>3.969.605</text:p>
          </table:table-cell>
          <table:table-cell office:value-type="percentage" office:value="0.99318860026285838" table:style-name="ce57">
            <text:p>99,3%</text:p>
          </table:table-cell>
          <table:table-cell office:value-type="float" office:value="5339642" table:style-name="ce56">
            <text:p>5.339.642</text:p>
          </table:table-cell>
          <table:table-cell office:value-type="percentage" office:value="0.96949375960026585" table:style-name="ce57">
            <text:p>96,9%</text:p>
          </table:table-cell>
          <table:table-cell office:value-type="float" office:value="6774630" table:style-name="ce56">
            <text:p>6.774.630</text:p>
          </table:table-cell>
          <table:table-cell office:value-type="percentage" office:value="0.95019659975140658" table:style-name="ce57">
            <text:p>95,0%</text:p>
          </table:table-cell>
          <table:table-cell office:value-type="float" office:value="7141990" table:style-name="ce56">
            <text:p>7.141.990</text:p>
          </table:table-cell>
          <table:table-cell office:value-type="percentage" office:value="0.91367089993767281" table:style-name="ce57">
            <text:p>91,4%</text:p>
          </table:table-cell>
          <table:table-cell office:value-type="float" office:value="5139586" table:style-name="ce56">
            <text:p>5.139.586</text:p>
          </table:table-cell>
          <table:table-cell office:value-type="percentage" office:value="0.86495602505545255" table:style-name="ce57">
            <text:p>86,5%</text:p>
          </table:table-cell>
          <table:table-cell office:value-type="float" office:value="4266477" table:style-name="ce56">
            <text:p>4.266.477</text:p>
          </table:table-cell>
          <table:table-cell office:value-type="percentage" office:value="0.8663592308418645" table:style-name="ce57">
            <text:p>86,6%</text:p>
          </table:table-cell>
          <table:table-cell office:value-type="float" office:value="3684863" table:style-name="ce56">
            <text:p>3.684.863</text:p>
          </table:table-cell>
          <table:table-cell office:value-type="percentage" office:value="0.92492423371508059" table:style-name="ce57">
            <text:p>92,5%</text:p>
          </table:table-cell>
          <table:table-cell office:value-type="float" office:value="39268669" table:style-name="ce56">
            <text:p>39.268.669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3086732917809978" table:style-name="ce57">
            <text:p>93,1%</text:p>
          </table:table-cell>
          <table:table-cell office:value-type="percentage" office:value="0.82847570683219418" table:style-name="ce57">
            <text:p>82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office:value-type="string" table:style-name="ce43">
            <text:p>% pauta completa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0908" table:style-name="ce46">
            <text:p>430.908</text:p>
          </table:table-cell>
          <table:table-cell office:value-type="percentage" office:value="1" table:style-name="ce47">
            <text:p>100,0%</text:p>
          </table:table-cell>
          <table:table-cell office:value-type="float" office:value="653180" table:style-name="ce46">
            <text:p>653.180</text:p>
          </table:table-cell>
          <table:table-cell office:value-type="percentage" office:value="0.9982531563157645" table:style-name="ce47">
            <text:p>99,8%</text:p>
          </table:table-cell>
          <table:table-cell office:value-type="float" office:value="935023" table:style-name="ce46">
            <text:p>935.023</text:p>
          </table:table-cell>
          <table:table-cell office:value-type="percentage" office:value="0.97578240691943152" table:style-name="ce47">
            <text:p>97,6%</text:p>
          </table:table-cell>
          <table:table-cell office:value-type="float" office:value="1225552" table:style-name="ce46">
            <text:p>1.225.552</text:p>
          </table:table-cell>
          <table:table-cell office:value-type="percentage" office:value="0.95181777443303039" table:style-name="ce47">
            <text:p>95,2%</text:p>
          </table:table-cell>
          <table:table-cell office:value-type="float" office:value="1272992" table:style-name="ce46">
            <text:p>1.272.992</text:p>
          </table:table-cell>
          <table:table-cell office:value-type="percentage" office:value="0.91956865963176571" table:style-name="ce47">
            <text:p>92,0%</text:p>
          </table:table-cell>
          <table:table-cell office:value-type="float" office:value="957930" table:style-name="ce46">
            <text:p>957.930</text:p>
          </table:table-cell>
          <table:table-cell office:value-type="percentage" office:value="0.86944406878730918" table:style-name="ce47">
            <text:p>86,9%</text:p>
          </table:table-cell>
          <table:table-cell office:value-type="float" office:value="799493" table:style-name="ce46">
            <text:p>799.493</text:p>
          </table:table-cell>
          <table:table-cell office:value-type="percentage" office:value="0.86327895546111055" table:style-name="ce47">
            <text:p>86,3%</text:p>
          </table:table-cell>
          <table:table-cell office:value-type="float" office:value="762905" table:style-name="ce46">
            <text:p>762.905</text:p>
          </table:table-cell>
          <table:table-cell office:value-type="percentage" office:value="0.9871371528092272" table:style-name="ce47">
            <text:p>98,7%</text:p>
          </table:table-cell>
          <table:table-cell office:value-type="float" office:value="7037983" table:style-name="ce46">
            <text:p>7.037.983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739721803594966" table:style-name="ce47">
            <text:p>93,7%</text:p>
          </table:table-cell>
          <table:table-cell office:value-type="percentage" office:value="0.82778209495241062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0539" table:style-name="ce49">
            <text:p>100.539</text:p>
          </table:table-cell>
          <table:table-cell office:value-type="percentage" office:value="1" table:style-name="ce50">
            <text:p>100,0%</text:p>
          </table:table-cell>
          <table:table-cell office:value-type="float" office:value="119282" table:style-name="ce49">
            <text:p>119.282</text:p>
          </table:table-cell>
          <table:table-cell office:value-type="percentage" office:value="0.99713270637408569" table:style-name="ce50">
            <text:p>99,7%</text:p>
          </table:table-cell>
          <table:table-cell office:value-type="float" office:value="155586" table:style-name="ce49">
            <text:p>155.586</text:p>
          </table:table-cell>
          <table:table-cell office:value-type="percentage" office:value="0.96451552910544913" table:style-name="ce50">
            <text:p>96,5%</text:p>
          </table:table-cell>
          <table:table-cell office:value-type="float" office:value="188548" table:style-name="ce49">
            <text:p>188.548</text:p>
          </table:table-cell>
          <table:table-cell office:value-type="percentage" office:value="0.93818977956908989" table:style-name="ce50">
            <text:p>93,8%</text:p>
          </table:table-cell>
          <table:table-cell office:value-type="float" office:value="191290" table:style-name="ce49">
            <text:p>191.290</text:p>
          </table:table-cell>
          <table:table-cell office:value-type="percentage" office:value="0.89539733285900847" table:style-name="ce50">
            <text:p>89,5%</text:p>
          </table:table-cell>
          <table:table-cell office:value-type="float" office:value="130291" table:style-name="ce49">
            <text:p>130.291</text:p>
          </table:table-cell>
          <table:table-cell office:value-type="percentage" office:value="0.82317820543600495" table:style-name="ce50">
            <text:p>82,3%</text:p>
          </table:table-cell>
          <table:table-cell office:value-type="float" office:value="108661" table:style-name="ce49">
            <text:p>108.661</text:p>
          </table:table-cell>
          <table:table-cell office:value-type="percentage" office:value="0.83075429287909597" table:style-name="ce50">
            <text:p>83,1%</text:p>
          </table:table-cell>
          <table:table-cell office:value-type="float" office:value="98370" table:style-name="ce49">
            <text:p>98.370</text:p>
          </table:table-cell>
          <table:table-cell office:value-type="percentage" office:value="0.91902799966366766" table:style-name="ce50">
            <text:p>91,9%</text:p>
          </table:table-cell>
          <table:table-cell office:value-type="float" office:value="1092567" table:style-name="ce49">
            <text:p>1.092.567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1858050391455248" table:style-name="ce50">
            <text:p>91,9%</text:p>
          </table:table-cell>
          <table:table-cell office:value-type="percentage" office:value="0.82077974176885404" table:style-name="ce50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8640" table:style-name="ce49">
            <text:p>88.640</text:p>
          </table:table-cell>
          <table:table-cell office:value-type="percentage" office:value="1" table:style-name="ce50">
            <text:p>100,0%</text:p>
          </table:table-cell>
          <table:table-cell office:value-type="float" office:value="114698" table:style-name="ce49">
            <text:p>114.698</text:p>
          </table:table-cell>
          <table:table-cell office:value-type="percentage" office:value="1" table:style-name="ce50">
            <text:p>100,0%</text:p>
          </table:table-cell>
          <table:table-cell office:value-type="float" office:value="149559" table:style-name="ce49">
            <text:p>149.559</text:p>
          </table:table-cell>
          <table:table-cell office:value-type="percentage" office:value="0.98400552667938679" table:style-name="ce50">
            <text:p>98,4%</text:p>
          </table:table-cell>
          <table:table-cell office:value-type="float" office:value="155016" table:style-name="ce49">
            <text:p>155.016</text:p>
          </table:table-cell>
          <table:table-cell office:value-type="percentage" office:value="0.95639888205425616" table:style-name="ce50">
            <text:p>95,6%</text:p>
          </table:table-cell>
          <table:table-cell office:value-type="float" office:value="152426" table:style-name="ce49">
            <text:p>152.426</text:p>
          </table:table-cell>
          <table:table-cell office:value-type="percentage" office:value="0.91867164898746378" table:style-name="ce50">
            <text:p>91,9%</text:p>
          </table:table-cell>
          <table:table-cell office:value-type="float" office:value="91973" table:style-name="ce49">
            <text:p>91.973</text:p>
          </table:table-cell>
          <table:table-cell office:value-type="percentage" office:value="0.84696705988525756" table:style-name="ce50">
            <text:p>84,7%</text:p>
          </table:table-cell>
          <table:table-cell office:value-type="float" office:value="67471" table:style-name="ce49">
            <text:p>67.471</text:p>
          </table:table-cell>
          <table:table-cell office:value-type="percentage" office:value="0.85145503647055854" table:style-name="ce50">
            <text:p>85,1%</text:p>
          </table:table-cell>
          <table:table-cell office:value-type="float" office:value="67211" table:style-name="ce49">
            <text:p>67.211</text:p>
          </table:table-cell>
          <table:table-cell office:value-type="percentage" office:value="1.0299589309795267" table:style-name="ce50">
            <text:p>103,0%</text:p>
          </table:table-cell>
          <table:table-cell office:value-type="float" office:value="886994" table:style-name="ce49">
            <text:p>886.994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329879079625168" table:style-name="ce50">
            <text:p>95,3%</text:p>
          </table:table-cell>
          <table:table-cell office:value-type="percentage" office:value="0.87570701231823034" table:style-name="ce50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438" table:style-name="ce49">
            <text:p>51.438</text:p>
          </table:table-cell>
          <table:table-cell office:value-type="percentage" office:value="0.95907370462215424" table:style-name="ce50">
            <text:p>95,9%</text:p>
          </table:table-cell>
          <table:table-cell office:value-type="float" office:value="79881" table:style-name="ce49">
            <text:p>79.881</text:p>
          </table:table-cell>
          <table:table-cell office:value-type="percentage" office:value="0.91570947107779077" table:style-name="ce50">
            <text:p>91,6%</text:p>
          </table:table-cell>
          <table:table-cell office:value-type="float" office:value="112200" table:style-name="ce49">
            <text:p>112.200</text:p>
          </table:table-cell>
          <table:table-cell office:value-type="percentage" office:value="0.88073913009349025" table:style-name="ce50">
            <text:p>88,1%</text:p>
          </table:table-cell>
          <table:table-cell office:value-type="float" office:value="153181" table:style-name="ce49">
            <text:p>153.181</text:p>
          </table:table-cell>
          <table:table-cell office:value-type="percentage" office:value="0.86295265565495638" table:style-name="ce50">
            <text:p>86,3%</text:p>
          </table:table-cell>
          <table:table-cell office:value-type="float" office:value="172974" table:style-name="ce49">
            <text:p>172.974</text:p>
          </table:table-cell>
          <table:table-cell office:value-type="percentage" office:value="0.79850246742035702" table:style-name="ce50">
            <text:p>79,9%</text:p>
          </table:table-cell>
          <table:table-cell office:value-type="float" office:value="133714" table:style-name="ce49">
            <text:p>133.714</text:p>
          </table:table-cell>
          <table:table-cell office:value-type="percentage" office:value="0.72652094301998948" table:style-name="ce50">
            <text:p>72,7%</text:p>
          </table:table-cell>
          <table:table-cell office:value-type="float" office:value="103027" table:style-name="ce49">
            <text:p>103.027</text:p>
          </table:table-cell>
          <table:table-cell office:value-type="percentage" office:value="0.75085451086996136" table:style-name="ce50">
            <text:p>75,1%</text:p>
          </table:table-cell>
          <table:table-cell office:value-type="float" office:value="85910" table:style-name="ce49">
            <text:p>85.910</text:p>
          </table:table-cell>
          <table:table-cell office:value-type="percentage" office:value="0.86310480630123776" table:style-name="ce50">
            <text:p>86,3%</text:p>
          </table:table-cell>
          <table:table-cell office:value-type="float" office:value="892325" table:style-name="ce49">
            <text:p>892.325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379589119884189" table:style-name="ce50">
            <text:p>82,4%</text:p>
          </table:table-cell>
          <table:table-cell office:value-type="percentage" office:value="0.73154885122256152" table:style-name="ce50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3064" table:style-name="ce49">
            <text:p>93.064</text:p>
          </table:table-cell>
          <table:table-cell office:value-type="percentage" office:value="0.92728323469042073" table:style-name="ce50">
            <text:p>92,7%</text:p>
          </table:table-cell>
          <table:table-cell office:value-type="float" office:value="152234" table:style-name="ce49">
            <text:p>152.234</text:p>
          </table:table-cell>
          <table:table-cell office:value-type="percentage" office:value="0.90915280150018518" table:style-name="ce50">
            <text:p>90,9%</text:p>
          </table:table-cell>
          <table:table-cell office:value-type="float" office:value="225800" table:style-name="ce49">
            <text:p>225.800</text:p>
          </table:table-cell>
          <table:table-cell office:value-type="percentage" office:value="0.89761682335870885" table:style-name="ce50">
            <text:p>89,8%</text:p>
          </table:table-cell>
          <table:table-cell office:value-type="float" office:value="324939" table:style-name="ce49">
            <text:p>324.939</text:p>
          </table:table-cell>
          <table:table-cell office:value-type="percentage" office:value="0.88239415392386089" table:style-name="ce50">
            <text:p>88,2%</text:p>
          </table:table-cell>
          <table:table-cell office:value-type="float" office:value="322697" table:style-name="ce49">
            <text:p>322.697</text:p>
          </table:table-cell>
          <table:table-cell office:value-type="percentage" office:value="0.81880970807272169" table:style-name="ce50">
            <text:p>81,9%</text:p>
          </table:table-cell>
          <table:table-cell office:value-type="float" office:value="234290" table:style-name="ce49">
            <text:p>234.290</text:p>
          </table:table-cell>
          <table:table-cell office:value-type="percentage" office:value="0.74886051997366254" table:style-name="ce50">
            <text:p>74,9%</text:p>
          </table:table-cell>
          <table:table-cell office:value-type="float" office:value="192450" table:style-name="ce49">
            <text:p>192.450</text:p>
          </table:table-cell>
          <table:table-cell office:value-type="percentage" office:value="0.75568085883355385" table:style-name="ce50">
            <text:p>75,6%</text:p>
          </table:table-cell>
          <table:table-cell office:value-type="float" office:value="171011" table:style-name="ce49">
            <text:p>171.011</text:p>
          </table:table-cell>
          <table:table-cell office:value-type="percentage" office:value="0.92807098472308902" table:style-name="ce50">
            <text:p>92,8%</text:p>
          </table:table-cell>
          <table:table-cell office:value-type="float" office:value="1716485" table:style-name="ce49">
            <text:p>1.716.485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4409836573456865" table:style-name="ce50">
            <text:p>84,4%</text:p>
          </table:table-cell>
          <table:table-cell office:value-type="percentage" office:value="0.76479625230966919" table:style-name="ce50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306" table:style-name="ce49">
            <text:p>42.306</text:p>
          </table:table-cell>
          <table:table-cell office:value-type="percentage" office:value="1" table:style-name="ce50">
            <text:p>100,0%</text:p>
          </table:table-cell>
          <table:table-cell office:value-type="float" office:value="56122" table:style-name="ce49">
            <text:p>56.122</text:p>
          </table:table-cell>
          <table:table-cell office:value-type="percentage" office:value="1" table:style-name="ce50">
            <text:p>100,0%</text:p>
          </table:table-cell>
          <table:table-cell office:value-type="float" office:value="77221" table:style-name="ce49">
            <text:p>77.221</text:p>
          </table:table-cell>
          <table:table-cell office:value-type="percentage" office:value="0.97431141728806292" table:style-name="ce50">
            <text:p>97,4%</text:p>
          </table:table-cell>
          <table:table-cell office:value-type="float" office:value="85235" table:style-name="ce49">
            <text:p>85.235</text:p>
          </table:table-cell>
          <table:table-cell office:value-type="percentage" office:value="0.93695723865010438" table:style-name="ce50">
            <text:p>93,7%</text:p>
          </table:table-cell>
          <table:table-cell office:value-type="float" office:value="89457" table:style-name="ce49">
            <text:p>89.457</text:p>
          </table:table-cell>
          <table:table-cell office:value-type="percentage" office:value="0.91858172632616597" table:style-name="ce50">
            <text:p>91,9%</text:p>
          </table:table-cell>
          <table:table-cell office:value-type="float" office:value="56911" table:style-name="ce49">
            <text:p>56.911</text:p>
          </table:table-cell>
          <table:table-cell office:value-type="percentage" office:value="0.84741951815122551" table:style-name="ce50">
            <text:p>84,7%</text:p>
          </table:table-cell>
          <table:table-cell office:value-type="float" office:value="43648" table:style-name="ce49">
            <text:p>43.648</text:p>
          </table:table-cell>
          <table:table-cell office:value-type="percentage" office:value="0.85797967487665361" table:style-name="ce50">
            <text:p>85,8%</text:p>
          </table:table-cell>
          <table:table-cell office:value-type="float" office:value="46314" table:style-name="ce49">
            <text:p>46.314</text:p>
          </table:table-cell>
          <table:table-cell office:value-type="percentage" office:value="1.0227679261533025" table:style-name="ce50">
            <text:p>102,3%</text:p>
          </table:table-cell>
          <table:table-cell office:value-type="float" office:value="497214" table:style-name="ce49">
            <text:p>497.214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4336909130235158" table:style-name="ce50">
            <text:p>94,3%</text:p>
          </table:table-cell>
          <table:table-cell office:value-type="percentage" office:value="0.85189709674379555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28272" table:style-name="ce49">
            <text:p>228.272</text:p>
          </table:table-cell>
          <table:table-cell office:value-type="percentage" office:value="1" table:style-name="ce50">
            <text:p>100,0%</text:p>
          </table:table-cell>
          <table:table-cell office:value-type="float" office:value="250769" table:style-name="ce49">
            <text:p>250.769</text:p>
          </table:table-cell>
          <table:table-cell office:value-type="percentage" office:value="1" table:style-name="ce50">
            <text:p>100,0%</text:p>
          </table:table-cell>
          <table:table-cell office:value-type="float" office:value="323987" table:style-name="ce49">
            <text:p>323.987</text:p>
          </table:table-cell>
          <table:table-cell office:value-type="percentage" office:value="0.99005020733827764" table:style-name="ce50">
            <text:p>99,0%</text:p>
          </table:table-cell>
          <table:table-cell office:value-type="float" office:value="355559" table:style-name="ce49">
            <text:p>355.559</text:p>
          </table:table-cell>
          <table:table-cell office:value-type="percentage" office:value="0.93272875606960071" table:style-name="ce50">
            <text:p>93,3%</text:p>
          </table:table-cell>
          <table:table-cell office:value-type="float" office:value="324111" table:style-name="ce49">
            <text:p>324.111</text:p>
          </table:table-cell>
          <table:table-cell office:value-type="percentage" office:value="0.89980344362330023" table:style-name="ce50">
            <text:p>90,0%</text:p>
          </table:table-cell>
          <table:table-cell office:value-type="float" office:value="216495" table:style-name="ce49">
            <text:p>216.495</text:p>
          </table:table-cell>
          <table:table-cell office:value-type="percentage" office:value="0.8362044325652177" table:style-name="ce50">
            <text:p>83,6%</text:p>
          </table:table-cell>
          <table:table-cell office:value-type="float" office:value="178703" table:style-name="ce49">
            <text:p>178.703</text:p>
          </table:table-cell>
          <table:table-cell office:value-type="percentage" office:value="0.84381832004117496" table:style-name="ce50">
            <text:p>84,4%</text:p>
          </table:table-cell>
          <table:table-cell office:value-type="float" office:value="164135" table:style-name="ce49">
            <text:p>164.135</text:p>
          </table:table-cell>
          <table:table-cell office:value-type="percentage" office:value="0.97584394582575296" table:style-name="ce50">
            <text:p>97,6%</text:p>
          </table:table-cell>
          <table:table-cell office:value-type="float" office:value="2042031" table:style-name="ce49">
            <text:p>2.042.031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009711120185591" table:style-name="ce50">
            <text:p>94,0%</text:p>
          </table:table-cell>
          <table:table-cell office:value-type="percentage" office:value="0.85560591440132172" table:style-name="ce50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7170" table:style-name="ce49">
            <text:p>137.170</text:p>
          </table:table-cell>
          <table:table-cell office:value-type="percentage" office:value="1" table:style-name="ce50">
            <text:p>100,0%</text:p>
          </table:table-cell>
          <table:table-cell office:value-type="float" office:value="158404" table:style-name="ce49">
            <text:p>158.404</text:p>
          </table:table-cell>
          <table:table-cell office:value-type="percentage" office:value="1" table:style-name="ce50">
            <text:p>100,0%</text:p>
          </table:table-cell>
          <table:table-cell office:value-type="float" office:value="223288" table:style-name="ce49">
            <text:p>223.288</text:p>
          </table:table-cell>
          <table:table-cell office:value-type="percentage" office:value="0.97921307909554967" table:style-name="ce50">
            <text:p>97,9%</text:p>
          </table:table-cell>
          <table:table-cell office:value-type="float" office:value="286846" table:style-name="ce49">
            <text:p>286.846</text:p>
          </table:table-cell>
          <table:table-cell office:value-type="percentage" office:value="0.92112894058258166" table:style-name="ce50">
            <text:p>92,1%</text:p>
          </table:table-cell>
          <table:table-cell office:value-type="float" office:value="287343" table:style-name="ce49">
            <text:p>287.343</text:p>
          </table:table-cell>
          <table:table-cell office:value-type="percentage" office:value="0.8689431808903445" table:style-name="ce50">
            <text:p>86,9%</text:p>
          </table:table-cell>
          <table:table-cell office:value-type="float" office:value="207087" table:style-name="ce49">
            <text:p>207.087</text:p>
          </table:table-cell>
          <table:table-cell office:value-type="percentage" office:value="0.80343820198563731" table:style-name="ce50">
            <text:p>80,3%</text:p>
          </table:table-cell>
          <table:table-cell office:value-type="float" office:value="174870" table:style-name="ce49">
            <text:p>174.870</text:p>
          </table:table-cell>
          <table:table-cell office:value-type="percentage" office:value="0.79852232045006211" table:style-name="ce50">
            <text:p>79,9%</text:p>
          </table:table-cell>
          <table:table-cell office:value-type="float" office:value="167869" table:style-name="ce49">
            <text:p>167.869</text:p>
          </table:table-cell>
          <table:table-cell office:value-type="percentage" office:value="0.94406015206730554" table:style-name="ce50">
            <text:p>94,4%</text:p>
          </table:table-cell>
          <table:table-cell office:value-type="float" office:value="1642877" table:style-name="ce49">
            <text:p>1.642.877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0462710384222744" table:style-name="ce50">
            <text:p>90,5%</text:p>
          </table:table-cell>
          <table:table-cell office:value-type="percentage" office:value="0.80192916721987484" table:style-name="ce50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55817" table:style-name="ce49">
            <text:p>455.817</text:p>
          </table:table-cell>
          <table:table-cell office:value-type="percentage" office:value="1" table:style-name="ce50">
            <text:p>100,0%</text:p>
          </table:table-cell>
          <table:table-cell office:value-type="float" office:value="618653" table:style-name="ce49">
            <text:p>618.653</text:p>
          </table:table-cell>
          <table:table-cell office:value-type="percentage" office:value="0.9731287830168498" table:style-name="ce50">
            <text:p>97,3%</text:p>
          </table:table-cell>
          <table:table-cell office:value-type="float" office:value="802548" table:style-name="ce49">
            <text:p>802.548</text:p>
          </table:table-cell>
          <table:table-cell office:value-type="percentage" office:value="0.94142294752746092" table:style-name="ce50">
            <text:p>94,1%</text:p>
          </table:table-cell>
          <table:table-cell office:value-type="float" office:value="1040322" table:style-name="ce49">
            <text:p>1.040.322</text:p>
          </table:table-cell>
          <table:table-cell office:value-type="percentage" office:value="0.94798710772087869" table:style-name="ce50">
            <text:p>94,8%</text:p>
          </table:table-cell>
          <table:table-cell office:value-type="float" office:value="1156883" table:style-name="ce49">
            <text:p>1.156.883</text:p>
          </table:table-cell>
          <table:table-cell office:value-type="percentage" office:value="0.90698219563632376" table:style-name="ce50">
            <text:p>90,7%</text:p>
          </table:table-cell>
          <table:table-cell office:value-type="float" office:value="820417" table:style-name="ce49">
            <text:p>820.417</text:p>
          </table:table-cell>
          <table:table-cell office:value-type="percentage" office:value="0.84874119102695145" table:style-name="ce50">
            <text:p>84,9%</text:p>
          </table:table-cell>
          <table:table-cell office:value-type="float" office:value="685516" table:style-name="ce49">
            <text:p>685.516</text:p>
          </table:table-cell>
          <table:table-cell office:value-type="percentage" office:value="0.82687030561522901" table:style-name="ce50">
            <text:p>82,7%</text:p>
          </table:table-cell>
          <table:table-cell office:value-type="float" office:value="613138" table:style-name="ce49">
            <text:p>613.138</text:p>
          </table:table-cell>
          <table:table-cell office:value-type="percentage" office:value="0.91327344521518161" table:style-name="ce50">
            <text:p>91,3%</text:p>
          </table:table-cell>
          <table:table-cell office:value-type="float" office:value="6193294" table:style-name="ce49">
            <text:p>6.193.294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1314007077715986" table:style-name="ce50">
            <text:p>91,3%</text:p>
          </table:table-cell>
          <table:table-cell office:value-type="percentage" office:value="0.80733799289372932" table:style-name="ce50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5554" table:style-name="ce49">
            <text:p>295.554</text:p>
          </table:table-cell>
          <table:table-cell office:value-type="percentage" office:value="1" table:style-name="ce50">
            <text:p>100,0%</text:p>
          </table:table-cell>
          <table:table-cell office:value-type="float" office:value="435716" table:style-name="ce49">
            <text:p>435.716</text:p>
          </table:table-cell>
          <table:table-cell office:value-type="percentage" office:value="0.99076802735938296" table:style-name="ce50">
            <text:p>99,1%</text:p>
          </table:table-cell>
          <table:table-cell office:value-type="float" office:value="579721" table:style-name="ce49">
            <text:p>579.721</text:p>
          </table:table-cell>
          <table:table-cell office:value-type="percentage" office:value="0.97082928626452758" table:style-name="ce50">
            <text:p>97,1%</text:p>
          </table:table-cell>
          <table:table-cell office:value-type="float" office:value="733717" table:style-name="ce49">
            <text:p>733.717</text:p>
          </table:table-cell>
          <table:table-cell office:value-type="percentage" office:value="0.96250931396727779" table:style-name="ce50">
            <text:p>96,3%</text:p>
          </table:table-cell>
          <table:table-cell office:value-type="float" office:value="769961" table:style-name="ce49">
            <text:p>769.961</text:p>
          </table:table-cell>
          <table:table-cell office:value-type="percentage" office:value="0.91583196843669079" table:style-name="ce50">
            <text:p>91,6%</text:p>
          </table:table-cell>
          <table:table-cell office:value-type="float" office:value="530552" table:style-name="ce49">
            <text:p>530.552</text:p>
          </table:table-cell>
          <table:table-cell office:value-type="percentage" office:value="0.86420239737686122" table:style-name="ce50">
            <text:p>86,4%</text:p>
          </table:table-cell>
          <table:table-cell office:value-type="float" office:value="447276" table:style-name="ce49">
            <text:p>447.276</text:p>
          </table:table-cell>
          <table:table-cell office:value-type="percentage" office:value="0.87226901572430682" table:style-name="ce50">
            <text:p>87,2%</text:p>
          </table:table-cell>
          <table:table-cell office:value-type="float" office:value="430043" table:style-name="ce49">
            <text:p>430.043</text:p>
          </table:table-cell>
          <table:table-cell office:value-type="percentage" office:value="0.99370102756898027" table:style-name="ce50">
            <text:p>99,4%</text:p>
          </table:table-cell>
          <table:table-cell office:value-type="float" office:value="4222540" table:style-name="ce49">
            <text:p>4.222.540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4000791624981694" table:style-name="ce50">
            <text:p>94,0%</text:p>
          </table:table-cell>
          <table:table-cell office:value-type="percentage" office:value="0.83663609101959657" table:style-name="ce50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7693" table:style-name="ce49">
            <text:p>77.693</text:p>
          </table:table-cell>
          <table:table-cell office:value-type="percentage" office:value="1" table:style-name="ce50">
            <text:p>100,0%</text:p>
          </table:table-cell>
          <table:table-cell office:value-type="float" office:value="95778" table:style-name="ce49">
            <text:p>95.778</text:p>
          </table:table-cell>
          <table:table-cell office:value-type="percentage" office:value="1" table:style-name="ce50">
            <text:p>100,0%</text:p>
          </table:table-cell>
          <table:table-cell office:value-type="float" office:value="132899" table:style-name="ce49">
            <text:p>132.899</text:p>
          </table:table-cell>
          <table:table-cell office:value-type="percentage" office:value="1.0169415005547691" table:style-name="ce50">
            <text:p>101,7%</text:p>
          </table:table-cell>
          <table:table-cell office:value-type="float" office:value="161615" table:style-name="ce49">
            <text:p>161.615</text:p>
          </table:table-cell>
          <table:table-cell office:value-type="percentage" office:value="0.96226325221937092" table:style-name="ce50">
            <text:p>96,2%</text:p>
          </table:table-cell>
          <table:table-cell office:value-type="float" office:value="146265" table:style-name="ce49">
            <text:p>146.265</text:p>
          </table:table-cell>
          <table:table-cell office:value-type="percentage" office:value="0.92845444850700787" table:style-name="ce50">
            <text:p>92,8%</text:p>
          </table:table-cell>
          <table:table-cell office:value-type="float" office:value="113400" table:style-name="ce49">
            <text:p>113.400</text:p>
          </table:table-cell>
          <table:table-cell office:value-type="percentage" office:value="0.87336917176260376" table:style-name="ce50">
            <text:p>87,3%</text:p>
          </table:table-cell>
          <table:table-cell office:value-type="float" office:value="93634" table:style-name="ce49">
            <text:p>93.634</text:p>
          </table:table-cell>
          <table:table-cell office:value-type="percentage" office:value="0.83225783513768159" table:style-name="ce50">
            <text:p>83,2%</text:p>
          </table:table-cell>
          <table:table-cell office:value-type="float" office:value="86613" table:style-name="ce49">
            <text:p>86.613</text:p>
          </table:table-cell>
          <table:table-cell office:value-type="percentage" office:value="1.0105473170845536" table:style-name="ce50">
            <text:p>101,1%</text:p>
          </table:table-cell>
          <table:table-cell office:value-type="float" office:value="907897" table:style-name="ce49">
            <text:p>907.897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579172325216599" table:style-name="ce50">
            <text:p>95,6%</text:p>
          </table:table-cell>
          <table:table-cell office:value-type="percentage" office:value="0.85812651996835532" table:style-name="ce50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1795" table:style-name="ce49">
            <text:p>241.795</text:p>
          </table:table-cell>
          <table:table-cell office:value-type="percentage" office:value="1" table:style-name="ce50">
            <text:p>100,0%</text:p>
          </table:table-cell>
          <table:table-cell office:value-type="float" office:value="291572" table:style-name="ce49">
            <text:p>291.572</text:p>
          </table:table-cell>
          <table:table-cell office:value-type="percentage" office:value="0.99857186400857567" table:style-name="ce50">
            <text:p>99,9%</text:p>
          </table:table-cell>
          <table:table-cell office:value-type="float" office:value="348229" table:style-name="ce49">
            <text:p>348.229</text:p>
          </table:table-cell>
          <table:table-cell office:value-type="percentage" office:value="0.984905222787259" table:style-name="ce50">
            <text:p>98,5%</text:p>
          </table:table-cell>
          <table:table-cell office:value-type="float" office:value="393115" table:style-name="ce49">
            <text:p>393.115</text:p>
          </table:table-cell>
          <table:table-cell office:value-type="percentage" office:value="0.96069159335288368" table:style-name="ce50">
            <text:p>96,1%</text:p>
          </table:table-cell>
          <table:table-cell office:value-type="float" office:value="411516" table:style-name="ce49">
            <text:p>411.516</text:p>
          </table:table-cell>
          <table:table-cell office:value-type="percentage" office:value="0.9292719443045635" table:style-name="ce50">
            <text:p>92,9%</text:p>
          </table:table-cell>
          <table:table-cell office:value-type="float" office:value="267562" table:style-name="ce49">
            <text:p>267.562</text:p>
          </table:table-cell>
          <table:table-cell office:value-type="percentage" office:value="0.86702441363845517" table:style-name="ce50">
            <text:p>86,7%</text:p>
          </table:table-cell>
          <table:table-cell office:value-type="float" office:value="202720" table:style-name="ce49">
            <text:p>202.720</text:p>
          </table:table-cell>
          <table:table-cell office:value-type="percentage" office:value="0.88000625103098606" table:style-name="ce50">
            <text:p>88,0%</text:p>
          </table:table-cell>
          <table:table-cell office:value-type="float" office:value="193144" table:style-name="ce49">
            <text:p>193.144</text:p>
          </table:table-cell>
          <table:table-cell office:value-type="percentage" office:value="1.0534514355528406" table:style-name="ce50">
            <text:p>105,3%</text:p>
          </table:table-cell>
          <table:table-cell office:value-type="float" office:value="2349653" table:style-name="ce49">
            <text:p>2.349.653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664963578837736" table:style-name="ce50">
            <text:p>95,7%</text:p>
          </table:table-cell>
          <table:table-cell office:value-type="percentage" office:value="0.8712499202781292" table:style-name="ce50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5118" table:style-name="ce49">
            <text:p>25.118</text:p>
          </table:table-cell>
          <table:table-cell office:value-type="percentage" office:value="1" table:style-name="ce50">
            <text:p>100,0%</text:p>
          </table:table-cell>
          <table:table-cell office:value-type="float" office:value="30716" table:style-name="ce49">
            <text:p>30.716</text:p>
          </table:table-cell>
          <table:table-cell office:value-type="percentage" office:value="1" table:style-name="ce50">
            <text:p>100,0%</text:p>
          </table:table-cell>
          <table:table-cell office:value-type="float" office:value="39713" table:style-name="ce49">
            <text:p>39.713</text:p>
          </table:table-cell>
          <table:table-cell office:value-type="percentage" office:value="1.0284611798829439" table:style-name="ce50">
            <text:p>102,8%</text:p>
          </table:table-cell>
          <table:table-cell office:value-type="float" office:value="46320" table:style-name="ce49">
            <text:p>46.320</text:p>
          </table:table-cell>
          <table:table-cell office:value-type="percentage" office:value="0.97515789473684211" table:style-name="ce50">
            <text:p>97,5%</text:p>
          </table:table-cell>
          <table:table-cell office:value-type="float" office:value="48662" table:style-name="ce49">
            <text:p>48.662</text:p>
          </table:table-cell>
          <table:table-cell office:value-type="percentage" office:value="0.94080117546980124" table:style-name="ce50">
            <text:p>94,1%</text:p>
          </table:table-cell>
          <table:table-cell office:value-type="float" office:value="32465" table:style-name="ce49">
            <text:p>32.465</text:p>
          </table:table-cell>
          <table:table-cell office:value-type="percentage" office:value="0.87657954422723838" table:style-name="ce50">
            <text:p>87,7%</text:p>
          </table:table-cell>
          <table:table-cell office:value-type="float" office:value="25542" table:style-name="ce49">
            <text:p>25.542</text:p>
          </table:table-cell>
          <table:table-cell office:value-type="percentage" office:value="0.84671484452695089" table:style-name="ce50">
            <text:p>84,7%</text:p>
          </table:table-cell>
          <table:table-cell office:value-type="float" office:value="25729" table:style-name="ce49">
            <text:p>25.729</text:p>
          </table:table-cell>
          <table:table-cell office:value-type="percentage" office:value="0.99014816240138537" table:style-name="ce50">
            <text:p>99,0%</text:p>
          </table:table-cell>
          <table:table-cell office:value-type="float" office:value="274265" table:style-name="ce49">
            <text:p>274.265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7437108985039733" table:style-name="ce50">
            <text:p>97,4%</text:p>
          </table:table-cell>
          <table:table-cell office:value-type="percentage" office:value="0.86744408177723797" table:style-name="ce50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2135" table:style-name="ce49">
            <text:p>372.135</text:p>
          </table:table-cell>
          <table:table-cell office:value-type="percentage" office:value="1" table:style-name="ce50">
            <text:p>100,0%</text:p>
          </table:table-cell>
          <table:table-cell office:value-type="float" office:value="511240" table:style-name="ce49">
            <text:p>511.240</text:p>
          </table:table-cell>
          <table:table-cell office:value-type="percentage" office:value="0.97000284602978848" table:style-name="ce50">
            <text:p>97,0%</text:p>
          </table:table-cell>
          <table:table-cell office:value-type="float" office:value="691339" table:style-name="ce49">
            <text:p>691.339</text:p>
          </table:table-cell>
          <table:table-cell office:value-type="percentage" office:value="0.95958265436708312" table:style-name="ce50">
            <text:p>96,0%</text:p>
          </table:table-cell>
          <table:table-cell office:value-type="float" office:value="962176" table:style-name="ce49">
            <text:p>962.176</text:p>
          </table:table-cell>
          <table:table-cell office:value-type="percentage" office:value="0.97213159971265728" table:style-name="ce50">
            <text:p>97,2%</text:p>
          </table:table-cell>
          <table:table-cell office:value-type="float" office:value="1053532" table:style-name="ce49">
            <text:p>1.053.532</text:p>
          </table:table-cell>
          <table:table-cell office:value-type="percentage" office:value="0.9113338460061261" table:style-name="ce50">
            <text:p>91,1%</text:p>
          </table:table-cell>
          <table:table-cell office:value-type="float" office:value="774553" table:style-name="ce49">
            <text:p>774.553</text:p>
          </table:table-cell>
          <table:table-cell office:value-type="percentage" office:value="0.85980813548183699" table:style-name="ce50">
            <text:p>86,0%</text:p>
          </table:table-cell>
          <table:table-cell office:value-type="float" office:value="630620" table:style-name="ce49">
            <text:p>630.620</text:p>
          </table:table-cell>
          <table:table-cell office:value-type="percentage" office:value="0.857336684988383" table:style-name="ce50">
            <text:p>85,7%</text:p>
          </table:table-cell>
          <table:table-cell office:value-type="float" office:value="539904" table:style-name="ce49">
            <text:p>539.904</text:p>
          </table:table-cell>
          <table:table-cell office:value-type="percentage" office:value="0.94597189613484245" table:style-name="ce50">
            <text:p>94,6%</text:p>
          </table:table-cell>
          <table:table-cell office:value-type="float" office:value="5535499" table:style-name="ce49">
            <text:p>5.535.499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707826012392081" table:style-name="ce50">
            <text:p>92,7%</text:p>
          </table:table-cell>
          <table:table-cell office:value-type="percentage" office:value="0.81936647883871527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5968" table:style-name="ce49">
            <text:p>75.968</text:p>
          </table:table-cell>
          <table:table-cell office:value-type="percentage" office:value="1" table:style-name="ce50">
            <text:p>100,0%</text:p>
          </table:table-cell>
          <table:table-cell office:value-type="float" office:value="108334" table:style-name="ce49">
            <text:p>108.334</text:p>
          </table:table-cell>
          <table:table-cell office:value-type="percentage" office:value="1" table:style-name="ce50">
            <text:p>100,0%</text:p>
          </table:table-cell>
          <table:table-cell office:value-type="float" office:value="154031" table:style-name="ce49">
            <text:p>154.031</text:p>
          </table:table-cell>
          <table:table-cell office:value-type="percentage" office:value="1.003191330003061" table:style-name="ce50">
            <text:p>100,3%</text:p>
          </table:table-cell>
          <table:table-cell office:value-type="float" office:value="212052" table:style-name="ce49">
            <text:p>212.052</text:p>
          </table:table-cell>
          <table:table-cell office:value-type="percentage" office:value="0.97225622756220687" table:style-name="ce50">
            <text:p>97,2%</text:p>
          </table:table-cell>
          <table:table-cell office:value-type="float" office:value="236073" table:style-name="ce49">
            <text:p>236.073</text:p>
          </table:table-cell>
          <table:table-cell office:value-type="percentage" office:value="0.93506107704738817" table:style-name="ce50">
            <text:p>93,5%</text:p>
          </table:table-cell>
          <table:table-cell office:value-type="float" office:value="172132" table:style-name="ce49">
            <text:p>172.132</text:p>
          </table:table-cell>
          <table:table-cell office:value-type="percentage" office:value="0.86466339150265725" table:style-name="ce50">
            <text:p>86,5%</text:p>
          </table:table-cell>
          <table:table-cell office:value-type="float" office:value="145844" table:style-name="ce49">
            <text:p>145.844</text:p>
          </table:table-cell>
          <table:table-cell office:value-type="percentage" office:value="0.83847785717981593" table:style-name="ce50">
            <text:p>83,8%</text:p>
          </table:table-cell>
          <table:table-cell office:value-type="float" office:value="134093" table:style-name="ce49">
            <text:p>134.093</text:p>
          </table:table-cell>
          <table:table-cell office:value-type="percentage" office:value="0.92723488410687616" table:style-name="ce50">
            <text:p>92,7%</text:p>
          </table:table-cell>
          <table:table-cell office:value-type="float" office:value="1238527" table:style-name="ce49">
            <text:p>1.238.527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997711013999552" table:style-name="ce50">
            <text:p>94,0%</text:p>
          </table:table-cell>
          <table:table-cell office:value-type="percentage" office:value="0.81854910130092606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319" table:style-name="ce49">
            <text:p>42.319</text:p>
          </table:table-cell>
          <table:table-cell office:value-type="percentage" office:value="1" table:style-name="ce50">
            <text:p>100,0%</text:p>
          </table:table-cell>
          <table:table-cell office:value-type="float" office:value="55907" table:style-name="ce49">
            <text:p>55.907</text:p>
          </table:table-cell>
          <table:table-cell office:value-type="percentage" office:value="0.98705861581920906" table:style-name="ce50">
            <text:p>98,7%</text:p>
          </table:table-cell>
          <table:table-cell office:value-type="float" office:value="72630" table:style-name="ce49">
            <text:p>72.630</text:p>
          </table:table-cell>
          <table:table-cell office:value-type="percentage" office:value="0.95982555834544736" table:style-name="ce50">
            <text:p>96,0%</text:p>
          </table:table-cell>
          <table:table-cell office:value-type="float" office:value="92653" table:style-name="ce49">
            <text:p>92.653</text:p>
          </table:table-cell>
          <table:table-cell office:value-type="percentage" office:value="0.94836127658703351" table:style-name="ce50">
            <text:p>94,8%</text:p>
          </table:table-cell>
          <table:table-cell office:value-type="float" office:value="96493" table:style-name="ce49">
            <text:p>96.493</text:p>
          </table:table-cell>
          <table:table-cell office:value-type="percentage" office:value="0.91269638583846469" table:style-name="ce50">
            <text:p>91,3%</text:p>
          </table:table-cell>
          <table:table-cell office:value-type="float" office:value="65746" table:style-name="ce49">
            <text:p>65.746</text:p>
          </table:table-cell>
          <table:table-cell office:value-type="percentage" office:value="0.85685985742027138" table:style-name="ce50">
            <text:p>85,7%</text:p>
          </table:table-cell>
          <table:table-cell office:value-type="float" office:value="59435" table:style-name="ce49">
            <text:p>59.435</text:p>
          </table:table-cell>
          <table:table-cell office:value-type="percentage" office:value="0.86385570186913174" table:style-name="ce50">
            <text:p>86,4%</text:p>
          </table:table-cell>
          <table:table-cell office:value-type="float" office:value="56175" table:style-name="ce49">
            <text:p>56.175</text:p>
          </table:table-cell>
          <table:table-cell office:value-type="percentage" office:value="0.97659985048938647" table:style-name="ce50">
            <text:p>97,7%</text:p>
          </table:table-cell>
          <table:table-cell office:value-type="float" office:value="541358" table:style-name="ce49">
            <text:p>541.358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309593328897877" table:style-name="ce50">
            <text:p>93,3%</text:p>
          </table:table-cell>
          <table:table-cell office:value-type="percentage" office:value="0.82316537267316858" table:style-name="ce50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3440" table:style-name="ce49">
            <text:p>163.440</text:p>
          </table:table-cell>
          <table:table-cell office:value-type="percentage" office:value="1.0245351854870053" table:style-name="ce50">
            <text:p>102,5%</text:p>
          </table:table-cell>
          <table:table-cell office:value-type="float" office:value="214304" table:style-name="ce49">
            <text:p>214.304</text:p>
          </table:table-cell>
          <table:table-cell office:value-type="percentage" office:value="0.99046985201002002" table:style-name="ce50">
            <text:p>99,0%</text:p>
          </table:table-cell>
          <table:table-cell office:value-type="float" office:value="278146" table:style-name="ce49">
            <text:p>278.146</text:p>
          </table:table-cell>
          <table:table-cell office:value-type="percentage" office:value="0.97882553323268684" table:style-name="ce50">
            <text:p>97,9%</text:p>
          </table:table-cell>
          <table:table-cell office:value-type="float" office:value="326911" table:style-name="ce49">
            <text:p>326.911</text:p>
          </table:table-cell>
          <table:table-cell office:value-type="percentage" office:value="0.96871990446473288" table:style-name="ce50">
            <text:p>96,9%</text:p>
          </table:table-cell>
          <table:table-cell office:value-type="float" office:value="325064" table:style-name="ce49">
            <text:p>325.064</text:p>
          </table:table-cell>
          <table:table-cell office:value-type="percentage" office:value="0.93392019858416842" table:style-name="ce50">
            <text:p>93,4%</text:p>
          </table:table-cell>
          <table:table-cell office:value-type="float" office:value="209825" table:style-name="ce49">
            <text:p>209.825</text:p>
          </table:table-cell>
          <table:table-cell office:value-type="percentage" office:value="0.88297178445935998" table:style-name="ce50">
            <text:p>88,3%</text:p>
          </table:table-cell>
          <table:table-cell office:value-type="float" office:value="173628" table:style-name="ce49">
            <text:p>173.628</text:p>
          </table:table-cell>
          <table:table-cell office:value-type="percentage" office:value="0.87156087644002711" table:style-name="ce50">
            <text:p>87,2%</text:p>
          </table:table-cell>
          <table:table-cell office:value-type="float" office:value="166994" table:style-name="ce49">
            <text:p>166.994</text:p>
          </table:table-cell>
          <table:table-cell office:value-type="percentage" office:value="0.96630539819577932" table:style-name="ce50">
            <text:p>96,6%</text:p>
          </table:table-cell>
          <table:table-cell office:value-type="float" office:value="1858312" table:style-name="ce49">
            <text:p>1.858.312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042022694761241" table:style-name="ce50">
            <text:p>95,0%</text:p>
          </table:table-cell>
          <table:table-cell office:value-type="percentage" office:value="0.85013275947569611" table:style-name="ce50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397" table:style-name="ce49">
            <text:p>2.397</text:p>
          </table:table-cell>
          <table:table-cell office:value-type="percentage" office:value="0.84490659146986258" table:style-name="ce50">
            <text:p>84,5%</text:p>
          </table:table-cell>
          <table:table-cell office:value-type="float" office:value="3907" table:style-name="ce49">
            <text:p>3.907</text:p>
          </table:table-cell>
          <table:table-cell office:value-type="percentage" office:value="0.88714804722979113" table:style-name="ce50">
            <text:p>88,7%</text:p>
          </table:table-cell>
          <table:table-cell office:value-type="float" office:value="7657" table:style-name="ce49">
            <text:p>7.657</text:p>
          </table:table-cell>
          <table:table-cell office:value-type="percentage" office:value="0.91931804538359951" table:style-name="ce50">
            <text:p>91,9%</text:p>
          </table:table-cell>
          <table:table-cell office:value-type="float" office:value="10625" table:style-name="ce49">
            <text:p>10.625</text:p>
          </table:table-cell>
          <table:table-cell office:value-type="percentage" office:value="0.9193562343168642" table:style-name="ce50">
            <text:p>91,9%</text:p>
          </table:table-cell>
          <table:table-cell office:value-type="float" office:value="11218" table:style-name="ce49">
            <text:p>11.218</text:p>
          </table:table-cell>
          <table:table-cell office:value-type="percentage" office:value="0.90782552399449701" table:style-name="ce50">
            <text:p>90,8%</text:p>
          </table:table-cell>
          <table:table-cell office:value-type="float" office:value="9405" table:style-name="ce49">
            <text:p>9.405</text:p>
          </table:table-cell>
          <table:table-cell office:value-type="percentage" office:value="0.82507237476971662" table:style-name="ce50">
            <text:p>82,5%</text:p>
          </table:table-cell>
          <table:table-cell office:value-type="float" office:value="9265" table:style-name="ce49">
            <text:p>9.265</text:p>
          </table:table-cell>
          <table:table-cell office:value-type="percentage" office:value="0.85273815002300968" table:style-name="ce50">
            <text:p>85,3%</text:p>
          </table:table-cell>
          <table:table-cell office:value-type="float" office:value="9375" table:style-name="ce49">
            <text:p>9.375</text:p>
          </table:table-cell>
          <table:table-cell office:value-type="percentage" office:value="1.0101282189419243" table:style-name="ce50">
            <text:p>101,0%</text:p>
          </table:table-cell>
          <table:table-cell office:value-type="float" office:value="63849" table:style-name="ce49">
            <text:p>63.849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89891452786889858" table:style-name="ce50">
            <text:p>89,9%</text:p>
          </table:table-cell>
          <table:table-cell office:value-type="percentage" office:value="0.76450303531017638" table:style-name="ce50">
            <text:p>76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057" table:style-name="ce49">
            <text:p>2.057</text:p>
          </table:table-cell>
          <table:table-cell office:value-type="percentage" office:value="0.81919553962564717" table:style-name="ce50">
            <text:p>81,9%</text:p>
          </table:table-cell>
          <table:table-cell office:value-type="float" office:value="3372" table:style-name="ce49">
            <text:p>3.372</text:p>
          </table:table-cell>
          <table:table-cell office:value-type="percentage" office:value="0.88666841966868259" table:style-name="ce50">
            <text:p>88,7%</text:p>
          </table:table-cell>
          <table:table-cell office:value-type="float" office:value="7418" table:style-name="ce49">
            <text:p>7.418</text:p>
          </table:table-cell>
          <table:table-cell office:value-type="percentage" office:value="0.92667083073079326" table:style-name="ce50">
            <text:p>92,7%</text:p>
          </table:table-cell>
          <table:table-cell office:value-type="float" office:value="10077" table:style-name="ce49">
            <text:p>10.077</text:p>
          </table:table-cell>
          <table:table-cell office:value-type="percentage" office:value="0.93296916952134057" table:style-name="ce50">
            <text:p>93,3%</text:p>
          </table:table-cell>
          <table:table-cell office:value-type="float" office:value="10596" table:style-name="ce49">
            <text:p>10.596</text:p>
          </table:table-cell>
          <table:table-cell office:value-type="percentage" office:value="0.97006316945893989" table:style-name="ce50">
            <text:p>97,0%</text:p>
          </table:table-cell>
          <table:table-cell office:value-type="float" office:value="9175" table:style-name="ce49">
            <text:p>9.175</text:p>
          </table:table-cell>
          <table:table-cell office:value-type="percentage" office:value="0.83774653031409785" table:style-name="ce50">
            <text:p>83,8%</text:p>
          </table:table-cell>
          <table:table-cell office:value-type="float" office:value="9769" table:style-name="ce49">
            <text:p>9.769</text:p>
          </table:table-cell>
          <table:table-cell office:value-type="percentage" office:value="0.83560003421435292" table:style-name="ce50">
            <text:p>83,6%</text:p>
          </table:table-cell>
          <table:table-cell office:value-type="float" office:value="9043" table:style-name="ce49">
            <text:p>9.043</text:p>
          </table:table-cell>
          <table:table-cell office:value-type="percentage" office:value="0.94394572025052192" table:style-name="ce50">
            <text:p>94,4%</text:p>
          </table:table-cell>
          <table:table-cell office:value-type="float" office:value="61507" table:style-name="ce49">
            <text:p>61.507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00990244045352" table:style-name="ce50">
            <text:p>90,1%</text:p>
          </table:table-cell>
          <table:table-cell office:value-type="percentage" office:value="0.73203446716336196" table:style-name="ce50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23" table:style-name="ce49">
            <text:p>23</text:p>
          </table:table-cell>
          <table:table-cell office:value-type="string" table:style-name="ce50">
            <text:p>-</text:p>
          </table:table-cell>
          <table:table-cell office:value-type="float" office:value="19" table:style-name="ce49">
            <text:p>19</text:p>
          </table:table-cell>
          <table:table-cell office:value-type="string" table:style-name="ce50">
            <text:p>-</text:p>
          </table:table-cell>
          <table:table-cell office:value-type="float" office:value="3703" table:style-name="ce49">
            <text:p>3.703</text:p>
          </table:table-cell>
          <table:table-cell office:value-type="string" table:style-name="ce50">
            <text:p>-</text:p>
          </table:table-cell>
          <table:table-cell office:value-type="float" office:value="9844" table:style-name="ce49">
            <text:p>9.844</text:p>
          </table:table-cell>
          <table:table-cell office:value-type="string" table:style-name="ce50">
            <text:p>-</text:p>
          </table:table-cell>
          <table:table-cell office:value-type="float" office:value="22739" table:style-name="ce49">
            <text:p>22.739</text:p>
          </table:table-cell>
          <table:table-cell office:value-type="string" table:style-name="ce50">
            <text:p>-</text:p>
          </table:table-cell>
          <table:table-cell office:value-type="float" office:value="32573" table:style-name="ce49">
            <text:p>32.573</text:p>
          </table:table-cell>
          <table:table-cell office:value-type="string" table:style-name="ce50">
            <text:p>-</text:p>
          </table:table-cell>
          <table:table-cell office:value-type="float" office:value="24569" table:style-name="ce49">
            <text:p>24.569</text:p>
          </table:table-cell>
          <table:table-cell office:value-type="string" table:style-name="ce50">
            <text:p>-</text:p>
          </table:table-cell>
          <table:table-cell office:value-type="float" office:value="1327" table:style-name="ce49">
            <text:p>1.327</text:p>
          </table:table-cell>
          <table:table-cell office:value-type="string" table:style-name="ce50">
            <text:p>-</text:p>
          </table:table-cell>
          <table:table-cell office:value-type="float" office:value="94797" table:style-name="ce49">
            <text:p>94.79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9">
            <text:p>Sanidad Exterior</text:p>
          </table:table-cell>
          <table:table-cell office:value-type="float" office:value="31" table:style-name="ce52">
            <text:p>31</text:p>
          </table:table-cell>
          <table:table-cell office:value-type="string" table:style-name="ce53">
            <text:p>-</text:p>
          </table:table-cell>
          <table:table-cell office:value-type="float" office:value="49" table:style-name="ce52">
            <text:p>49</text:p>
          </table:table-cell>
          <table:table-cell office:value-type="string" table:style-name="ce53">
            <text:p>-</text:p>
          </table:table-cell>
          <table:table-cell office:value-type="float" office:value="312" table:style-name="ce52">
            <text:p>312</text:p>
          </table:table-cell>
          <table:table-cell office:value-type="string" table:style-name="ce53">
            <text:p>-</text:p>
          </table:table-cell>
          <table:table-cell office:value-type="float" office:value="922" table:style-name="ce52">
            <text:p>922</text:p>
          </table:table-cell>
          <table:table-cell office:value-type="string" table:style-name="ce53">
            <text:p>-</text:p>
          </table:table-cell>
          <table:table-cell office:value-type="float" office:value="1983" table:style-name="ce52">
            <text:p>1.983</text:p>
          </table:table-cell>
          <table:table-cell office:value-type="string" table:style-name="ce53">
            <text:p>-</text:p>
          </table:table-cell>
          <table:table-cell office:value-type="float" office:value="2449" table:style-name="ce52">
            <text:p>2.449</text:p>
          </table:table-cell>
          <table:table-cell office:value-type="string" table:style-name="ce53">
            <text:p>-</text:p>
          </table:table-cell>
          <table:table-cell office:value-type="float" office:value="2140" table:style-name="ce52">
            <text:p>2.140</text:p>
          </table:table-cell>
          <table:table-cell office:value-type="string" table:style-name="ce53">
            <text:p>-</text:p>
          </table:table-cell>
          <table:table-cell office:value-type="float" office:value="257" table:style-name="ce52">
            <text:p>257</text:p>
          </table:table-cell>
          <table:table-cell office:value-type="string" table:style-name="ce53">
            <text:p>-</text:p>
          </table:table-cell>
          <table:table-cell office:value-type="float" office:value="8143" table:style-name="ce52">
            <text:p>8.14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0" table:style-name="ce29"/>
          <table:table-cell table:number-columns-repeated="16343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26684" table:style-name="ce56">
            <text:p>2.926.684</text:p>
          </table:table-cell>
          <table:table-cell office:value-type="percentage" office:value="1" table:style-name="ce57">
            <text:p>100,0%</text:p>
          </table:table-cell>
          <table:table-cell office:value-type="float" office:value="3954137" table:style-name="ce56">
            <text:p>3.954.137</text:p>
          </table:table-cell>
          <table:table-cell office:value-type="percentage" office:value="0.98931853226645428" table:style-name="ce57">
            <text:p>98,9%</text:p>
          </table:table-cell>
          <table:table-cell office:value-type="float" office:value="5321010" table:style-name="ce56">
            <text:p>5.321.010</text:p>
          </table:table-cell>
          <table:table-cell office:value-type="percentage" office:value="0.96611083472836012" table:style-name="ce57">
            <text:p>96,6%</text:p>
          </table:table-cell>
          <table:table-cell office:value-type="float" office:value="6775225" table:style-name="ce56">
            <text:p>6.775.225</text:p>
          </table:table-cell>
          <table:table-cell office:value-type="percentage" office:value="0.95028005330929122" table:style-name="ce57">
            <text:p>95,0%</text:p>
          </table:table-cell>
          <table:table-cell office:value-type="float" office:value="7104275" table:style-name="ce56">
            <text:p>7.104.275</text:p>
          </table:table-cell>
          <table:table-cell office:value-type="percentage" office:value="0.90884604048097384" table:style-name="ce57">
            <text:p>90,9%</text:p>
          </table:table-cell>
          <table:table-cell office:value-type="float" office:value="5068945" table:style-name="ce56">
            <text:p>5.068.945</text:p>
          </table:table-cell>
          <table:table-cell office:value-type="percentage" office:value="0.85306764366326604" table:style-name="ce57">
            <text:p>85,3%</text:p>
          </table:table-cell>
          <table:table-cell office:value-type="float" office:value="4178281" table:style-name="ce56">
            <text:p>4.178.281</text:p>
          </table:table-cell>
          <table:table-cell office:value-type="percentage" office:value="0.84844997720629367" table:style-name="ce57">
            <text:p>84,8%</text:p>
          </table:table-cell>
          <table:table-cell office:value-type="float" office:value="3829560" table:style-name="ce56">
            <text:p>3.829.560</text:p>
          </table:table-cell>
          <table:table-cell office:value-type="percentage" office:value="0.96124410825203654" table:style-name="ce57">
            <text:p>96,1%</text:p>
          </table:table-cell>
          <table:table-cell office:value-type="float" office:value="39158117" table:style-name="ce56">
            <text:p>39.158.117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2824668407868738" table:style-name="ce57">
            <text:p>92,8%</text:p>
          </table:table-cell>
          <table:table-cell office:value-type="percentage" office:value="0.82614332204111007" table:style-name="ce57">
            <text:p>82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60"/>
        <table:table-row table:style-name="ro10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2">
            <text:p>60-69 años</text:p>
          </table:table-cell>
          <table:covered-table-cell/>
          <table:table-cell office:value-type="string" table:number-columns-spanned="2" table:number-rows-spanned="1" table:style-name="ce72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2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61">
            <text:p>Nº Personas &gt; 70 años con <text:s/>dosis de recuerdo</text:p>
          </table:table-cell>
          <table:table-cell office:value-type="string" table:style-name="ce61">
            <text:p>% Dosis de recuerdo en &gt; 70 años</text:p>
          </table:table-cell>
          <table:table-cell office:value-type="string" table:style-name="ce61">
            <text:p>Nº Personas 60-69 años con <text:s/>dosis de recuerdo</text:p>
          </table:table-cell>
          <table:table-cell office:value-type="string" table:style-name="ce61">
            <text:p>% Dosis de recuerdo en 60-69 años</text:p>
          </table:table-cell>
          <table:table-cell office:value-type="string" table:style-name="ce61">
            <text:p>Nº Personas 50-59 años con <text:s/>dosis de recuerdo</text:p>
          </table:table-cell>
          <table:table-cell office:value-type="string" table:style-name="ce61">
            <text:p>% Dosis de recuerdo en 50-59 años</text:p>
          </table:table-cell>
          <table:table-cell office:value-type="string" table:style-name="ce61">
            <text:p>Nº Personas 40-49 años con <text:s/>dosis de recuerdo</text:p>
          </table:table-cell>
          <table:table-cell office:value-type="string" table:style-name="ce61">
            <text:p>% Dosis de recuerdo en 40-49 años</text:p>
          </table:table-cell>
          <table:table-cell office:value-type="string" table:style-name="ce61">
            <text:p>Nº Personas 30-39 años con <text:s/>dosis de recuerdo</text:p>
          </table:table-cell>
          <table:table-cell office:value-type="string" table:style-name="ce61">
            <text:p>% Dosis de recuerdo en 30-39 años</text:p>
          </table:table-cell>
          <table:table-cell office:value-type="string" table:style-name="ce61">
            <text:p>Nº Personas 20-29 años con <text:s/>dosis de recuerdo</text:p>
          </table:table-cell>
          <table:table-cell office:value-type="string" table:style-name="ce61">
            <text:p>% Dosis de recuerdo en 20-29 años</text:p>
          </table:table-cell>
          <table:table-cell office:value-type="string" table:style-name="ce61">
            <text:p>Nº Personas 18-19 años con <text:s/>dosis de recuerdo</text:p>
          </table:table-cell>
          <table:table-cell office:value-type="string" table:style-name="ce61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ndalucía</text:p>
          </table:table-cell>
          <table:table-cell office:value-type="float" office:value="999287" table:style-name="ce63">
            <text:p>999.287</text:p>
          </table:table-cell>
          <table:table-cell office:value-type="percentage" office:value="0.92177664543837767" table:style-name="ce64">
            <text:p>92,2%</text:p>
          </table:table-cell>
          <table:table-cell office:value-type="float" office:value="874712" table:style-name="ce63">
            <text:p>874.712</text:p>
          </table:table-cell>
          <table:table-cell office:value-type="percentage" office:value="0.9354978433685589" table:style-name="ce64">
            <text:p>93,5%</text:p>
          </table:table-cell>
          <table:table-cell office:value-type="float" office:value="893653" table:style-name="ce63">
            <text:p>893.653</text:p>
          </table:table-cell>
          <table:table-cell office:value-type="percentage" office:value="0.72918407378879069" table:style-name="ce64">
            <text:p>72,9%</text:p>
          </table:table-cell>
          <table:table-cell office:value-type="float" office:value="726063" table:style-name="ce63">
            <text:p>726.063</text:p>
          </table:table-cell>
          <table:table-cell office:value-type="percentage" office:value="0.57035943666574496" table:style-name="ce64">
            <text:p>57,0%</text:p>
          </table:table-cell>
          <table:table-cell office:value-type="float" office:value="405890" table:style-name="ce63">
            <text:p>405.890</text:p>
          </table:table-cell>
          <table:table-cell office:value-type="percentage" office:value="0.42371572035534955" table:style-name="ce64">
            <text:p>42,4%</text:p>
          </table:table-cell>
          <table:table-cell office:value-type="float" office:value="289653" table:style-name="ce63">
            <text:p>289.653</text:p>
          </table:table-cell>
          <table:table-cell office:value-type="percentage" office:value="0.36229585499810507" table:style-name="ce64">
            <text:p>36,2%</text:p>
          </table:table-cell>
          <table:table-cell office:value-type="float" office:value="34856" table:style-name="ce63">
            <text:p>34.856</text:p>
          </table:table-cell>
          <table:table-cell office:value-type="percentage" office:value="0.20624730031183247" table:style-name="ce64">
            <text:p>20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ragón</text:p>
          </table:table-cell>
          <table:table-cell office:value-type="float" office:value="202378" table:style-name="ce66">
            <text:p>202.378</text:p>
          </table:table-cell>
          <table:table-cell office:value-type="percentage" office:value="0.92064907356440018" table:style-name="ce50">
            <text:p>92,1%</text:p>
          </table:table-cell>
          <table:table-cell office:value-type="float" office:value="146407" table:style-name="ce66">
            <text:p>146.407</text:p>
          </table:table-cell>
          <table:table-cell office:value-type="percentage" office:value="0.94100368927795564" table:style-name="ce50">
            <text:p>94,1%</text:p>
          </table:table-cell>
          <table:table-cell office:value-type="float" office:value="145906" table:style-name="ce66">
            <text:p>145.906</text:p>
          </table:table-cell>
          <table:table-cell office:value-type="percentage" office:value="0.77384008316184738" table:style-name="ce50">
            <text:p>77,4%</text:p>
          </table:table-cell>
          <table:table-cell office:value-type="float" office:value="117438" table:style-name="ce66">
            <text:p>117.438</text:p>
          </table:table-cell>
          <table:table-cell office:value-type="percentage" office:value="0.61392649903288199" table:style-name="ce50">
            <text:p>61,4%</text:p>
          </table:table-cell>
          <table:table-cell office:value-type="float" office:value="61442" table:style-name="ce66">
            <text:p>61.442</text:p>
          </table:table-cell>
          <table:table-cell office:value-type="percentage" office:value="0.47157516635838237" table:style-name="ce50">
            <text:p>47,2%</text:p>
          </table:table-cell>
          <table:table-cell office:value-type="float" office:value="47071" table:style-name="ce66">
            <text:p>47.071</text:p>
          </table:table-cell>
          <table:table-cell office:value-type="percentage" office:value="0.43319130138688211" table:style-name="ce50">
            <text:p>43,3%</text:p>
          </table:table-cell>
          <table:table-cell office:value-type="float" office:value="10569" table:style-name="ce63">
            <text:p>10.569</text:p>
          </table:table-cell>
          <table:table-cell office:value-type="percentage" office:value="0.46713812154696133" table:style-name="ce64">
            <text:p>46,7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sturias<text:s/></text:p>
          </table:table-cell>
          <table:table-cell office:value-type="float" office:value="192263" table:style-name="ce66">
            <text:p>192.263</text:p>
          </table:table-cell>
          <table:table-cell office:value-type="percentage" office:value="0.94553403692374272" table:style-name="ce50">
            <text:p>94,6%</text:p>
          </table:table-cell>
          <table:table-cell office:value-type="float" office:value="143019" table:style-name="ce66">
            <text:p>143.019</text:p>
          </table:table-cell>
          <table:table-cell office:value-type="percentage" office:value="0.95627143802780179" table:style-name="ce50">
            <text:p>95,6%</text:p>
          </table:table-cell>
          <table:table-cell office:value-type="float" office:value="145932" table:style-name="ce66">
            <text:p>145.932</text:p>
          </table:table-cell>
          <table:table-cell office:value-type="percentage" office:value="0.94139959746090729" table:style-name="ce50">
            <text:p>94,1%</text:p>
          </table:table-cell>
          <table:table-cell office:value-type="float" office:value="129119" table:style-name="ce66">
            <text:p>129.119</text:p>
          </table:table-cell>
          <table:table-cell office:value-type="percentage" office:value="0.84709301562725514" table:style-name="ce50">
            <text:p>84,7%</text:p>
          </table:table-cell>
          <table:table-cell office:value-type="float" office:value="63948" table:style-name="ce66">
            <text:p>63.948</text:p>
          </table:table-cell>
          <table:table-cell office:value-type="percentage" office:value="0.69529100931795196" table:style-name="ce50">
            <text:p>69,5%</text:p>
          </table:table-cell>
          <table:table-cell office:value-type="float" office:value="45439" table:style-name="ce66">
            <text:p>45.439</text:p>
          </table:table-cell>
          <table:table-cell office:value-type="percentage" office:value="0.67345970861555338" table:style-name="ce50">
            <text:p>67,3%</text:p>
          </table:table-cell>
          <table:table-cell office:value-type="float" office:value="10299" table:style-name="ce63">
            <text:p>10.299</text:p>
          </table:table-cell>
          <table:table-cell office:value-type="percentage" office:value="0.71530768162244751" table:style-name="ce64">
            <text:p>71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Baleares</text:p>
          </table:table-cell>
          <table:table-cell office:value-type="float" office:value="120452" table:style-name="ce66">
            <text:p>120.452</text:p>
          </table:table-cell>
          <table:table-cell office:value-type="percentage" office:value="0.91724731379312974" table:style-name="ce50">
            <text:p>91,7%</text:p>
          </table:table-cell>
          <table:table-cell office:value-type="float" office:value="99860" table:style-name="ce66">
            <text:p>99.860</text:p>
          </table:table-cell>
          <table:table-cell office:value-type="percentage" office:value="0.89001782531194296" table:style-name="ce50">
            <text:p>89,0%</text:p>
          </table:table-cell>
          <table:table-cell office:value-type="float" office:value="112243" table:style-name="ce66">
            <text:p>112.243</text:p>
          </table:table-cell>
          <table:table-cell office:value-type="percentage" office:value="0.73274753396308945" table:style-name="ce50">
            <text:p>73,3%</text:p>
          </table:table-cell>
          <table:table-cell office:value-type="float" office:value="87614" table:style-name="ce66">
            <text:p>87.614</text:p>
          </table:table-cell>
          <table:table-cell office:value-type="percentage" office:value="0.50651543006463395" table:style-name="ce50">
            <text:p>50,7%</text:p>
          </table:table-cell>
          <table:table-cell office:value-type="float" office:value="41929" table:style-name="ce66">
            <text:p>41.929</text:p>
          </table:table-cell>
          <table:table-cell office:value-type="percentage" office:value="0.313572251222759" table:style-name="ce50">
            <text:p>31,4%</text:p>
          </table:table-cell>
          <table:table-cell office:value-type="float" office:value="28884" table:style-name="ce66">
            <text:p>28.884</text:p>
          </table:table-cell>
          <table:table-cell office:value-type="percentage" office:value="0.28035369369194485" table:style-name="ce50">
            <text:p>28,0%</text:p>
          </table:table-cell>
          <table:table-cell office:value-type="float" office:value="3656" table:style-name="ce63">
            <text:p>3.656</text:p>
          </table:table-cell>
          <table:table-cell office:value-type="percentage" office:value="0.18353413654618475" table:style-name="ce64">
            <text:p>18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arias</text:p>
          </table:table-cell>
          <table:table-cell office:value-type="float" office:value="225309" table:style-name="ce66">
            <text:p>225.309</text:p>
          </table:table-cell>
          <table:table-cell office:value-type="percentage" office:value="0.91851136169067826" table:style-name="ce50">
            <text:p>91,9%</text:p>
          </table:table-cell>
          <table:table-cell office:value-type="float" office:value="201414" table:style-name="ce66">
            <text:p>201.414</text:p>
          </table:table-cell>
          <table:table-cell office:value-type="percentage" office:value="0.89200177147918513" table:style-name="ce50">
            <text:p>89,2%</text:p>
          </table:table-cell>
          <table:table-cell office:value-type="float" office:value="249091" table:style-name="ce66">
            <text:p>249.091</text:p>
          </table:table-cell>
          <table:table-cell office:value-type="percentage" office:value="0.76657772689643289" table:style-name="ce50">
            <text:p>76,7%</text:p>
          </table:table-cell>
          <table:table-cell office:value-type="float" office:value="196244" table:style-name="ce66">
            <text:p>196.244</text:p>
          </table:table-cell>
          <table:table-cell office:value-type="percentage" office:value="0.60813704496788012" table:style-name="ce50">
            <text:p>60,8%</text:p>
          </table:table-cell>
          <table:table-cell office:value-type="float" office:value="91540" table:style-name="ce66">
            <text:p>91.540</text:p>
          </table:table-cell>
          <table:table-cell office:value-type="percentage" office:value="0.39071236501771311" table:style-name="ce50">
            <text:p>39,1%</text:p>
          </table:table-cell>
          <table:table-cell office:value-type="float" office:value="55446" table:style-name="ce66">
            <text:p>55.446</text:p>
          </table:table-cell>
          <table:table-cell office:value-type="percentage" office:value="0.28810600155884647" table:style-name="ce50">
            <text:p>28,8%</text:p>
          </table:table-cell>
          <table:table-cell office:value-type="float" office:value="6609" table:style-name="ce63">
            <text:p>6.609</text:p>
          </table:table-cell>
          <table:table-cell office:value-type="percentage" office:value="0.16104585993469467" table:style-name="ce64">
            <text:p>16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tabria</text:p>
          </table:table-cell>
          <table:table-cell office:value-type="float" office:value="92245" table:style-name="ce66">
            <text:p>92.245</text:p>
          </table:table-cell>
          <table:table-cell office:value-type="percentage" office:value="0.93718250904214251" table:style-name="ce50">
            <text:p>93,7%</text:p>
          </table:table-cell>
          <table:table-cell office:value-type="float" office:value="75923" table:style-name="ce66">
            <text:p>75.923</text:p>
          </table:table-cell>
          <table:table-cell office:value-type="percentage" office:value="0.98319110086634465" table:style-name="ce50">
            <text:p>98,3%</text:p>
          </table:table-cell>
          <table:table-cell office:value-type="float" office:value="71938" table:style-name="ce66">
            <text:p>71.938</text:p>
          </table:table-cell>
          <table:table-cell office:value-type="percentage" office:value="0.84399601102833344" table:style-name="ce50">
            <text:p>84,4%</text:p>
          </table:table-cell>
          <table:table-cell office:value-type="float" office:value="61824" table:style-name="ce66">
            <text:p>61.824</text:p>
          </table:table-cell>
          <table:table-cell office:value-type="percentage" office:value="0.69110298802776748" table:style-name="ce50">
            <text:p>69,1%</text:p>
          </table:table-cell>
          <table:table-cell office:value-type="float" office:value="31165" table:style-name="ce66">
            <text:p>31.165</text:p>
          </table:table-cell>
          <table:table-cell office:value-type="percentage" office:value="0.54760942524292311" table:style-name="ce50">
            <text:p>54,8%</text:p>
          </table:table-cell>
          <table:table-cell office:value-type="float" office:value="19770" table:style-name="ce66">
            <text:p>19.770</text:p>
          </table:table-cell>
          <table:table-cell office:value-type="percentage" office:value="0.45294171554252199" table:style-name="ce50">
            <text:p>45,3%</text:p>
          </table:table-cell>
          <table:table-cell office:value-type="float" office:value="2632" table:style-name="ce63">
            <text:p>2.632</text:p>
          </table:table-cell>
          <table:table-cell office:value-type="percentage" office:value="0.26270086835013473" table:style-name="ce64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y León<text:s/></text:p>
          </table:table-cell>
          <table:table-cell office:value-type="float" office:value="446694" table:style-name="ce66">
            <text:p>446.694</text:p>
          </table:table-cell>
          <table:table-cell office:value-type="percentage" office:value="0.93247550835940973" table:style-name="ce50">
            <text:p>93,2%</text:p>
          </table:table-cell>
          <table:table-cell office:value-type="float" office:value="299017" table:style-name="ce66">
            <text:p>299.017</text:p>
          </table:table-cell>
          <table:table-cell office:value-type="percentage" office:value="0.92292900641075104" table:style-name="ce50">
            <text:p>92,3%</text:p>
          </table:table-cell>
          <table:table-cell office:value-type="float" office:value="311971" table:style-name="ce66">
            <text:p>311.971</text:p>
          </table:table-cell>
          <table:table-cell office:value-type="percentage" office:value="0.87740993759122954" table:style-name="ce50">
            <text:p>87,7%</text:p>
          </table:table-cell>
          <table:table-cell office:value-type="float" office:value="239366" table:style-name="ce66">
            <text:p>239.366</text:p>
          </table:table-cell>
          <table:table-cell office:value-type="percentage" office:value="0.73853093538941905" table:style-name="ce50">
            <text:p>73,9%</text:p>
          </table:table-cell>
          <table:table-cell office:value-type="float" office:value="130393" table:style-name="ce66">
            <text:p>130.393</text:p>
          </table:table-cell>
          <table:table-cell office:value-type="percentage" office:value="0.6022910459825862" table:style-name="ce50">
            <text:p>60,2%</text:p>
          </table:table-cell>
          <table:table-cell office:value-type="float" office:value="99669" table:style-name="ce66">
            <text:p>99.669</text:p>
          </table:table-cell>
          <table:table-cell office:value-type="percentage" office:value="0.55773546051269429" table:style-name="ce50">
            <text:p>55,8%</text:p>
          </table:table-cell>
          <table:table-cell office:value-type="float" office:value="13200" table:style-name="ce63">
            <text:p>13.200</text:p>
          </table:table-cell>
          <table:table-cell office:value-type="percentage" office:value="0.35199999999999998" table:style-name="ce64">
            <text:p>35,2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- La Mancha</text:p>
          </table:table-cell>
          <table:table-cell office:value-type="float" office:value="275000" table:style-name="ce66">
            <text:p>275.000</text:p>
          </table:table-cell>
          <table:table-cell office:value-type="percentage" office:value="0.93039306569590019" table:style-name="ce50">
            <text:p>93,0%</text:p>
          </table:table-cell>
          <table:table-cell office:value-type="float" office:value="211845" table:style-name="ce66">
            <text:p>211.845</text:p>
          </table:table-cell>
          <table:table-cell office:value-type="percentage" office:value="0.94875228404571676" table:style-name="ce50">
            <text:p>94,9%</text:p>
          </table:table-cell>
          <table:table-cell office:value-type="float" office:value="235354" table:style-name="ce66">
            <text:p>235.354</text:p>
          </table:table-cell>
          <table:table-cell office:value-type="percentage" office:value="0.82048904290106883" table:style-name="ce50">
            <text:p>82,0%</text:p>
          </table:table-cell>
          <table:table-cell office:value-type="float" office:value="193107" table:style-name="ce66">
            <text:p>193.107</text:p>
          </table:table-cell>
          <table:table-cell office:value-type="percentage" office:value="0.67204351593739886" table:style-name="ce50">
            <text:p>67,2%</text:p>
          </table:table-cell>
          <table:table-cell office:value-type="float" office:value="105146" table:style-name="ce66">
            <text:p>105.146</text:p>
          </table:table-cell>
          <table:table-cell office:value-type="percentage" office:value="0.50773829356743783" table:style-name="ce50">
            <text:p>50,8%</text:p>
          </table:table-cell>
          <table:table-cell office:value-type="float" office:value="78053" table:style-name="ce66">
            <text:p>78.053</text:p>
          </table:table-cell>
          <table:table-cell office:value-type="percentage" office:value="0.4463487161891691" table:style-name="ce50">
            <text:p>44,6%</text:p>
          </table:table-cell>
          <table:table-cell office:value-type="float" office:value="11838" table:style-name="ce63">
            <text:p>11.838</text:p>
          </table:table-cell>
          <table:table-cell office:value-type="percentage" office:value="0.32037889039242218" table:style-name="ce64">
            <text:p>32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taluña</text:p>
          </table:table-cell>
          <table:table-cell office:value-type="float" office:value="980299" table:style-name="ce66">
            <text:p>980.299</text:p>
          </table:table-cell>
          <table:table-cell office:value-type="percentage" office:value="0.91235585916777573" table:style-name="ce50">
            <text:p>91,2%</text:p>
          </table:table-cell>
          <table:table-cell office:value-type="float" office:value="739176" table:style-name="ce66">
            <text:p>739.176</text:p>
          </table:table-cell>
          <table:table-cell office:value-type="percentage" office:value="0.92103649875147653" table:style-name="ce50">
            <text:p>92,1%</text:p>
          </table:table-cell>
          <table:table-cell office:value-type="float" office:value="808757" table:style-name="ce66">
            <text:p>808.757</text:p>
          </table:table-cell>
          <table:table-cell office:value-type="percentage" office:value="0.77741026336076713" table:style-name="ce50">
            <text:p>77,7%</text:p>
          </table:table-cell>
          <table:table-cell office:value-type="float" office:value="704302" table:style-name="ce66">
            <text:p>704.302</text:p>
          </table:table-cell>
          <table:table-cell office:value-type="percentage" office:value="0.60879276469617061" table:style-name="ce50">
            <text:p>60,9%</text:p>
          </table:table-cell>
          <table:table-cell office:value-type="float" office:value="375775" table:style-name="ce66">
            <text:p>375.775</text:p>
          </table:table-cell>
          <table:table-cell office:value-type="percentage" office:value="0.45802927048074332" table:style-name="ce50">
            <text:p>45,8%</text:p>
          </table:table-cell>
          <table:table-cell office:value-type="float" office:value="263895" table:style-name="ce66">
            <text:p>263.895</text:p>
          </table:table-cell>
          <table:table-cell office:value-type="percentage" office:value="0.38495819207720899" table:style-name="ce50">
            <text:p>38,5%</text:p>
          </table:table-cell>
          <table:table-cell office:value-type="float" office:value="37951" table:style-name="ce63">
            <text:p>37.951</text:p>
          </table:table-cell>
          <table:table-cell office:value-type="percentage" office:value="0.26687528567912522" table:style-name="ce64">
            <text:p>26,7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. Valenciana</text:p>
          </table:table-cell>
          <table:table-cell office:value-type="float" office:value="686104" table:style-name="ce66">
            <text:p>686.104</text:p>
          </table:table-cell>
          <table:table-cell office:value-type="percentage" office:value="0.93823621918033007" table:style-name="ce50">
            <text:p>93,8%</text:p>
          </table:table-cell>
          <table:table-cell office:value-type="float" office:value="561649" table:style-name="ce66">
            <text:p>561.649</text:p>
          </table:table-cell>
          <table:table-cell office:value-type="percentage" office:value="0.96882638372596475" table:style-name="ce50">
            <text:p>96,9%</text:p>
          </table:table-cell>
          <table:table-cell office:value-type="float" office:value="617889" table:style-name="ce66">
            <text:p>617.889</text:p>
          </table:table-cell>
          <table:table-cell office:value-type="percentage" office:value="0.84213531920345308" table:style-name="ce50">
            <text:p>84,2%</text:p>
          </table:table-cell>
          <table:table-cell office:value-type="float" office:value="545430" table:style-name="ce66">
            <text:p>545.430</text:p>
          </table:table-cell>
          <table:table-cell office:value-type="percentage" office:value="0.70838652866833518" table:style-name="ce50">
            <text:p>70,8%</text:p>
          </table:table-cell>
          <table:table-cell office:value-type="float" office:value="303724" table:style-name="ce66">
            <text:p>303.724</text:p>
          </table:table-cell>
          <table:table-cell office:value-type="percentage" office:value="0.57246792020386317" table:style-name="ce50">
            <text:p>57,2%</text:p>
          </table:table-cell>
          <table:table-cell office:value-type="float" office:value="236529" table:style-name="ce66">
            <text:p>236.529</text:p>
          </table:table-cell>
          <table:table-cell office:value-type="percentage" office:value="0.52882113057709335" table:style-name="ce50">
            <text:p>52,9%</text:p>
          </table:table-cell>
          <table:table-cell office:value-type="float" office:value="49767" table:style-name="ce63">
            <text:p>49.767</text:p>
          </table:table-cell>
          <table:table-cell office:value-type="percentage" office:value="0.52100039781411611" table:style-name="ce64">
            <text:p>52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Extremadura</text:p>
          </table:table-cell>
          <table:table-cell office:value-type="float" office:value="155067" table:style-name="ce66">
            <text:p>155.067</text:p>
          </table:table-cell>
          <table:table-cell office:value-type="percentage" office:value="0.89390733897884944" table:style-name="ce50">
            <text:p>89,4%</text:p>
          </table:table-cell>
          <table:table-cell office:value-type="float" office:value="127737" table:style-name="ce66">
            <text:p>127.737</text:p>
          </table:table-cell>
          <table:table-cell office:value-type="percentage" office:value="0.96115847372816954" table:style-name="ce50">
            <text:p>96,1%</text:p>
          </table:table-cell>
          <table:table-cell office:value-type="float" office:value="136551" table:style-name="ce66">
            <text:p>136.551</text:p>
          </table:table-cell>
          <table:table-cell office:value-type="percentage" office:value="0.84491538532933208" table:style-name="ce50">
            <text:p>84,5%</text:p>
          </table:table-cell>
          <table:table-cell office:value-type="float" office:value="108022" table:style-name="ce66">
            <text:p>108.022</text:p>
          </table:table-cell>
          <table:table-cell office:value-type="percentage" office:value="0.73853621850750351" table:style-name="ce50">
            <text:p>73,9%</text:p>
          </table:table-cell>
          <table:table-cell office:value-type="float" office:value="72747" table:style-name="ce66">
            <text:p>72.747</text:p>
          </table:table-cell>
          <table:table-cell office:value-type="percentage" office:value="0.64150793650793647" table:style-name="ce50">
            <text:p>64,2%</text:p>
          </table:table-cell>
          <table:table-cell office:value-type="float" office:value="51359" table:style-name="ce66">
            <text:p>51.359</text:p>
          </table:table-cell>
          <table:table-cell office:value-type="percentage" office:value="0.54850802059081105" table:style-name="ce50">
            <text:p>54,9%</text:p>
          </table:table-cell>
          <table:table-cell office:value-type="float" office:value="6757" table:style-name="ce63">
            <text:p>6.757</text:p>
          </table:table-cell>
          <table:table-cell office:value-type="percentage" office:value="0.35072147825184263" table:style-name="ce64">
            <text:p>35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Galicia</text:p>
          </table:table-cell>
          <table:table-cell office:value-type="float" office:value="507842" table:style-name="ce66">
            <text:p>507.842</text:p>
          </table:table-cell>
          <table:table-cell office:value-type="percentage" office:value="0.95214364593235057" table:style-name="ce50">
            <text:p>95,2%</text:p>
          </table:table-cell>
          <table:table-cell office:value-type="float" office:value="338562" table:style-name="ce66">
            <text:p>338.562</text:p>
          </table:table-cell>
          <table:table-cell office:value-type="percentage" office:value="0.97223953203208235" table:style-name="ce50">
            <text:p>97,2%</text:p>
          </table:table-cell>
          <table:table-cell office:value-type="float" office:value="378657" table:style-name="ce66">
            <text:p>378.657</text:p>
          </table:table-cell>
          <table:table-cell office:value-type="percentage" office:value="0.96322195795123566" table:style-name="ce50">
            <text:p>96,3%</text:p>
          </table:table-cell>
          <table:table-cell office:value-type="float" office:value="392725" table:style-name="ce66">
            <text:p>392.725</text:p>
          </table:table-cell>
          <table:table-cell office:value-type="percentage" office:value="0.95433713391459873" table:style-name="ce50">
            <text:p>95,4%</text:p>
          </table:table-cell>
          <table:table-cell office:value-type="float" office:value="207977" table:style-name="ce66">
            <text:p>207.977</text:p>
          </table:table-cell>
          <table:table-cell office:value-type="percentage" office:value="0.77730395198122304" table:style-name="ce50">
            <text:p>77,7%</text:p>
          </table:table-cell>
          <table:table-cell office:value-type="float" office:value="151779" table:style-name="ce66">
            <text:p>151.779</text:p>
          </table:table-cell>
          <table:table-cell office:value-type="percentage" office:value="0.74871250986582483" table:style-name="ce50">
            <text:p>74,9%</text:p>
          </table:table-cell>
          <table:table-cell office:value-type="float" office:value="25477" table:style-name="ce63">
            <text:p>25.477</text:p>
          </table:table-cell>
          <table:table-cell office:value-type="percentage" office:value="0.61030063480656371" table:style-name="ce64">
            <text:p>61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La Rioja</text:p>
          </table:table-cell>
          <table:table-cell office:value-type="float" office:value="46012" table:style-name="ce66">
            <text:p>46.012</text:p>
          </table:table-cell>
          <table:table-cell office:value-type="percentage" office:value="0.82408568255901427" table:style-name="ce50">
            <text:p>82,4%</text:p>
          </table:table-cell>
          <table:table-cell office:value-type="float" office:value="37072" table:style-name="ce66">
            <text:p>37.072</text:p>
          </table:table-cell>
          <table:table-cell office:value-type="percentage" office:value="0.93349784705260241" table:style-name="ce50">
            <text:p>93,3%</text:p>
          </table:table-cell>
          <table:table-cell office:value-type="float" office:value="38072" table:style-name="ce66">
            <text:p>38.072</text:p>
          </table:table-cell>
          <table:table-cell office:value-type="percentage" office:value="0.82193436960276334" table:style-name="ce50">
            <text:p>82,2%</text:p>
          </table:table-cell>
          <table:table-cell office:value-type="float" office:value="34535" table:style-name="ce66">
            <text:p>34.535</text:p>
          </table:table-cell>
          <table:table-cell office:value-type="percentage" office:value="0.70969134026550496" table:style-name="ce50">
            <text:p>71,0%</text:p>
          </table:table-cell>
          <table:table-cell office:value-type="float" office:value="18062" table:style-name="ce66">
            <text:p>18.062</text:p>
          </table:table-cell>
          <table:table-cell office:value-type="percentage" office:value="0.55635299553365158" table:style-name="ce50">
            <text:p>55,6%</text:p>
          </table:table-cell>
          <table:table-cell office:value-type="float" office:value="12372" table:style-name="ce66">
            <text:p>12.372</text:p>
          </table:table-cell>
          <table:table-cell office:value-type="percentage" office:value="0.48437867042518207" table:style-name="ce50">
            <text:p>48,4%</text:p>
          </table:table-cell>
          <table:table-cell office:value-type="float" office:value="2078" table:style-name="ce63">
            <text:p>2.078</text:p>
          </table:table-cell>
          <table:table-cell office:value-type="percentage" office:value="0.37340521114106018" table:style-name="ce64">
            <text:p>37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adrid</text:p>
          </table:table-cell>
          <table:table-cell office:value-type="float" office:value="834030" table:style-name="ce66">
            <text:p>834.030</text:p>
          </table:table-cell>
          <table:table-cell office:value-type="percentage" office:value="0.94414037073722934" table:style-name="ce50">
            <text:p>94,4%</text:p>
          </table:table-cell>
          <table:table-cell office:value-type="float" office:value="631179" table:style-name="ce66">
            <text:p>631.179</text:p>
          </table:table-cell>
          <table:table-cell office:value-type="percentage" office:value="0.91298046255165699" table:style-name="ce50">
            <text:p>91,3%</text:p>
          </table:table-cell>
          <table:table-cell office:value-type="float" office:value="731849" table:style-name="ce66">
            <text:p>731.849</text:p>
          </table:table-cell>
          <table:table-cell office:value-type="percentage" office:value="0.76061863941732077" table:style-name="ce50">
            <text:p>76,1%</text:p>
          </table:table-cell>
          <table:table-cell office:value-type="float" office:value="645868" table:style-name="ce66">
            <text:p>645.868</text:p>
          </table:table-cell>
          <table:table-cell office:value-type="percentage" office:value="0.61305019686160456" table:style-name="ce50">
            <text:p>61,3%</text:p>
          </table:table-cell>
          <table:table-cell office:value-type="float" office:value="378868" table:style-name="ce66">
            <text:p>378.868</text:p>
          </table:table-cell>
          <table:table-cell office:value-type="percentage" office:value="0.48914406115527276" table:style-name="ce50">
            <text:p>48,9%</text:p>
          </table:table-cell>
          <table:table-cell office:value-type="float" office:value="275227" table:style-name="ce66">
            <text:p>275.227</text:p>
          </table:table-cell>
          <table:table-cell office:value-type="percentage" office:value="0.43643874282452189" table:style-name="ce50">
            <text:p>43,6%</text:p>
          </table:table-cell>
          <table:table-cell office:value-type="float" office:value="32346" table:style-name="ce63">
            <text:p>32.346</text:p>
          </table:table-cell>
          <table:table-cell office:value-type="percentage" office:value="0.26204036001587827" table:style-name="ce64">
            <text:p>26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urcia<text:s/></text:p>
          </table:table-cell>
          <table:table-cell office:value-type="float" office:value="161809" table:style-name="ce66">
            <text:p>161.809</text:p>
          </table:table-cell>
          <table:table-cell office:value-type="percentage" office:value="0.87795574654642927" table:style-name="ce50">
            <text:p>87,8%</text:p>
          </table:table-cell>
          <table:table-cell office:value-type="float" office:value="134897" table:style-name="ce66">
            <text:p>134.897</text:p>
          </table:table-cell>
          <table:table-cell office:value-type="percentage" office:value="0.87577825242970575" table:style-name="ce50">
            <text:p>87,6%</text:p>
          </table:table-cell>
          <table:table-cell office:value-type="float" office:value="156053" table:style-name="ce66">
            <text:p>156.053</text:p>
          </table:table-cell>
          <table:table-cell office:value-type="percentage" office:value="0.73591854828061043" table:style-name="ce50">
            <text:p>73,6%</text:p>
          </table:table-cell>
          <table:table-cell office:value-type="float" office:value="136978" table:style-name="ce66">
            <text:p>136.978</text:p>
          </table:table-cell>
          <table:table-cell office:value-type="percentage" office:value="0.58023577452737074" table:style-name="ce50">
            <text:p>58,0%</text:p>
          </table:table-cell>
          <table:table-cell office:value-type="float" office:value="68077" table:style-name="ce66">
            <text:p>68.077</text:p>
          </table:table-cell>
          <table:table-cell office:value-type="percentage" office:value="0.39549299374898333" table:style-name="ce50">
            <text:p>39,5%</text:p>
          </table:table-cell>
          <table:table-cell office:value-type="float" office:value="50865" table:style-name="ce66">
            <text:p>50.865</text:p>
          </table:table-cell>
          <table:table-cell office:value-type="percentage" office:value="0.34876306190175804" table:style-name="ce50">
            <text:p>34,9%</text:p>
          </table:table-cell>
          <table:table-cell office:value-type="float" office:value="6327" table:style-name="ce63">
            <text:p>6.327</text:p>
          </table:table-cell>
          <table:table-cell office:value-type="percentage" office:value="0.2064813001762287" table:style-name="ce64">
            <text:p>20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Navarra</text:p>
          </table:table-cell>
          <table:table-cell office:value-type="float" office:value="93315" table:style-name="ce66">
            <text:p>93.315</text:p>
          </table:table-cell>
          <table:table-cell office:value-type="percentage" office:value="0.95000305418117403" table:style-name="ce50">
            <text:p>95,0%</text:p>
          </table:table-cell>
          <table:table-cell office:value-type="float" office:value="71872" table:style-name="ce66">
            <text:p>71.872</text:p>
          </table:table-cell>
          <table:table-cell office:value-type="percentage" office:value="0.98956354123640367" table:style-name="ce50">
            <text:p>99,0%</text:p>
          </table:table-cell>
          <table:table-cell office:value-type="float" office:value="77013" table:style-name="ce66">
            <text:p>77.013</text:p>
          </table:table-cell>
          <table:table-cell office:value-type="percentage" office:value="0.83119812634237422" table:style-name="ce50">
            <text:p>83,1%</text:p>
          </table:table-cell>
          <table:table-cell office:value-type="float" office:value="64900" table:style-name="ce66">
            <text:p>64.900</text:p>
          </table:table-cell>
          <table:table-cell office:value-type="percentage" office:value="0.67258764884499389" table:style-name="ce50">
            <text:p>67,3%</text:p>
          </table:table-cell>
          <table:table-cell office:value-type="float" office:value="33781" table:style-name="ce66">
            <text:p>33.781</text:p>
          </table:table-cell>
          <table:table-cell office:value-type="percentage" office:value="0.5138107261278253" table:style-name="ce50">
            <text:p>51,4%</text:p>
          </table:table-cell>
          <table:table-cell office:value-type="float" office:value="26414" table:style-name="ce66">
            <text:p>26.414</text:p>
          </table:table-cell>
          <table:table-cell office:value-type="percentage" office:value="0.44441827206191636" table:style-name="ce50">
            <text:p>44,4%</text:p>
          </table:table-cell>
          <table:table-cell office:value-type="float" office:value="3937" table:style-name="ce63">
            <text:p>3.937</text:p>
          </table:table-cell>
          <table:table-cell office:value-type="percentage" office:value="0.29435514018691589" table:style-name="ce64">
            <text:p>29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País Vasco</text:p>
          </table:table-cell>
          <table:table-cell office:value-type="float" office:value="345513" table:style-name="ce66">
            <text:p>345.513</text:p>
          </table:table-cell>
          <table:table-cell office:value-type="percentage" office:value="0.91467501800160955" table:style-name="ce50">
            <text:p>91,5%</text:p>
          </table:table-cell>
          <table:table-cell office:value-type="float" office:value="256645" table:style-name="ce66">
            <text:p>256.645</text:p>
          </table:table-cell>
          <table:table-cell office:value-type="percentage" office:value="0.9226988703774277" table:style-name="ce50">
            <text:p>92,3%</text:p>
          </table:table-cell>
          <table:table-cell office:value-type="float" office:value="267648" table:style-name="ce66">
            <text:p>267.648</text:p>
          </table:table-cell>
          <table:table-cell office:value-type="percentage" office:value="0.81871824441514662" table:style-name="ce50">
            <text:p>81,9%</text:p>
          </table:table-cell>
          <table:table-cell office:value-type="float" office:value="198169" table:style-name="ce66">
            <text:p>198.169</text:p>
          </table:table-cell>
          <table:table-cell office:value-type="percentage" office:value="0.60963071887382181" table:style-name="ce50">
            <text:p>61,0%</text:p>
          </table:table-cell>
          <table:table-cell office:value-type="float" office:value="89722" table:style-name="ce66">
            <text:p>89.722</text:p>
          </table:table-cell>
          <table:table-cell office:value-type="percentage" office:value="0.42760395567735016" table:style-name="ce50">
            <text:p>42,8%</text:p>
          </table:table-cell>
          <table:table-cell office:value-type="float" office:value="63111" table:style-name="ce66">
            <text:p>63.111</text:p>
          </table:table-cell>
          <table:table-cell office:value-type="percentage" office:value="0.36348400027645311" table:style-name="ce50">
            <text:p>36,3%</text:p>
          </table:table-cell>
          <table:table-cell office:value-type="float" office:value="11203" table:style-name="ce63">
            <text:p>11.203</text:p>
          </table:table-cell>
          <table:table-cell office:value-type="percentage" office:value="0.29103236868083338" table:style-name="ce64">
            <text:p>29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euta</text:p>
          </table:table-cell>
          <table:table-cell office:value-type="float" office:value="5719" table:style-name="ce66">
            <text:p>5.719</text:p>
          </table:table-cell>
          <table:table-cell office:value-type="percentage" office:value="0.90720177664974622" table:style-name="ce50">
            <text:p>90,7%</text:p>
          </table:table-cell>
          <table:table-cell office:value-type="float" office:value="7329" table:style-name="ce66">
            <text:p>7.329</text:p>
          </table:table-cell>
          <table:table-cell office:value-type="percentage" office:value="0.9571633799138044" table:style-name="ce50">
            <text:p>95,7%</text:p>
          </table:table-cell>
          <table:table-cell office:value-type="float" office:value="9256" table:style-name="ce66">
            <text:p>9.256</text:p>
          </table:table-cell>
          <table:table-cell office:value-type="percentage" office:value="0.87115294117647057" table:style-name="ce50">
            <text:p>87,1%</text:p>
          </table:table-cell>
          <table:table-cell office:value-type="float" office:value="8932" table:style-name="ce66">
            <text:p>8.932</text:p>
          </table:table-cell>
          <table:table-cell office:value-type="percentage" office:value="0.79622036013549657" table:style-name="ce50">
            <text:p>79,6%</text:p>
          </table:table-cell>
          <table:table-cell office:value-type="float" office:value="6372" table:style-name="ce66">
            <text:p>6.372</text:p>
          </table:table-cell>
          <table:table-cell office:value-type="percentage" office:value="0.67751196172248807" table:style-name="ce50">
            <text:p>67,8%</text:p>
          </table:table-cell>
          <table:table-cell office:value-type="float" office:value="5257" table:style-name="ce66">
            <text:p>5.257</text:p>
          </table:table-cell>
          <table:table-cell office:value-type="percentage" office:value="0.5674042093901781" table:style-name="ce50">
            <text:p>56,7%</text:p>
          </table:table-cell>
          <table:table-cell office:value-type="float" office:value="1017" table:style-name="ce63">
            <text:p>1.017</text:p>
          </table:table-cell>
          <table:table-cell office:value-type="percentage" office:value="0.43424423569598636" table:style-name="ce64">
            <text:p>43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elilla</text:p>
          </table:table-cell>
          <table:table-cell office:value-type="float" office:value="4533" table:style-name="ce66">
            <text:p>4.533</text:p>
          </table:table-cell>
          <table:table-cell office:value-type="percentage" office:value="0.83496039786332654" table:style-name="ce50">
            <text:p>83,5%</text:p>
          </table:table-cell>
          <table:table-cell office:value-type="float" office:value="6178" table:style-name="ce66">
            <text:p>6.178</text:p>
          </table:table-cell>
          <table:table-cell office:value-type="percentage" office:value="0.83283904017255328" table:style-name="ce50">
            <text:p>83,3%</text:p>
          </table:table-cell>
          <table:table-cell office:value-type="float" office:value="8022" table:style-name="ce66">
            <text:p>8.022</text:p>
          </table:table-cell>
          <table:table-cell office:value-type="percentage" office:value="0.79607025900565642" table:style-name="ce50">
            <text:p>79,6%</text:p>
          </table:table-cell>
          <table:table-cell office:value-type="float" office:value="7763" table:style-name="ce66">
            <text:p>7.763</text:p>
          </table:table-cell>
          <table:table-cell office:value-type="percentage" office:value="0.73263495658739142" table:style-name="ce50">
            <text:p>73,3%</text:p>
          </table:table-cell>
          <table:table-cell office:value-type="float" office:value="5072" table:style-name="ce66">
            <text:p>5.072</text:p>
          </table:table-cell>
          <table:table-cell office:value-type="percentage" office:value="0.55280653950953673" table:style-name="ce50">
            <text:p>55,3%</text:p>
          </table:table-cell>
          <table:table-cell office:value-type="float" office:value="4483" table:style-name="ce66">
            <text:p>4.483</text:p>
          </table:table-cell>
          <table:table-cell office:value-type="percentage" office:value="0.45890060395127447" table:style-name="ce50">
            <text:p>45,9%</text:p>
          </table:table-cell>
          <table:table-cell office:value-type="float" office:value="972" table:style-name="ce63">
            <text:p>972</text:p>
          </table:table-cell>
          <table:table-cell office:value-type="percentage" office:value="0.40231788079470199" table:style-name="ce64">
            <text:p>40,2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Fuerzas Armadas</text:p>
          </table:table-cell>
          <table:table-cell office:value-type="float" office:value="7" table:style-name="ce66">
            <text:p>7</text:p>
          </table:table-cell>
          <table:table-cell office:value-type="percentage" office:value="0.16666666666666666" table:style-name="ce50">
            <text:p>16,7%</text:p>
          </table:table-cell>
          <table:table-cell office:value-type="float" office:value="2377" table:style-name="ce66">
            <text:p>2.377</text:p>
          </table:table-cell>
          <table:table-cell office:value-type="percentage" office:value="0.64191196327302191" table:style-name="ce50">
            <text:p>64,2%</text:p>
          </table:table-cell>
          <table:table-cell office:value-type="float" office:value="7395" table:style-name="ce66">
            <text:p>7.395</text:p>
          </table:table-cell>
          <table:table-cell office:value-type="percentage" office:value="0.75121901665989432" table:style-name="ce50">
            <text:p>75,1%</text:p>
          </table:table-cell>
          <table:table-cell office:value-type="float" office:value="15219" table:style-name="ce66">
            <text:p>15.219</text:p>
          </table:table-cell>
          <table:table-cell office:value-type="percentage" office:value="0.66929064602665023" table:style-name="ce50">
            <text:p>66,9%</text:p>
          </table:table-cell>
          <table:table-cell office:value-type="float" office:value="15268" table:style-name="ce66">
            <text:p>15.268</text:p>
          </table:table-cell>
          <table:table-cell office:value-type="percentage" office:value="0.46873177171276825" table:style-name="ce50">
            <text:p>46,9%</text:p>
          </table:table-cell>
          <table:table-cell office:value-type="float" office:value="10943" table:style-name="ce66">
            <text:p>10.943</text:p>
          </table:table-cell>
          <table:table-cell office:value-type="percentage" office:value="0.4453986731246693" table:style-name="ce50">
            <text:p>44,5%</text:p>
          </table:table-cell>
          <table:table-cell office:value-type="float" office:value="213" table:style-name="ce63">
            <text:p>213</text:p>
          </table:table-cell>
          <table:table-cell office:value-type="percentage" office:value="0.16296863045141546" table:style-name="ce64">
            <text:p>16,3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Sanidad Exterior</text:p>
          </table:table-cell>
          <table:table-cell office:value-type="float" office:value="79" table:style-name="ce66">
            <text:p>79</text:p>
          </table:table-cell>
          <table:table-cell office:value-type="percentage" office:value="0.98750000000000004" table:style-name="ce53">
            <text:p>98,8%</text:p>
          </table:table-cell>
          <table:table-cell office:value-type="float" office:value="300" table:style-name="ce66">
            <text:p>300</text:p>
          </table:table-cell>
          <table:table-cell office:value-type="percentage" office:value="0.96153846153846156" table:style-name="ce53">
            <text:p>96,2%</text:p>
          </table:table-cell>
          <table:table-cell office:value-type="float" office:value="698" table:style-name="ce66">
            <text:p>698</text:p>
          </table:table-cell>
          <table:table-cell office:value-type="percentage" office:value="0.75704989154013014" table:style-name="ce53">
            <text:p>75,7%</text:p>
          </table:table-cell>
          <table:table-cell office:value-type="float" office:value="932" table:style-name="ce66">
            <text:p>932</text:p>
          </table:table-cell>
          <table:table-cell office:value-type="percentage" office:value="0.46999495713565304" table:style-name="ce53">
            <text:p>47,0%</text:p>
          </table:table-cell>
          <table:table-cell office:value-type="float" office:value="1158" table:style-name="ce66">
            <text:p>1.158</text:p>
          </table:table-cell>
          <table:table-cell office:value-type="percentage" office:value="0.47284605961616988" table:style-name="ce53">
            <text:p>47,3%</text:p>
          </table:table-cell>
          <table:table-cell office:value-type="float" office:value="932" table:style-name="ce66">
            <text:p>932</text:p>
          </table:table-cell>
          <table:table-cell office:value-type="percentage" office:value="0.43551401869158879" table:style-name="ce53">
            <text:p>43,6%</text:p>
          </table:table-cell>
          <table:table-cell office:value-type="float" office:value="20" table:style-name="ce63">
            <text:p>20</text:p>
          </table:table-cell>
          <table:table-cell office:value-type="percentage" office:value="0.11627906976744186" table:style-name="ce64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6373957" table:style-name="ce69">
            <text:p>6.373.957</text:p>
          </table:table-cell>
          <table:table-cell office:value-type="percentage" office:value="0.92633669732143886" table:style-name="ce70">
            <text:p>92,63%</text:p>
          </table:table-cell>
          <table:table-cell office:value-type="float" office:value="4967170" table:style-name="ce69">
            <text:p>4.967.170</text:p>
          </table:table-cell>
          <table:table-cell office:value-type="percentage" office:value="0.93350134654886952" table:style-name="ce70">
            <text:p>93,35%</text:p>
          </table:table-cell>
          <table:table-cell office:value-type="float" office:value="5403948" table:style-name="ce69">
            <text:p>5.403.948</text:p>
          </table:table-cell>
          <table:table-cell office:value-type="percentage" office:value="0.79760421240623003" table:style-name="ce70">
            <text:p>79,76%</text:p>
          </table:table-cell>
          <table:table-cell office:value-type="float" office:value="4614550" table:style-name="ce69">
            <text:p>4.614.550</text:p>
          </table:table-cell>
          <table:table-cell office:value-type="percentage" office:value="0.64954552012696576" table:style-name="ce70">
            <text:p>64,95%</text:p>
          </table:table-cell>
          <table:table-cell office:value-type="float" office:value="2508056" table:style-name="ce69">
            <text:p>2.508.056</text:p>
          </table:table-cell>
          <table:table-cell office:value-type="percentage" office:value="0.49478856053873144" table:style-name="ce70">
            <text:p>49,48%</text:p>
          </table:table-cell>
          <table:table-cell office:value-type="float" office:value="1817151" table:style-name="ce69">
            <text:p>1.817.151</text:p>
          </table:table-cell>
          <table:table-cell office:value-type="percentage" office:value="0.43490397127431113" table:style-name="ce70">
            <text:p>43,49%</text:p>
          </table:table-cell>
          <table:table-cell office:value-type="float" office:value="271724" table:style-name="ce69">
            <text:p>271.724</text:p>
          </table:table-cell>
          <table:table-cell office:value-type="percentage" office:value="0.3130673628737437" table:style-name="ce70">
            <text:p>31,31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1">
        <table:table-column table:style-name="co4" table:number-columns-repeated="16384" table:default-cell-style-name="ce60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728275" table:style-name="ce79">
            <text:p>728.275</text:p>
          </table:table-cell>
          <table:table-cell office:value-type="float" office:value="453645" table:style-name="ce79">
            <text:p>453.645</text:p>
          </table:table-cell>
          <table:table-cell office:value-type="percentage" office:value="0.62290343620198418" table:style-name="ce80">
            <text:p>62,3%</text:p>
          </table:table-cell>
          <table:table-cell office:value-type="float" office:value="367995" table:style-name="ce79">
            <text:p>367.995</text:p>
          </table:table-cell>
          <table:table-cell office:value-type="percentage" office:value="0.50529676289863035" table:style-name="ce80">
            <text:p>50,5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ragón</text:p>
          </table:table-cell>
          <table:table-cell office:value-type="float" office:value="103760" table:style-name="ce79">
            <text:p>103.760</text:p>
          </table:table-cell>
          <table:table-cell office:value-type="float" office:value="55969" table:style-name="ce79">
            <text:p>55.969</text:p>
          </table:table-cell>
          <table:table-cell office:value-type="percentage" office:value="0.53940824980724744" table:style-name="ce80">
            <text:p>53,9%</text:p>
          </table:table-cell>
          <table:table-cell office:value-type="float" office:value="47029" table:style-name="ce79">
            <text:p>47.029</text:p>
          </table:table-cell>
          <table:table-cell office:value-type="percentage" office:value="0.45324787972243641" table:style-name="ce80">
            <text:p>45,3%</text:p>
          </table:table-cell>
          <table:table-cell office:value-type="date" office:date-value="2022-10-13T00:00:00" table:style-name="ce81">
            <text:p>13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sturias<text:s/></text:p>
          </table:table-cell>
          <table:table-cell office:value-type="float" office:value="62179" table:style-name="ce79">
            <text:p>62.179</text:p>
          </table:table-cell>
          <table:table-cell office:value-type="float" office:value="44712" table:style-name="ce79">
            <text:p>44.712</text:p>
          </table:table-cell>
          <table:table-cell office:value-type="percentage" office:value="0.71908522169864419" table:style-name="ce80">
            <text:p>71,9%</text:p>
          </table:table-cell>
          <table:table-cell office:value-type="float" office:value="39273" table:style-name="ce79">
            <text:p>39.273</text:p>
          </table:table-cell>
          <table:table-cell office:value-type="percentage" office:value="0.63161195902153455" table:style-name="ce80">
            <text:p>63,2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Baleares</text:p>
          </table:table-cell>
          <table:table-cell office:value-type="float" office:value="97822" table:style-name="ce79">
            <text:p>97.822</text:p>
          </table:table-cell>
          <table:table-cell office:value-type="float" office:value="34208" table:style-name="ce79">
            <text:p>34.208</text:p>
          </table:table-cell>
          <table:table-cell office:value-type="percentage" office:value="0.34969638731573677" table:style-name="ce80">
            <text:p>35,0%</text:p>
          </table:table-cell>
          <table:table-cell office:value-type="float" office:value="26888" table:style-name="ce79">
            <text:p>26.888</text:p>
          </table:table-cell>
          <table:table-cell office:value-type="percentage" office:value="0.2748665944266116" table:style-name="ce80">
            <text:p>27,5%</text:p>
          </table:table-cell>
          <table:table-cell office:value-type="date" office:date-value="2022-10-11T00:00:00" table:style-name="ce81">
            <text:p>11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arias</text:p>
          </table:table-cell>
          <table:table-cell office:value-type="float" office:value="156104" table:style-name="ce79">
            <text:p>156.104</text:p>
          </table:table-cell>
          <table:table-cell office:value-type="float" office:value="81754" table:style-name="ce79">
            <text:p>81.754</text:p>
          </table:table-cell>
          <table:table-cell office:value-type="percentage" office:value="0.52371495925793066" table:style-name="ce80">
            <text:p>52,4%</text:p>
          </table:table-cell>
          <table:table-cell office:value-type="float" office:value="63180" table:style-name="ce79">
            <text:p>63.180</text:p>
          </table:table-cell>
          <table:table-cell office:value-type="percentage" office:value="0.40473017988007992" table:style-name="ce80">
            <text:p>40,5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tabria</text:p>
          </table:table-cell>
          <table:table-cell office:value-type="float" office:value="42931" table:style-name="ce79">
            <text:p>42.931</text:p>
          </table:table-cell>
          <table:table-cell office:value-type="float" office:value="26206" table:style-name="ce79">
            <text:p>26.206</text:p>
          </table:table-cell>
          <table:table-cell office:value-type="percentage" office:value="0.61042137383242878" table:style-name="ce80">
            <text:p>61,0%</text:p>
          </table:table-cell>
          <table:table-cell office:value-type="float" office:value="23703" table:style-name="ce79">
            <text:p>23.703</text:p>
          </table:table-cell>
          <table:table-cell office:value-type="percentage" office:value="0.55211851575784399" table:style-name="ce80">
            <text:p>55,2%</text:p>
          </table:table-cell>
          <table:table-cell office:value-type="date" office:date-value="2022-10-11T00:00:00" table:style-name="ce81">
            <text:p>11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y Leon<text:s/></text:p>
          </table:table-cell>
          <table:table-cell office:value-type="float" office:value="158747" table:style-name="ce79">
            <text:p>158.747</text:p>
          </table:table-cell>
          <table:table-cell office:value-type="float" office:value="106487" table:style-name="ce79">
            <text:p>106.487</text:p>
          </table:table-cell>
          <table:table-cell office:value-type="percentage" office:value="0.67079692844589189" table:style-name="ce80">
            <text:p>67,1%</text:p>
          </table:table-cell>
          <table:table-cell office:value-type="float" office:value="97883" table:style-name="ce79">
            <text:p>97.883</text:p>
          </table:table-cell>
          <table:table-cell office:value-type="percentage" office:value="0.6165974790074773" table:style-name="ce80">
            <text:p>61,7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- La Mancha</text:p>
          </table:table-cell>
          <table:table-cell office:value-type="float" office:value="171326" table:style-name="ce79">
            <text:p>171.326</text:p>
          </table:table-cell>
          <table:table-cell office:value-type="float" office:value="106880" table:style-name="ce79">
            <text:p>106.880</text:p>
          </table:table-cell>
          <table:table-cell office:value-type="percentage" office:value="0.62383993089198375" table:style-name="ce80">
            <text:p>62,4%</text:p>
          </table:table-cell>
          <table:table-cell office:value-type="float" office:value="88686" table:style-name="ce79">
            <text:p>88.686</text:p>
          </table:table-cell>
          <table:table-cell office:value-type="percentage" office:value="0.51764472409324913" table:style-name="ce80">
            <text:p>51,8%</text:p>
          </table:table-cell>
          <table:table-cell office:value-type="date" office:date-value="2022-10-10T00:00:00" table:style-name="ce81">
            <text:p>10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taluña</text:p>
          </table:table-cell>
          <table:table-cell office:value-type="float" office:value="648162" table:style-name="ce79">
            <text:p>648.162</text:p>
          </table:table-cell>
          <table:table-cell office:value-type="float" office:value="264450" table:style-name="ce79">
            <text:p>264.450</text:p>
          </table:table-cell>
          <table:table-cell office:value-type="percentage" office:value="0.40799985188887961" table:style-name="ce80">
            <text:p>40,8%</text:p>
          </table:table-cell>
          <table:table-cell office:value-type="float" office:value="207596" table:style-name="ce79">
            <text:p>207.596</text:p>
          </table:table-cell>
          <table:table-cell office:value-type="percentage" office:value="0.32028412649923937" table:style-name="ce80">
            <text:p>32,0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. Valenciana</text:p>
          </table:table-cell>
          <table:table-cell office:value-type="float" office:value="410244" table:style-name="ce79">
            <text:p>410.244</text:p>
          </table:table-cell>
          <table:table-cell office:value-type="float" office:value="264431" table:style-name="ce79">
            <text:p>264.431</text:p>
          </table:table-cell>
          <table:table-cell office:value-type="percentage" office:value="0.64457006074433754" table:style-name="ce80">
            <text:p>64,5%</text:p>
          </table:table-cell>
          <table:table-cell office:value-type="float" office:value="201707" table:style-name="ce79">
            <text:p>201.707</text:p>
          </table:table-cell>
          <table:table-cell office:value-type="percentage" office:value="0.4916756856894921" table:style-name="ce80">
            <text:p>49,2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Extremadura</text:p>
          </table:table-cell>
          <table:table-cell office:value-type="float" office:value="78583" table:style-name="ce79">
            <text:p>78.583</text:p>
          </table:table-cell>
          <table:table-cell office:value-type="float" office:value="61355" table:style-name="ce79">
            <text:p>61.355</text:p>
          </table:table-cell>
          <table:table-cell office:value-type="percentage" office:value="0.78076683252102874" table:style-name="ce80">
            <text:p>78,1%</text:p>
          </table:table-cell>
          <table:table-cell office:value-type="float" office:value="52701" table:style-name="ce79">
            <text:p>52.701</text:p>
          </table:table-cell>
          <table:table-cell office:value-type="percentage" office:value="0.67064123283661858" table:style-name="ce80">
            <text:p>67,1%</text:p>
          </table:table-cell>
          <table:table-cell office:value-type="date" office:date-value="2022-10-10T00:00:00" table:style-name="ce81">
            <text:p>10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Galicia</text:p>
          </table:table-cell>
          <table:table-cell office:value-type="float" office:value="177577" table:style-name="ce79">
            <text:p>177.577</text:p>
          </table:table-cell>
          <table:table-cell office:value-type="float" office:value="141997" table:style-name="ce79">
            <text:p>141.997</text:p>
          </table:table-cell>
          <table:table-cell office:value-type="percentage" office:value="0.79963621414935493" table:style-name="ce80">
            <text:p>80,0%</text:p>
          </table:table-cell>
          <table:table-cell office:value-type="float" office:value="125629" table:style-name="ce79">
            <text:p>125.629</text:p>
          </table:table-cell>
          <table:table-cell office:value-type="percentage" office:value="0.70746211502615763" table:style-name="ce80">
            <text:p>70,7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La Rioja</text:p>
          </table:table-cell>
          <table:table-cell office:value-type="float" office:value="25397" table:style-name="ce79">
            <text:p>25.397</text:p>
          </table:table-cell>
          <table:table-cell office:value-type="float" office:value="17074" table:style-name="ce79">
            <text:p>17.074</text:p>
          </table:table-cell>
          <table:table-cell office:value-type="percentage" office:value="0.67228412804661963" table:style-name="ce80">
            <text:p>67,2%</text:p>
          </table:table-cell>
          <table:table-cell office:value-type="float" office:value="14882" table:style-name="ce79">
            <text:p>14.882</text:p>
          </table:table-cell>
          <table:table-cell office:value-type="percentage" office:value="0.58597472142379026" table:style-name="ce80">
            <text:p>58,6%</text:p>
          </table:table-cell>
          <table:table-cell office:value-type="date" office:date-value="2022-10-11T00:00:00" table:style-name="ce81">
            <text:p>11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adrid</text:p>
          </table:table-cell>
          <table:table-cell office:value-type="float" office:value="567425" table:style-name="ce79">
            <text:p>567.425</text:p>
          </table:table-cell>
          <table:table-cell office:value-type="float" office:value="270203" table:style-name="ce79">
            <text:p>270.203</text:p>
          </table:table-cell>
          <table:table-cell office:value-type="percentage" office:value="0.47619156716746708" table:style-name="ce80">
            <text:p>47,6%</text:p>
          </table:table-cell>
          <table:table-cell office:value-type="float" office:value="241413" table:style-name="ce79">
            <text:p>241.413</text:p>
          </table:table-cell>
          <table:table-cell office:value-type="percentage" office:value="0.42545358417411994" table:style-name="ce80">
            <text:p>42,5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urcia<text:s/></text:p>
          </table:table-cell>
          <table:table-cell office:value-type="float" office:value="139748" table:style-name="ce79">
            <text:p>139.748</text:p>
          </table:table-cell>
          <table:table-cell office:value-type="float" office:value="72324" table:style-name="ce79">
            <text:p>72.324</text:p>
          </table:table-cell>
          <table:table-cell office:value-type="percentage" office:value="0.51753155680224405" table:style-name="ce80">
            <text:p>51,8%</text:p>
          </table:table-cell>
          <table:table-cell office:value-type="float" office:value="52090" table:style-name="ce79">
            <text:p>52.090</text:p>
          </table:table-cell>
          <table:table-cell office:value-type="percentage" office:value="0.37274236482811918" table:style-name="ce80">
            <text:p>37,3%</text:p>
          </table:table-cell>
          <table:table-cell office:value-type="date" office:date-value="2022-10-11T00:00:00" table:style-name="ce81">
            <text:p>11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Navarra</text:p>
          </table:table-cell>
          <table:table-cell office:value-type="float" office:value="56431" table:style-name="ce79">
            <text:p>56.431</text:p>
          </table:table-cell>
          <table:table-cell office:value-type="float" office:value="29862" table:style-name="ce79">
            <text:p>29.862</text:p>
          </table:table-cell>
          <table:table-cell office:value-type="percentage" office:value="0.52917722528397515" table:style-name="ce80">
            <text:p>52,9%</text:p>
          </table:table-cell>
          <table:table-cell office:value-type="float" office:value="26212" table:style-name="ce79">
            <text:p>26.212</text:p>
          </table:table-cell>
          <table:table-cell office:value-type="percentage" office:value="0.46449646470911377" table:style-name="ce80">
            <text:p>46,4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País Vasco</text:p>
          </table:table-cell>
          <table:table-cell office:value-type="float" office:value="170178" table:style-name="ce79">
            <text:p>170.178</text:p>
          </table:table-cell>
          <table:table-cell office:value-type="float" office:value="87367" table:style-name="ce79">
            <text:p>87.367</text:p>
          </table:table-cell>
          <table:table-cell office:value-type="percentage" office:value="0.51338598408724978" table:style-name="ce80">
            <text:p>51,3%</text:p>
          </table:table-cell>
          <table:table-cell office:value-type="float" office:value="69976" table:style-name="ce79">
            <text:p>69.976</text:p>
          </table:table-cell>
          <table:table-cell office:value-type="percentage" office:value="0.41119298616742472" table:style-name="ce80">
            <text:p>41,1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euta</text:p>
          </table:table-cell>
          <table:table-cell office:value-type="float" office:value="9201" table:style-name="ce79">
            <text:p>9.201</text:p>
          </table:table-cell>
          <table:table-cell office:value-type="float" office:value="3244" table:style-name="ce79">
            <text:p>3.244</text:p>
          </table:table-cell>
          <table:table-cell office:value-type="percentage" office:value="0.3525703727855668" table:style-name="ce80">
            <text:p>35,3%</text:p>
          </table:table-cell>
          <table:table-cell office:value-type="float" office:value="2279" table:style-name="ce79">
            <text:p>2.279</text:p>
          </table:table-cell>
          <table:table-cell office:value-type="percentage" office:value="0.24769046842734485" table:style-name="ce80">
            <text:p>24,8%</text:p>
          </table:table-cell>
          <table:table-cell office:value-type="date" office:date-value="2022-10-11T00:00:00" table:style-name="ce81">
            <text:p>11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elilla</text:p>
          </table:table-cell>
          <table:table-cell office:value-type="float" office:value="11074" table:style-name="ce79">
            <text:p>11.074</text:p>
          </table:table-cell>
          <table:table-cell office:value-type="float" office:value="3657" table:style-name="ce79">
            <text:p>3.657</text:p>
          </table:table-cell>
          <table:table-cell office:value-type="percentage" office:value="0.33023297814701102" table:style-name="ce80">
            <text:p>33,0%</text:p>
          </table:table-cell>
          <table:table-cell office:value-type="float" office:value="2188" table:style-name="ce79">
            <text:p>2.188</text:p>
          </table:table-cell>
          <table:table-cell office:value-type="percentage" office:value="0.19757991692252122" table:style-name="ce80">
            <text:p>19,8%</text:p>
          </table:table-cell>
          <table:table-cell office:value-type="date" office:date-value="2022-10-12T00:00:00" table:style-name="ce81">
            <text:p>12/10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Min. Defensa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10-11T00:00:00" table:style-name="ce81">
            <text:p>11/10/2022</text:p>
          </table:table-cell>
          <table:table-cell table:number-columns-repeated="16377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815164" table:style-name="ce86">
            <text:p>3.815.164</text:p>
          </table:table-cell>
          <table:table-cell office:value-type="float" office:value="2125825" table:style-name="ce86">
            <text:p>2.125.825</text:p>
          </table:table-cell>
          <table:table-cell office:value-type="percentage" office:value="0.55720409397865989" table:style-name="ce87">
            <text:p>55,7%</text:p>
          </table:table-cell>
          <table:table-cell office:value-type="float" office:value="1751310" table:style-name="ce86">
            <text:p>1.751.310</text:p>
          </table:table-cell>
          <table:table-cell office:value-type="percentage" office:value="0.45903924444663452" table:style-name="ce87">
            <text:p>45,9%</text:p>
          </table:table-cell>
          <table:table-cell table:style-name="ce8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2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2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2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2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0-13T14:49:52Z</dc:date>
  </office:meta>
</office:document-meta>
</file>